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Monotype Sorts" svg:font-family="'Monotype Sorts'" style:font-pitch="variable" style:font-charset="x-symbol"/>
    <style:font-face style:name="WP MathA" svg:font-family="'WP MathA'" style:font-pitch="variable" style:font-charset="x-symbol"/>
    <style:font-face style:name="Wingdings" svg:font-family="Wingdings" style:font-pitch="variable" style:font-charset="x-symbol"/>
    <style:font-face style:name="Symbol" svg:font-family="Symbol, Times" style:font-family-generic="roman" style:font-pitch="variable" style:font-charset="x-symbol"/>
    <style:font-face style:name="StarSymbol" svg:font-family="StarSymbol"/>
    <style:font-face style:name="DejaVu Sans" svg:font-family="'DejaVu Sans'" style:font-pitch="variable"/>
    <style:font-face style:name="Lucida Sans Unicode" svg:font-family="'Lucida Sans Unicode'" style:font-pitch="variable"/>
    <style:font-face style:name="Tahoma" svg:font-family="Tahoma" style:font-pitch="variable"/>
    <style:font-face style:name="BaskervilleOldFacSCD" svg:font-family="BaskervilleOldFacSCD" style:font-family-generic="decorative" style:font-pitch="variable"/>
    <style:font-face style:name="Nimbus Roman No9 L" svg:font-family="'Nimbus Roman No9 L'" style:font-family-generic="roman" style:font-pitch="variable"/>
    <style:font-face style:name="Times New Roman" svg:font-family="'Times New Roman', 'Times New Roman'" style:font-family-generic="roman" style:font-pitch="variable"/>
    <style:font-face style:name="Arial3" svg:font-family="Arial" style:font-family-generic="swiss" style:font-pitch="variable"/>
    <style:font-face style:name="Arial2" svg:font-family="Arial" style:font-adornments="Bold" style:font-family-generic="swiss" style:font-pitch="variable"/>
    <style:font-face style:name="Arial" svg:font-family="Arial" style:font-adornments="Regular" style:font-family-generic="swiss" style:font-pitch="variable"/>
    <style:font-face style:name="Arial Narrow" svg:font-family="'Arial Narrow'" style:font-family-generic="swiss" style:font-pitch="variable"/>
    <style:font-face style:name="Arial1" svg:font-family="Arial, Arial" style:font-family-generic="swiss" style:font-pitch="variable"/>
    <style:font-face style:name="Nimbus Sans L" svg:font-family="'Nimbus Sans L'" style:font-family-generic="swiss" style:font-pitch="variable"/>
  </office:font-face-decls>
  <office:automatic-styles>
    <style:style style:name="Table4" style:family="table" style:master-page-name="Standard">
      <style:table-properties style:width="14.651cm" style:page-number="1" table:align="margins" style:writing-mode="lr-tb"/>
    </style:style>
    <style:style style:name="Table4.A" style:family="table-column">
      <style:table-column-properties style:column-width="7.325cm" style:rel-column-width="32767*"/>
    </style:style>
    <style:style style:name="Table4.B" style:family="table-column">
      <style:table-column-properties style:column-width="7.325cm" style:rel-column-width="32768*"/>
    </style:style>
    <style:style style:name="Table4.1" style:family="table-row">
      <style:table-row-properties fo:background-color="transparent">
        <style:background-image/>
      </style:table-row-properties>
    </style:style>
    <style:style style:name="Table4.A1" style:family="table-cell">
      <style:table-cell-properties fo:padding="0.097cm" fo:border="none"/>
    </style:style>
    <style:style style:name="Tabela4" style:family="table">
      <style:table-properties style:width="14.642cm" fo:margin-left="0cm" fo:margin-right="0.009cm" table:align="margins" style:writing-mode="lr-tb"/>
    </style:style>
    <style:style style:name="Tabela4.A" style:family="table-column">
      <style:table-column-properties style:column-width="1.815cm" style:rel-column-width="8126*"/>
    </style:style>
    <style:style style:name="Tabela4.B" style:family="table-column">
      <style:table-column-properties style:column-width="2.314cm" style:rel-column-width="10361*"/>
    </style:style>
    <style:style style:name="Tabela4.C" style:family="table-column">
      <style:table-column-properties style:column-width="3.526cm" style:rel-column-width="15779*"/>
    </style:style>
    <style:style style:name="Tabela4.D" style:family="table-column">
      <style:table-column-properties style:column-width="6.987cm" style:rel-column-width="31269*"/>
    </style:style>
    <style:style style:name="Tabela4.1" style:family="table-row">
      <style:table-row-properties style:keep-together="true"/>
    </style:style>
    <style:style style:name="Tabela4.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a4.D1" style:family="table-cell">
      <style:table-cell-properties style:vertical-align="top" fo:padding-left="0.191cm" fo:padding-right="0.191cm" fo:padding-top="0cm" fo:padding-bottom="0cm" fo:border="0.018cm solid #000000" style:writing-mode="lr-tb"/>
    </style:style>
    <style:style style:name="Tabela4.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a4.D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2" style:family="table">
      <style:table-properties style:width="14.651cm" table:align="margins" style:writing-mode="lr-tb"/>
    </style:style>
    <style:style style:name="Table2.A" style:family="table-column">
      <style:table-column-properties style:column-width="1.166cm" style:rel-column-width="5216*"/>
    </style:style>
    <style:style style:name="Table2.B" style:family="table-column">
      <style:table-column-properties style:column-width="13.485cm" style:rel-column-width="60319*"/>
    </style:style>
    <style:style style:name="Table2.A1" style:family="table-cell">
      <style:table-cell-properties fo:padding="0.097cm" fo:border="none"/>
    </style:style>
    <style:style style:name="Table1" style:family="table">
      <style:table-properties style:width="14.651cm" table:align="margins" style:writing-mode="lr-tb"/>
    </style:style>
    <style:style style:name="Table1.A" style:family="table-column">
      <style:table-column-properties style:column-width="2.824cm" style:rel-column-width="1601*"/>
    </style:style>
    <style:style style:name="Table1.B" style:family="table-column">
      <style:table-column-properties style:column-width="8.484cm" style:rel-column-width="4810*"/>
    </style:style>
    <style:style style:name="Table1.C" style:family="table-column">
      <style:table-column-properties style:column-width="3.341cm" style:rel-column-width="1894*"/>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C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style:tab-stops>
          <style:tab-stop style:position="15.24cm" style:type="right"/>
        </style:tab-stops>
      </style:paragraph-properties>
    </style:style>
    <style:style style:name="P2" style:family="paragraph" style:parent-style-name="Header">
      <style:paragraph-properties>
        <style:tab-stops>
          <style:tab-stop style:position="15.24cm" style:type="right"/>
        </style:tab-stops>
      </style:paragraph-properties>
    </style:style>
    <style:style style:name="P3" style:family="paragraph" style:parent-style-name="Header">
      <style:paragraph-properties fo:margin-left="0cm" fo:margin-right="0cm" fo:text-indent="0cm" style:auto-text-indent="false">
        <style:tab-stops>
          <style:tab-stop style:position="15.24cm" style:type="right"/>
        </style:tab-stops>
      </style:paragraph-properties>
    </style:style>
    <style:style style:name="P4" style:family="paragraph" style:parent-style-name="Standard">
      <style:paragraph-properties fo:margin-left="0cm" fo:margin-right="0cm" fo:text-indent="0cm" style:auto-text-indent="false"/>
      <style:text-properties fo:font-size="9pt" style:font-size-asian="9pt" style:font-size-complex="9pt"/>
    </style:style>
    <style:style style:name="P5" style:family="paragraph" style:parent-style-name="Standard">
      <style:paragraph-properties fo:margin-left="0cm" fo:margin-right="0cm" fo:text-indent="0cm" style:auto-text-indent="false"/>
      <style:text-properties fo:language="pt" fo:country="BR"/>
    </style:style>
    <style:style style:name="P6" style:family="paragraph" style:parent-style-name="Standard">
      <style:paragraph-properties fo:margin-left="0cm" fo:margin-right="0cm" fo:text-indent="0cm" style:auto-text-indent="false"/>
      <style:text-properties fo:language="pt" fo:country="BR" fo:font-style="normal" style:font-style-asian="normal" style:font-style-complex="normal"/>
    </style:style>
    <style:style style:name="P7" style:family="paragraph" style:parent-style-name="Standard">
      <style:paragraph-properties fo:margin-left="0cm" fo:margin-right="0cm" fo:text-align="start" style:justify-single-word="false" fo:text-indent="0cm" style:auto-text-indent="false"/>
      <style:text-properties fo:language="pt" fo:country="BR"/>
    </style:style>
    <style:style style:name="P8" style:family="paragraph" style:parent-style-name="Standard">
      <style:paragraph-properties fo:margin-left="0cm" fo:margin-right="0cm" fo:text-indent="0cm" style:auto-text-indent="false"/>
      <style:text-properties fo:language="pt" fo:country="BR" fo:font-weight="normal" style:font-weight-asian="normal" style:font-weight-complex="normal"/>
    </style:style>
    <style:style style:name="P9" style:family="paragraph" style:parent-style-name="Standard">
      <style:paragraph-properties fo:margin-left="0cm" fo:margin-right="0cm" fo:text-indent="0cm" style:auto-text-indent="false"/>
      <style:text-properties fo:language="pt" fo:country="BR" style:letter-kerning="true"/>
    </style:style>
    <style:style style:name="P10" style:family="paragraph" style:parent-style-name="Standard">
      <style:paragraph-properties fo:margin-left="0cm" fo:margin-right="0cm" fo:text-align="center" style:justify-single-word="false" fo:text-indent="0cm" style:auto-text-indent="false"/>
      <style:text-properties fo:language="pt" fo:country="BR" fo:font-weight="bold" style:font-weight-asian="bold" style:font-weight-complex="bold"/>
    </style:style>
    <style:style style:name="P11" style:family="paragraph" style:parent-style-name="Standard">
      <style:paragraph-properties fo:margin-left="0cm" fo:margin-right="0cm" fo:text-align="justify" style:justify-single-word="false" fo:text-indent="0cm" style:auto-text-indent="false"/>
      <style:text-properties fo:language="pt" fo:country="BR"/>
    </style:style>
    <style:style style:name="P12" style:family="paragraph" style:parent-style-name="Standard">
      <style:paragraph-properties fo:margin-left="0cm" fo:margin-right="0cm" fo:margin-top="0.212cm" fo:margin-bottom="0cm" fo:text-align="justify" style:justify-single-word="false" fo:text-indent="0cm" style:auto-text-indent="false" style:snap-to-layout-grid="false"/>
      <style:text-properties fo:font-size="9pt" style:font-size-asian="9pt" style:font-size-complex="9pt"/>
    </style:style>
    <style:style style:name="P13" style:family="paragraph" style:parent-style-name="Standard">
      <style:paragraph-properties fo:margin-left="0cm" fo:margin-right="0cm" fo:margin-top="0.212cm" fo:margin-bottom="0cm" fo:text-align="justify" style:justify-single-word="false" fo:text-indent="0cm" style:auto-text-indent="false" style:snap-to-layout-grid="false"/>
      <style:text-properties fo:font-size="9pt" fo:font-style="normal" style:font-size-asian="9pt" style:font-style-asian="normal" style:font-size-complex="9pt" style:font-style-complex="normal"/>
    </style:style>
    <style:style style:name="P14" style:family="paragraph" style:parent-style-name="Table_20_Contents">
      <style:paragraph-properties fo:margin-left="0cm" fo:margin-right="0cm" fo:margin-top="0cm" fo:margin-bottom="0cm" fo:text-align="center" style:justify-single-word="false" fo:text-indent="0cm" style:auto-text-indent="false"/>
      <style:text-properties fo:font-weight="bold" style:font-weight-asian="bold" style:font-weight-complex="bold"/>
    </style:style>
    <style:style style:name="P15" style:family="paragraph" style:parent-style-name="Standard">
      <style:paragraph-properties fo:margin-top="0cm" fo:margin-bottom="0cm" fo:text-align="center" style:justify-single-word="false" fo:hyphenation-ladder-count="no-limit">
        <style:tab-stops>
          <style:tab-stop style:position="0cm"/>
          <style:tab-stop style:position="16.51cm" style:type="right"/>
        </style:tab-stops>
      </style:paragraph-properties>
      <style:text-properties fo:language="en" fo:country="GB" fo:hyphenate="false" fo:hyphenation-remain-char-count="2" fo:hyphenation-push-char-count="2"/>
    </style:style>
    <style:style style:name="P16" style:family="paragraph" style:parent-style-name="Header">
      <style:paragraph-properties fo:margin-left="-0.085cm" fo:margin-right="0.004cm" fo:text-indent="0cm" style:auto-text-indent="false" style:snap-to-layout-grid="false"/>
      <style:text-properties fo:font-size="8pt" style:font-size-asian="8pt"/>
    </style:style>
    <style:style style:name="P17" style:family="paragraph" style:parent-style-name="Header">
      <style:paragraph-properties fo:margin-left="-0.085cm" fo:margin-right="0.004cm" fo:text-indent="0cm" style:auto-text-indent="false" style:snap-to-layout-grid="false"/>
    </style:style>
    <style:style style:name="P18" style:family="paragraph" style:parent-style-name="Heading">
      <style:paragraph-properties fo:line-height="100%" fo:text-align="center" style:justify-single-word="false"/>
      <style:text-properties style:font-name="BaskervilleOldFacSCD" fo:font-size="28pt" style:font-name-asian="Lucida Sans Unicode" style:font-size-asian="28pt" style:font-name-complex="Tahoma" style:font-size-complex="28pt"/>
    </style:style>
    <style:style style:name="P19" style:family="paragraph" style:parent-style-name="Heading">
      <style:paragraph-properties fo:line-height="100%" fo:text-align="center" style:justify-single-word="false"/>
      <style:text-properties style:text-position="super 58%" style:font-name="BaskervilleOldFacSCD" fo:font-size="20pt" style:font-name-asian="Lucida Sans Unicode" style:font-size-asian="20pt" style:font-name-complex="Tahoma" style:font-size-complex="20pt"/>
    </style:style>
    <style:style style:name="P20" style:family="paragraph" style:parent-style-name="Standard">
      <style:text-properties fo:language="pt" fo:country="BR"/>
    </style:style>
    <style:style style:name="P21" style:family="paragraph" style:parent-style-name="Standard">
      <style:text-properties fo:language="pt" fo:country="BR" fo:font-weight="bold" style:font-weight-asian="bold"/>
    </style:style>
    <style:style style:name="P22" style:family="paragraph" style:parent-style-name="Standard">
      <style:paragraph-properties fo:text-align="end" style:justify-single-word="false"/>
      <style:text-properties fo:language="pt" fo:country="BR"/>
    </style:style>
    <style:style style:name="P23" style:family="paragraph" style:parent-style-name="Standard">
      <style:paragraph-properties fo:line-height="100%" fo:text-align="center" style:justify-single-word="false"/>
      <style:text-properties style:font-name="Arial3" fo:font-size="26pt" fo:language="pt" fo:country="BR" fo:font-weight="bold" style:font-size-asian="26pt" style:font-weight-asian="bold" style:font-size-complex="26pt"/>
    </style:style>
    <style:style style:name="P24" style:family="paragraph" style:parent-style-name="Standard">
      <style:paragraph-properties fo:text-align="center" style:justify-single-word="false"/>
      <style:text-properties style:font-name="Arial3" fo:font-size="26pt" fo:language="pt" fo:country="BR" fo:font-weight="bold" style:font-size-asian="26pt" style:font-weight-asian="bold" style:font-size-complex="26pt"/>
    </style:style>
    <style:style style:name="P25" style:family="paragraph" style:parent-style-name="Standard">
      <style:paragraph-properties fo:text-align="end" style:justify-single-word="false"/>
      <style:text-properties style:font-name="Arial3" fo:language="pt" fo:country="BR" fo:font-weight="bold" style:font-weight-asian="bold"/>
    </style:style>
    <style:style style:name="P26" style:family="paragraph" style:parent-style-name="Standard">
      <style:paragraph-properties>
        <style:tab-stops>
          <style:tab-stop style:position="0.813cm"/>
          <style:tab-stop style:position="15.24cm" style:type="right" style:leader-style="dotted" style:leader-text="."/>
        </style:tab-stops>
      </style:paragraph-properties>
      <style:text-properties style:font-name="Arial1" fo:language="pt" fo:country="BR" fo:font-weight="bold" style:font-weight-asian="bold"/>
    </style:style>
    <style:style style:name="P27" style:family="paragraph" style:parent-style-name="Contents_20_1">
      <style:paragraph-properties>
        <style:tab-stops>
          <style:tab-stop style:position="14.651cm" style:type="right" style:leader-style="dotted" style:leader-text="."/>
          <style:tab-stop style:position="15.24cm" style:leader-style="dotted" style:leader-text="."/>
        </style:tab-stops>
      </style:paragraph-properties>
    </style:style>
    <style:style style:name="P28" style:family="paragraph" style:parent-style-name="Contents_20_2">
      <style:paragraph-properties>
        <style:tab-stops>
          <style:tab-stop style:position="0.813cm" style:leader-style="dotted" style:leader-text="."/>
          <style:tab-stop style:position="13.838cm" style:type="right" style:leader-style="dotted" style:leader-text="."/>
          <style:tab-stop style:position="14.427cm" style:leader-style="dotted" style:leader-text="."/>
        </style:tab-stops>
      </style:paragraph-properties>
    </style:style>
    <style:style style:name="P29" style:family="paragraph" style:parent-style-name="Contents_20_3">
      <style:paragraph-properties>
        <style:tab-stops>
          <style:tab-stop style:position="0.811cm" style:leader-style="dotted" style:leader-text="."/>
          <style:tab-stop style:position="13.025cm" style:type="right" style:leader-style="dotted" style:leader-text="."/>
          <style:tab-stop style:position="13.614cm" style:leader-style="dotted" style:leader-text="."/>
        </style:tab-stops>
      </style:paragraph-properties>
    </style:style>
    <style:style style:name="P30" style:family="paragraph" style:parent-style-name="Standard">
      <style:paragraph-properties fo:margin-left="-0.032cm" fo:margin-right="0.004cm" fo:margin-top="0.106cm" fo:margin-bottom="0.106cm" fo:text-indent="0cm" style:auto-text-indent="false" style:snap-to-layout-grid="false"/>
      <style:text-properties fo:language="pt" fo:country="BR" fo:font-weight="bold" style:font-weight-asian="bold"/>
    </style:style>
    <style:style style:name="P31" style:family="paragraph" style:parent-style-name="_21_body">
      <style:paragraph-properties fo:margin-left="-0.032cm" fo:margin-right="0.004cm" fo:margin-top="0.106cm" fo:margin-bottom="0.106cm" fo:text-indent="0cm" style:auto-text-indent="false" style:snap-to-layout-grid="false"/>
      <style:text-properties fo:language="pt" fo:country="BR" fo:font-weight="normal" style:font-weight-asian="normal" style:font-weight-complex="normal"/>
    </style:style>
    <style:style style:name="P32" style:family="paragraph" style:parent-style-name="_21_body">
      <style:paragraph-properties fo:margin-left="-0.032cm" fo:margin-right="0.004cm" fo:margin-top="0.106cm" fo:margin-bottom="0.106cm" fo:text-indent="0cm" style:auto-text-indent="false" style:snap-to-layout-grid="false"/>
      <style:text-properties fo:language="pt" fo:country="BR"/>
    </style:style>
    <style:style style:name="P33" style:family="paragraph" style:parent-style-name="Standard">
      <style:paragraph-properties fo:margin-left="-0.067cm" fo:margin-right="0.004cm" fo:margin-top="0.106cm" fo:margin-bottom="0.106cm" fo:text-indent="0cm" style:auto-text-indent="false" style:snap-to-layout-grid="false"/>
      <style:text-properties fo:language="pt" fo:country="BR" fo:font-weight="bold" style:font-weight-asian="bold"/>
    </style:style>
    <style:style style:name="P34" style:family="paragraph" style:parent-style-name="_21_body">
      <style:paragraph-properties fo:margin-left="-0.067cm" fo:margin-right="0.004cm" fo:margin-top="0.106cm" fo:margin-bottom="0.106cm" fo:text-indent="0cm" style:auto-text-indent="false" style:snap-to-layout-grid="false"/>
      <style:text-properties fo:language="pt" fo:country="BR"/>
    </style:style>
    <style:style style:name="P35" style:family="paragraph" style:parent-style-name="Bullet2">
      <style:paragraph-properties fo:margin-left="0.76cm" fo:margin-right="0cm" fo:text-indent="0cm" style:auto-text-indent="false"/>
      <style:text-properties fo:language="pt" fo:country="BR" fo:font-style="normal" style:font-style-asian="normal" style:font-style-complex="normal"/>
    </style:style>
    <style:style style:name="P36" style:family="paragraph" style:parent-style-name="Standard">
      <style:paragraph-properties fo:margin-left="0.76cm" fo:margin-right="0cm" fo:text-indent="0cm" style:auto-text-indent="false"/>
      <style:text-properties fo:language="pt" fo:country="BR"/>
    </style:style>
    <style:style style:name="P37" style:family="paragraph" style:parent-style-name="Standard">
      <style:paragraph-properties fo:margin-left="0.76cm" fo:margin-right="0cm" fo:text-indent="0cm" style:auto-text-indent="false"/>
      <style:text-properties fo:language="pt" fo:country="BR" fo:font-weight="bold" style:font-weight-asian="bold" style:font-weight-complex="bold"/>
    </style:style>
    <style:style style:name="P38" style:family="paragraph" style:parent-style-name="Table_20_Contents">
      <style:paragraph-properties fo:margin-left="-0.009cm" fo:margin-right="-0.009cm" fo:text-align="center" style:justify-single-word="false" fo:text-indent="0cm" style:auto-text-indent="false"/>
    </style:style>
    <style:style style:name="P39" style:family="paragraph" style:parent-style-name="Table_20_Contents">
      <style:paragraph-properties fo:margin-left="0.009cm" fo:margin-right="0.009cm" fo:text-indent="0cm" style:auto-text-indent="false"/>
    </style:style>
    <style:style style:name="P40" style:family="paragraph" style:parent-style-name="Table_20_Contents">
      <style:paragraph-properties fo:margin-left="0.026cm" fo:margin-right="0.009cm" fo:text-align="start" style:justify-single-word="false" fo:text-indent="0cm" style:auto-text-indent="false"/>
    </style:style>
    <style:style style:name="P41" style:family="paragraph" style:parent-style-name="Table_20_Contents">
      <style:paragraph-properties fo:margin-left="0.026cm" fo:margin-right="0.009cm" fo:text-indent="0cm" style:auto-text-indent="false"/>
      <style:text-properties style:font-name="Arial3"/>
    </style:style>
    <style:style style:name="P42" style:family="paragraph" style:parent-style-name="Standard">
      <style:paragraph-properties fo:margin-left="-0.018cm" fo:margin-right="0cm" fo:text-indent="0cm" style:auto-text-indent="false"/>
      <style:text-properties fo:language="pt" fo:country="BR"/>
    </style:style>
    <style:style style:name="P43" style:family="paragraph" style:parent-style-name="Table_20_Contents">
      <style:paragraph-properties fo:margin-left="0.079cm" fo:margin-right="-0.009cm" fo:text-indent="0cm" style:auto-text-indent="false"/>
      <style:text-properties style:font-name="Arial3"/>
    </style:style>
    <style:style style:name="P44" style:family="paragraph" style:parent-style-name="Table_20_Contents">
      <style:paragraph-properties fo:margin-left="0.026cm" fo:margin-right="-0.009cm" fo:margin-top="0cm" fo:margin-bottom="0.101cm" fo:text-indent="0cm" style:auto-text-indent="false"/>
      <style:text-properties style:font-name="Arial3"/>
    </style:style>
    <style:style style:name="P45" style:family="paragraph" style:parent-style-name="Table_20_Contents">
      <style:paragraph-properties fo:margin-left="0.115cm" fo:margin-right="-0.009cm" fo:text-indent="0cm" style:auto-text-indent="false"/>
      <style:text-properties style:font-name="Arial3"/>
    </style:style>
    <style:style style:name="P46" style:family="paragraph" style:parent-style-name="Table_20_Contents">
      <style:paragraph-properties fo:margin-left="0.009cm" fo:margin-right="-0.009cm" fo:margin-top="0cm" fo:margin-bottom="0.101cm" fo:text-indent="0cm" style:auto-text-indent="false"/>
      <style:text-properties style:font-name="Arial3"/>
    </style:style>
    <style:style style:name="P47" style:family="paragraph" style:parent-style-name="Standard">
      <style:paragraph-properties fo:margin-top="0cm" fo:margin-bottom="0cm" fo:text-align="center" style:justify-single-word="false" fo:hyphenation-ladder-count="no-limit">
        <style:tab-stops>
          <style:tab-stop style:position="0cm"/>
          <style:tab-stop style:position="16.51cm" style:type="right"/>
        </style:tab-stops>
      </style:paragraph-properties>
      <style:text-properties fo:language="en" fo:country="GB" fo:hyphenate="false" fo:hyphenation-remain-char-count="2" fo:hyphenation-push-char-count="2"/>
    </style:style>
    <style:style style:name="P48" style:family="paragraph" style:parent-style-name="Standard" style:master-page-name="Converter_20_4">
      <style:paragraph-properties fo:margin-top="0cm" fo:margin-bottom="0.635cm" fo:line-height="100%" fo:text-align="center" style:justify-single-word="false"/>
      <style:text-properties style:font-name="Arial1" fo:font-size="16pt" fo:language="pt" fo:country="BR" fo:font-weight="bold" style:font-size-asian="16pt" style:font-weight-asian="bold"/>
    </style:style>
    <style:style style:name="P49" style:family="paragraph" style:parent-style-name="Standard" style:list-style-name="L2">
      <style:paragraph-properties fo:margin-left="0cm" fo:margin-right="0cm" fo:text-indent="0cm" style:auto-text-indent="false"/>
      <style:text-properties fo:font-size="9pt" style:font-size-asian="9pt" style:font-size-complex="9pt"/>
    </style:style>
    <style:style style:name="P50" style:family="paragraph" style:parent-style-name="Standard" style:list-style-name="L2">
      <style:paragraph-properties fo:margin-left="0cm" fo:margin-right="0cm" fo:text-indent="0cm" style:auto-text-indent="false"/>
      <style:text-properties fo:font-size="9pt" fo:language="pt" fo:country="BR" style:font-size-asian="9pt" style:font-size-complex="9pt"/>
    </style:style>
    <style:style style:name="P51" style:family="paragraph" style:parent-style-name="Standard" style:list-style-name="L2">
      <style:paragraph-properties fo:margin-left="0cm" fo:margin-right="0cm" fo:text-indent="0cm" style:auto-text-indent="false"/>
      <style:text-properties fo:font-size="9pt" fo:language="pt" fo:country="BR" style:font-size-asian="9pt" style:font-size-complex="9pt"/>
    </style:style>
    <style:style style:name="P52" style:family="paragraph" style:parent-style-name="Standard" style:list-style-name="L2">
      <style:paragraph-properties fo:margin-left="0cm" fo:margin-right="0cm" fo:text-indent="0cm" style:auto-text-indent="false"/>
      <style:text-properties fo:font-size="9pt" fo:language="pt" fo:country="BR" style:font-size-asian="9pt" style:font-size-complex="9pt"/>
    </style:style>
    <style:style style:name="P53" style:family="paragraph" style:parent-style-name="Standard" style:list-style-name="L2">
      <style:paragraph-properties fo:margin-left="0cm" fo:margin-right="0cm" fo:text-indent="0cm" style:auto-text-indent="false"/>
      <style:text-properties fo:font-size="9pt" fo:language="pt" fo:country="BR" style:font-size-asian="9pt" style:font-size-complex="9pt"/>
    </style:style>
    <style:style style:name="P54" style:family="paragraph" style:parent-style-name="Standard" style:list-style-name="L2">
      <style:paragraph-properties fo:margin-left="0cm" fo:margin-right="0cm" fo:text-indent="0cm" style:auto-text-indent="false"/>
      <style:text-properties fo:font-size="9pt" fo:language="pt" fo:country="BR" style:font-size-asian="9pt" style:font-size-complex="9pt"/>
    </style:style>
    <style:style style:name="P55" style:family="paragraph" style:parent-style-name="Standard">
      <style:paragraph-properties fo:margin-left="0cm" fo:margin-right="0cm" fo:text-indent="0cm" style:auto-text-indent="false"/>
      <style:text-properties fo:language="pt" fo:country="BR"/>
    </style:style>
    <style:style style:name="P56" style:family="paragraph" style:parent-style-name="Standard" style:list-style-name="L3">
      <style:paragraph-properties fo:margin-left="0cm" fo:margin-right="0cm" fo:text-indent="0cm" style:auto-text-indent="false"/>
      <style:text-properties fo:language="pt" fo:country="BR"/>
    </style:style>
    <style:style style:name="P57" style:family="paragraph" style:parent-style-name="Standard" style:list-style-name="L3">
      <style:paragraph-properties fo:margin-left="0cm" fo:margin-right="0cm" fo:text-indent="0cm" style:auto-text-indent="false"/>
      <style:text-properties fo:language="pt" fo:country="BR"/>
    </style:style>
    <style:style style:name="P58" style:family="paragraph" style:parent-style-name="Standard" style:list-style-name="L3">
      <style:paragraph-properties fo:margin-left="0cm" fo:margin-right="0cm" fo:text-indent="0cm" style:auto-text-indent="false"/>
      <style:text-properties fo:language="pt" fo:country="BR"/>
    </style:style>
    <style:style style:name="P59" style:family="paragraph" style:parent-style-name="Standard" style:list-style-name="L13">
      <style:paragraph-properties fo:margin-left="0cm" fo:margin-right="0cm" fo:text-indent="0cm" style:auto-text-indent="false"/>
      <style:text-properties fo:language="pt" fo:country="BR" fo:font-style="normal" style:font-style-asian="normal" style:font-style-complex="normal"/>
    </style:style>
    <style:style style:name="P60" style:family="paragraph" style:parent-style-name="Standard" style:list-style-name="L13">
      <style:paragraph-properties fo:margin-left="0cm" fo:margin-right="0cm" fo:text-indent="0cm" style:auto-text-indent="false"/>
      <style:text-properties fo:language="pt" fo:country="BR" fo:font-style="normal" style:font-style-asian="normal" style:font-style-complex="normal"/>
    </style:style>
    <style:style style:name="P61" style:family="paragraph" style:parent-style-name="Standard" style:list-style-name="L14">
      <style:paragraph-properties fo:margin-left="0cm" fo:margin-right="0cm" fo:text-indent="0cm" style:auto-text-indent="false"/>
      <style:text-properties fo:language="pt" fo:country="BR" fo:font-style="normal" style:font-style-asian="normal" style:font-style-complex="normal"/>
    </style:style>
    <style:style style:name="P62" style:family="paragraph" style:parent-style-name="Standard" style:list-style-name="L4">
      <style:paragraph-properties fo:margin-left="0cm" fo:margin-right="0cm" fo:text-indent="0cm" style:auto-text-indent="false"/>
      <style:text-properties fo:language="pt" fo:country="BR"/>
    </style:style>
    <style:style style:name="P63" style:family="paragraph" style:parent-style-name="Standard" style:list-style-name="L4">
      <style:paragraph-properties fo:margin-left="0cm" fo:margin-right="0cm" fo:text-indent="0cm" style:auto-text-indent="false"/>
      <style:text-properties fo:language="pt" fo:country="BR"/>
    </style:style>
    <style:style style:name="P64" style:family="paragraph" style:parent-style-name="Standard" style:list-style-name="L5">
      <style:paragraph-properties fo:margin-left="0cm" fo:margin-right="0cm" fo:text-indent="0cm" style:auto-text-indent="false"/>
      <style:text-properties fo:language="pt" fo:country="BR"/>
    </style:style>
    <style:style style:name="P65" style:family="paragraph" style:parent-style-name="Standard" style:list-style-name="L5">
      <style:paragraph-properties fo:margin-left="0cm" fo:margin-right="0cm" fo:text-indent="0cm" style:auto-text-indent="false"/>
      <style:text-properties fo:language="pt" fo:country="BR"/>
    </style:style>
    <style:style style:name="P66" style:family="paragraph" style:parent-style-name="Standard" style:list-style-name="L5">
      <style:paragraph-properties fo:margin-left="0cm" fo:margin-right="0cm" fo:text-indent="0cm" style:auto-text-indent="false"/>
      <style:text-properties fo:language="pt" fo:country="BR"/>
    </style:style>
    <style:style style:name="P67" style:family="paragraph" style:parent-style-name="Standard" style:list-style-name="L5">
      <style:paragraph-properties fo:margin-left="0cm" fo:margin-right="0cm" fo:text-indent="0cm" style:auto-text-indent="false"/>
      <style:text-properties fo:language="pt" fo:country="BR"/>
    </style:style>
    <style:style style:name="P68" style:family="paragraph" style:parent-style-name="Standard" style:list-style-name="L6">
      <style:paragraph-properties fo:margin-left="0cm" fo:margin-right="0cm" fo:text-indent="0cm" style:auto-text-indent="false"/>
      <style:text-properties fo:language="pt" fo:country="BR"/>
    </style:style>
    <style:style style:name="P69" style:family="paragraph" style:parent-style-name="Standard" style:list-style-name="L6">
      <style:paragraph-properties fo:margin-left="0cm" fo:margin-right="0cm" fo:text-indent="0cm" style:auto-text-indent="false"/>
      <style:text-properties fo:language="pt" fo:country="BR"/>
    </style:style>
    <style:style style:name="P70" style:family="paragraph" style:parent-style-name="Standard" style:list-style-name="L6">
      <style:paragraph-properties fo:margin-left="0cm" fo:margin-right="0cm" fo:text-indent="0cm" style:auto-text-indent="false"/>
      <style:text-properties fo:language="pt" fo:country="BR"/>
    </style:style>
    <style:style style:name="P71" style:family="paragraph" style:parent-style-name="Standard" style:list-style-name="L6">
      <style:paragraph-properties fo:margin-left="0cm" fo:margin-right="0cm" fo:text-indent="0cm" style:auto-text-indent="false"/>
      <style:text-properties fo:language="pt" fo:country="BR"/>
    </style:style>
    <style:style style:name="P72" style:family="paragraph" style:parent-style-name="Standard" style:list-style-name="L6">
      <style:paragraph-properties fo:margin-left="0cm" fo:margin-right="0cm" fo:text-indent="0cm" style:auto-text-indent="false"/>
      <style:text-properties fo:language="pt" fo:country="BR"/>
    </style:style>
    <style:style style:name="P73" style:family="paragraph" style:parent-style-name="Standard" style:list-style-name="L7">
      <style:paragraph-properties fo:margin-left="0cm" fo:margin-right="0cm" fo:text-indent="0cm" style:auto-text-indent="false"/>
      <style:text-properties fo:language="pt" fo:country="BR"/>
    </style:style>
    <style:style style:name="P74" style:family="paragraph" style:parent-style-name="Standard" style:list-style-name="L7">
      <style:paragraph-properties fo:margin-left="0cm" fo:margin-right="0cm" fo:text-indent="0cm" style:auto-text-indent="false"/>
      <style:text-properties fo:language="pt" fo:country="BR"/>
    </style:style>
    <style:style style:name="P75" style:family="paragraph" style:parent-style-name="Standard" style:list-style-name="L7">
      <style:paragraph-properties fo:margin-left="0cm" fo:margin-right="0cm" fo:text-indent="0cm" style:auto-text-indent="false"/>
      <style:text-properties fo:language="pt" fo:country="BR"/>
    </style:style>
    <style:style style:name="P76" style:family="paragraph" style:parent-style-name="Standard" style:list-style-name="L7">
      <style:paragraph-properties fo:margin-left="0cm" fo:margin-right="0cm" fo:text-indent="0cm" style:auto-text-indent="false"/>
      <style:text-properties fo:language="pt" fo:country="BR"/>
    </style:style>
    <style:style style:name="P77" style:family="paragraph" style:parent-style-name="Standard" style:list-style-name="L7">
      <style:paragraph-properties fo:margin-left="0cm" fo:margin-right="0cm" fo:text-indent="0cm" style:auto-text-indent="false"/>
      <style:text-properties fo:language="pt" fo:country="BR"/>
    </style:style>
    <style:style style:name="P78" style:family="paragraph" style:parent-style-name="Standard" style:list-style-name="L7">
      <style:paragraph-properties fo:margin-left="0cm" fo:margin-right="0cm" fo:text-indent="0cm" style:auto-text-indent="false"/>
      <style:text-properties fo:language="pt" fo:country="BR"/>
    </style:style>
    <style:style style:name="P79" style:family="paragraph" style:parent-style-name="Standard" style:list-style-name="L7">
      <style:paragraph-properties fo:margin-left="0cm" fo:margin-right="0cm" fo:text-indent="0cm" style:auto-text-indent="false"/>
      <style:text-properties fo:language="pt" fo:country="BR"/>
    </style:style>
    <style:style style:name="P80" style:family="paragraph" style:parent-style-name="Standard" style:list-style-name="L7">
      <style:paragraph-properties fo:margin-left="0cm" fo:margin-right="0cm" fo:text-indent="0cm" style:auto-text-indent="false"/>
      <style:text-properties fo:language="pt" fo:country="BR"/>
    </style:style>
    <style:style style:name="P81" style:family="paragraph" style:parent-style-name="Standard" style:list-style-name="L7">
      <style:paragraph-properties fo:margin-left="0cm" fo:margin-right="0cm" fo:text-indent="0cm" style:auto-text-indent="false"/>
      <style:text-properties fo:language="pt" fo:country="BR"/>
    </style:style>
    <style:style style:name="P82" style:family="paragraph" style:parent-style-name="Standard" style:list-style-name="L7">
      <style:paragraph-properties fo:margin-left="0cm" fo:margin-right="0cm" fo:text-indent="0cm" style:auto-text-indent="false"/>
      <style:text-properties fo:language="pt" fo:country="BR"/>
    </style:style>
    <style:style style:name="P83" style:family="paragraph" style:parent-style-name="Standard" style:list-style-name="L7">
      <style:paragraph-properties fo:margin-left="0cm" fo:margin-right="0cm" fo:text-indent="0cm" style:auto-text-indent="false"/>
      <style:text-properties fo:language="pt" fo:country="BR"/>
    </style:style>
    <style:style style:name="P84" style:family="paragraph" style:parent-style-name="Standard" style:list-style-name="L7">
      <style:paragraph-properties fo:margin-left="0cm" fo:margin-right="0cm" fo:text-indent="0cm" style:auto-text-indent="false"/>
      <style:text-properties fo:language="pt" fo:country="BR"/>
    </style:style>
    <style:style style:name="P85" style:family="paragraph" style:parent-style-name="Standard" style:list-style-name="L7">
      <style:paragraph-properties fo:margin-left="0cm" fo:margin-right="0cm" fo:text-indent="0cm" style:auto-text-indent="false"/>
      <style:text-properties fo:language="pt" fo:country="BR"/>
    </style:style>
    <style:style style:name="P86" style:family="paragraph" style:parent-style-name="Standard" style:list-style-name="L7">
      <style:paragraph-properties fo:margin-left="0cm" fo:margin-right="0cm" fo:text-indent="0cm" style:auto-text-indent="false"/>
      <style:text-properties fo:language="pt" fo:country="BR"/>
    </style:style>
    <style:style style:name="P87" style:family="paragraph" style:parent-style-name="Standard" style:list-style-name="L8">
      <style:paragraph-properties fo:margin-left="0cm" fo:margin-right="0cm" fo:text-indent="0cm" style:auto-text-indent="false"/>
      <style:text-properties fo:language="pt" fo:country="BR"/>
    </style:style>
    <style:style style:name="P88" style:family="paragraph" style:parent-style-name="Standard" style:list-style-name="L8">
      <style:paragraph-properties fo:margin-left="0cm" fo:margin-right="0cm" fo:text-indent="0cm" style:auto-text-indent="false"/>
      <style:text-properties fo:language="pt" fo:country="BR"/>
    </style:style>
    <style:style style:name="P89" style:family="paragraph" style:parent-style-name="Standard" style:list-style-name="L8">
      <style:paragraph-properties fo:margin-left="0cm" fo:margin-right="0cm" fo:text-indent="0cm" style:auto-text-indent="false"/>
      <style:text-properties fo:language="pt" fo:country="BR"/>
    </style:style>
    <style:style style:name="P90" style:family="paragraph" style:parent-style-name="Standard" style:list-style-name="L8">
      <style:paragraph-properties fo:margin-left="0cm" fo:margin-right="0cm" fo:text-indent="0cm" style:auto-text-indent="false"/>
      <style:text-properties fo:language="pt" fo:country="BR"/>
    </style:style>
    <style:style style:name="P91" style:family="paragraph" style:parent-style-name="Standard" style:list-style-name="L8">
      <style:paragraph-properties fo:margin-left="0cm" fo:margin-right="0cm" fo:text-indent="0cm" style:auto-text-indent="false"/>
      <style:text-properties fo:language="pt" fo:country="BR"/>
    </style:style>
    <style:style style:name="P92" style:family="paragraph" style:parent-style-name="Standard" style:list-style-name="L8">
      <style:paragraph-properties fo:margin-left="0cm" fo:margin-right="0cm" fo:text-indent="0cm" style:auto-text-indent="false"/>
      <style:text-properties fo:language="pt" fo:country="BR"/>
    </style:style>
    <style:style style:name="P93" style:family="paragraph" style:parent-style-name="Standard" style:list-style-name="L8">
      <style:paragraph-properties fo:margin-left="0cm" fo:margin-right="0cm" fo:text-indent="0cm" style:auto-text-indent="false"/>
      <style:text-properties fo:language="pt" fo:country="BR"/>
    </style:style>
    <style:style style:name="P94" style:family="paragraph" style:parent-style-name="Standard" style:list-style-name="L9">
      <style:paragraph-properties fo:margin-left="0cm" fo:margin-right="0cm" fo:text-indent="0cm" style:auto-text-indent="false"/>
      <style:text-properties fo:language="pt" fo:country="BR"/>
    </style:style>
    <style:style style:name="P95" style:family="paragraph" style:parent-style-name="Standard" style:list-style-name="L9">
      <style:paragraph-properties fo:margin-left="0cm" fo:margin-right="0cm" fo:text-indent="0cm" style:auto-text-indent="false"/>
      <style:text-properties fo:language="pt" fo:country="BR"/>
    </style:style>
    <style:style style:name="P96" style:family="paragraph" style:parent-style-name="Standard" style:list-style-name="L9">
      <style:paragraph-properties fo:margin-left="0cm" fo:margin-right="0cm" fo:text-indent="0cm" style:auto-text-indent="false"/>
      <style:text-properties fo:language="pt" fo:country="BR"/>
    </style:style>
    <style:style style:name="P97" style:family="paragraph" style:parent-style-name="Standard" style:list-style-name="L10">
      <style:paragraph-properties fo:margin-left="0cm" fo:margin-right="0cm" fo:text-indent="0cm" style:auto-text-indent="false"/>
      <style:text-properties fo:language="pt" fo:country="BR"/>
    </style:style>
    <style:style style:name="P98" style:family="paragraph" style:parent-style-name="Standard" style:list-style-name="L10">
      <style:paragraph-properties fo:margin-left="0cm" fo:margin-right="0cm" fo:text-indent="0cm" style:auto-text-indent="false"/>
      <style:text-properties fo:language="pt" fo:country="BR"/>
    </style:style>
    <style:style style:name="P99" style:family="paragraph" style:parent-style-name="Standard" style:list-style-name="L10">
      <style:paragraph-properties fo:margin-left="0cm" fo:margin-right="0cm" fo:text-indent="0cm" style:auto-text-indent="false"/>
      <style:text-properties fo:language="pt" fo:country="BR"/>
    </style:style>
    <style:style style:name="P100" style:family="paragraph" style:parent-style-name="Standard" style:list-style-name="L12">
      <style:paragraph-properties fo:margin-left="0cm" fo:margin-right="0cm" fo:text-indent="0cm" style:auto-text-indent="false"/>
      <style:text-properties fo:language="pt" fo:country="BR"/>
    </style:style>
    <style:style style:name="P101" style:family="paragraph" style:parent-style-name="Standard" style:list-style-name="L12">
      <style:paragraph-properties fo:margin-left="0cm" fo:margin-right="0cm" fo:text-indent="0cm" style:auto-text-indent="false"/>
      <style:text-properties fo:language="pt" fo:country="BR"/>
    </style:style>
    <style:style style:name="P102" style:family="paragraph" style:parent-style-name="Standard" style:list-style-name="L12">
      <style:paragraph-properties fo:margin-left="0cm" fo:margin-right="0cm" fo:text-indent="0cm" style:auto-text-indent="false"/>
      <style:text-properties fo:language="pt" fo:country="BR"/>
    </style:style>
    <style:style style:name="P103" style:family="paragraph" style:parent-style-name="Standard" style:list-style-name="L12">
      <style:paragraph-properties fo:margin-left="0cm" fo:margin-right="0cm" fo:text-indent="0cm" style:auto-text-indent="false"/>
      <style:text-properties fo:language="pt" fo:country="BR"/>
    </style:style>
    <style:style style:name="P104" style:family="paragraph" style:parent-style-name="Standard" style:list-style-name="L12">
      <style:paragraph-properties fo:margin-left="0cm" fo:margin-right="0cm" fo:text-indent="0cm" style:auto-text-indent="false"/>
      <style:text-properties fo:language="pt" fo:country="BR"/>
    </style:style>
    <style:style style:name="P105" style:family="paragraph" style:parent-style-name="Standard" style:list-style-name="L12">
      <style:paragraph-properties fo:margin-left="0cm" fo:margin-right="0cm" fo:text-indent="0cm" style:auto-text-indent="false"/>
      <style:text-properties fo:language="pt" fo:country="BR"/>
    </style:style>
    <style:style style:name="P106" style:family="paragraph" style:parent-style-name="Standard" style:list-style-name="L13">
      <style:paragraph-properties fo:margin-left="0cm" fo:margin-right="0cm" fo:text-indent="0cm" style:auto-text-indent="false"/>
      <style:text-properties fo:language="pt" fo:country="BR"/>
    </style:style>
    <style:style style:name="P107" style:family="paragraph" style:parent-style-name="Standard" style:list-style-name="L13">
      <style:paragraph-properties fo:margin-left="0cm" fo:margin-right="0cm" fo:text-indent="0cm" style:auto-text-indent="false"/>
      <style:text-properties fo:language="pt" fo:country="BR"/>
    </style:style>
    <style:style style:name="P108" style:family="paragraph" style:parent-style-name="Standard" style:list-style-name="L14">
      <style:paragraph-properties fo:margin-left="0cm" fo:margin-right="0cm" fo:text-indent="0cm" style:auto-text-indent="false"/>
      <style:text-properties fo:language="pt" fo:country="BR"/>
    </style:style>
    <style:style style:name="P109" style:family="paragraph" style:parent-style-name="Standard" style:list-style-name="L14">
      <style:paragraph-properties fo:margin-left="0cm" fo:margin-right="0cm" fo:text-indent="0cm" style:auto-text-indent="false"/>
      <style:text-properties fo:language="pt" fo:country="BR"/>
    </style:style>
    <style:style style:name="P110" style:family="paragraph" style:parent-style-name="Standard" style:list-style-name="L14">
      <style:paragraph-properties fo:margin-left="0cm" fo:margin-right="0cm" fo:text-indent="0cm" style:auto-text-indent="false"/>
      <style:text-properties fo:language="pt" fo:country="BR"/>
    </style:style>
    <style:style style:name="P111" style:family="paragraph" style:parent-style-name="Standard" style:list-style-name="L14">
      <style:paragraph-properties fo:margin-left="0cm" fo:margin-right="0cm" fo:text-indent="0cm" style:auto-text-indent="false"/>
      <style:text-properties fo:language="pt" fo:country="BR"/>
    </style:style>
    <style:style style:name="P112" style:family="paragraph" style:parent-style-name="Standard" style:list-style-name="L3">
      <style:paragraph-properties fo:margin-left="0cm" fo:margin-right="0cm" fo:text-indent="0cm" style:auto-text-indent="false"/>
      <style:text-properties fo:language="pt" fo:country="BR"/>
    </style:style>
    <style:style style:name="P113" style:family="paragraph" style:parent-style-name="Standard" style:list-style-name="L11">
      <style:paragraph-properties fo:margin-left="0cm" fo:margin-right="0cm" fo:text-indent="0cm" style:auto-text-indent="false"/>
      <style:text-properties fo:language="pt" fo:country="BR"/>
    </style:style>
    <style:style style:name="P114" style:family="paragraph" style:parent-style-name="Standard" style:list-style-name="L12">
      <style:paragraph-properties fo:margin-left="0cm" fo:margin-right="0cm" fo:text-indent="0cm" style:auto-text-indent="false"/>
      <style:text-properties fo:language="pt" fo:country="BR"/>
    </style:style>
    <style:style style:name="P115" style:family="paragraph" style:parent-style-name="Standard" style:list-style-name="L12">
      <style:paragraph-properties fo:margin-left="0cm" fo:margin-right="0cm" fo:text-indent="0cm" style:auto-text-indent="false"/>
      <style:text-properties fo:language="pt" fo:country="BR" fo:font-weight="normal" style:font-weight-asian="normal" style:font-weight-complex="normal"/>
    </style:style>
    <style:style style:name="P116" style:family="paragraph" style:parent-style-name="Standard" style:list-style-name="L12">
      <style:paragraph-properties fo:margin-left="0cm" fo:margin-right="0cm" fo:text-indent="0cm" style:auto-text-indent="false"/>
      <style:text-properties fo:language="pt" fo:country="BR" fo:font-weight="normal" style:font-weight-asian="normal" style:font-weight-complex="normal"/>
    </style:style>
    <style:style style:name="P117" style:family="paragraph" style:parent-style-name="Standard" style:list-style-name="L12">
      <style:paragraph-properties fo:margin-left="0cm" fo:margin-right="0cm" fo:text-indent="0cm" style:auto-text-indent="false"/>
      <style:text-properties fo:language="pt" fo:country="BR" fo:font-weight="normal" style:font-weight-asian="normal" style:font-weight-complex="normal"/>
    </style:style>
    <style:style style:name="P118" style:family="paragraph" style:parent-style-name="Standard" style:list-style-name="L8">
      <style:paragraph-properties fo:margin-left="0cm" fo:margin-right="0cm" fo:text-indent="0cm" style:auto-text-indent="false"/>
      <style:text-properties style:font-name="Arial" fo:language="pt" fo:country="BR" style:font-name-asian="Times New Roman" style:font-name-complex="Times New Roman"/>
    </style:style>
    <style:style style:name="P119" style:family="paragraph" style:parent-style-name="Standard" style:list-style-name="L14">
      <style:paragraph-properties fo:margin-left="0cm" fo:margin-right="0cm" fo:text-indent="0cm" style:auto-text-indent="false"/>
      <style:text-properties style:font-name="Arial" fo:language="pt" fo:country="BR" style:font-name-asian="Times New Roman" style:font-name-complex="Times New Roman"/>
    </style:style>
    <style:style style:name="P120" style:family="paragraph" style:parent-style-name="Heading_20_2" style:list-style-name="L1">
      <style:paragraph-properties>
        <style:tab-stops>
          <style:tab-stop style:position="0.758cm"/>
          <style:tab-stop style:position="0.847cm"/>
        </style:tab-stops>
      </style:paragraph-properties>
      <style:text-properties fo:language="pt" fo:country="BR"/>
    </style:style>
    <style:style style:name="P121" style:family="paragraph" style:parent-style-name="Heading_20_2" style:list-style-name="L1">
      <style:paragraph-properties fo:margin-left="0cm" fo:margin-right="0cm" fo:text-indent="0cm" style:auto-text-indent="false"/>
      <style:text-properties fo:language="pt" fo:country="BR"/>
    </style:style>
    <style:style style:name="P122" style:family="paragraph" style:parent-style-name="Heading_20_2" style:list-style-name="L1">
      <style:paragraph-properties fo:margin-left="0cm" fo:margin-right="0cm" fo:text-indent="0cm" style:auto-text-indent="false"/>
      <style:text-properties fo:language="pt" fo:country="BR"/>
    </style:style>
    <style:style style:name="P123" style:family="paragraph" style:parent-style-name="Heading_20_2" style:list-style-name="L1">
      <style:paragraph-properties fo:margin-left="0cm" fo:margin-right="0cm" fo:text-indent="0cm" style:auto-text-indent="false"/>
      <style:text-properties fo:language="pt" fo:country="BR"/>
    </style:style>
    <style:style style:name="P124" style:family="paragraph" style:parent-style-name="Heading_20_2" style:list-style-name="L1">
      <style:paragraph-properties fo:margin-left="0cm" fo:margin-right="0cm" fo:text-indent="0cm" style:auto-text-indent="false"/>
      <style:text-properties fo:language="pt" fo:country="BR"/>
    </style:style>
    <style:style style:name="P125" style:family="paragraph" style:parent-style-name="Heading_20_2" style:list-style-name="L1">
      <style:paragraph-properties fo:margin-left="0cm" fo:margin-right="0cm" fo:text-indent="0cm" style:auto-text-indent="false"/>
      <style:text-properties fo:language="pt" fo:country="BR"/>
    </style:style>
    <style:style style:name="P126" style:family="paragraph" style:parent-style-name="Heading_20_2" style:list-style-name="L1">
      <style:paragraph-properties fo:margin-left="0cm" fo:margin-right="0cm" fo:text-indent="0cm" style:auto-text-indent="false"/>
      <style:text-properties fo:language="pt" fo:country="BR"/>
    </style:style>
    <style:style style:name="P127" style:family="paragraph" style:parent-style-name="Heading_20_2" style:list-style-name="L1">
      <style:paragraph-properties fo:margin-left="0cm" fo:margin-right="0cm" fo:text-indent="0cm" style:auto-text-indent="false"/>
      <style:text-properties fo:language="pt" fo:country="BR"/>
    </style:style>
    <style:style style:name="P128" style:family="paragraph" style:parent-style-name="Heading_20_2" style:list-style-name="L1">
      <style:paragraph-properties fo:margin-left="0cm" fo:margin-right="0cm" fo:text-indent="0cm" style:auto-text-indent="false"/>
      <style:text-properties fo:language="pt" fo:country="BR"/>
    </style:style>
    <style:style style:name="P129" style:family="paragraph" style:parent-style-name="Heading_20_2" style:list-style-name="L1">
      <style:paragraph-properties fo:margin-left="0cm" fo:margin-right="0cm" fo:text-indent="0cm" style:auto-text-indent="false"/>
      <style:text-properties fo:language="pt" fo:country="BR"/>
    </style:style>
    <style:style style:name="P130" style:family="paragraph" style:parent-style-name="Heading_20_2" style:list-style-name="L1">
      <style:paragraph-properties fo:margin-left="0cm" fo:margin-right="0cm" fo:text-indent="0cm" style:auto-text-indent="false"/>
      <style:text-properties fo:language="pt" fo:country="BR"/>
    </style:style>
    <style:style style:name="P131" style:family="paragraph" style:parent-style-name="Heading_20_2" style:list-style-name="L1">
      <style:paragraph-properties fo:margin-left="0cm" fo:margin-right="0cm" fo:text-indent="0cm" style:auto-text-indent="false"/>
      <style:text-properties fo:language="pt" fo:country="BR"/>
    </style:style>
    <style:style style:name="P132" style:family="paragraph" style:parent-style-name="Heading_20_2" style:list-style-name="L1">
      <style:paragraph-properties fo:margin-left="0cm" fo:margin-right="0cm" fo:text-indent="0cm" style:auto-text-indent="false"/>
      <style:text-properties fo:language="pt" fo:country="BR"/>
    </style:style>
    <style:style style:name="P133" style:family="paragraph" style:parent-style-name="Heading_20_2" style:list-style-name="L1">
      <style:paragraph-properties fo:margin-left="0cm" fo:margin-right="0cm" fo:text-indent="0cm" style:auto-text-indent="false"/>
      <style:text-properties fo:language="pt" fo:country="BR"/>
    </style:style>
    <style:style style:name="P134" style:family="paragraph" style:parent-style-name="Heading_20_2" style:list-style-name="L1">
      <style:paragraph-properties fo:margin-left="0cm" fo:margin-right="0cm" fo:text-indent="0cm" style:auto-text-indent="false"/>
      <style:text-properties fo:language="pt" fo:country="BR"/>
    </style:style>
    <style:style style:name="P135" style:family="paragraph" style:parent-style-name="Heading_20_2" style:list-style-name="L1">
      <style:paragraph-properties fo:margin-left="0cm" fo:margin-right="0cm" fo:text-indent="0cm" style:auto-text-indent="false"/>
      <style:text-properties fo:language="pt" fo:country="BR"/>
    </style:style>
    <style:style style:name="P136" style:family="paragraph" style:parent-style-name="Heading_20_2" style:list-style-name="L1">
      <style:paragraph-properties fo:margin-left="0cm" fo:margin-right="0cm" fo:text-indent="0cm" style:auto-text-indent="false"/>
      <style:text-properties fo:language="pt" fo:country="BR"/>
    </style:style>
    <style:style style:name="P137" style:family="paragraph" style:parent-style-name="Heading_20_2" style:list-style-name="L1">
      <style:paragraph-properties fo:margin-left="0cm" fo:margin-right="0cm" fo:text-indent="0cm" style:auto-text-indent="false"/>
      <style:text-properties fo:language="pt" fo:country="BR"/>
    </style:style>
    <style:style style:name="P138" style:family="paragraph" style:parent-style-name="Heading_20_2" style:list-style-name="L1">
      <style:paragraph-properties fo:margin-left="0cm" fo:margin-right="0cm" fo:text-indent="0cm" style:auto-text-indent="false"/>
      <style:text-properties fo:language="pt" fo:country="BR"/>
    </style:style>
    <style:style style:name="P139" style:family="paragraph" style:parent-style-name="Heading_20_2" style:list-style-name="L1">
      <style:paragraph-properties fo:margin-left="0.018cm" fo:margin-right="0cm" fo:text-indent="0cm" style:auto-text-indent="false"/>
      <style:text-properties fo:language="pt" fo:country="BR"/>
    </style:style>
    <style:style style:name="P140" style:family="paragraph" style:parent-style-name="Heading_20_2" style:list-style-name="L1">
      <style:paragraph-properties fo:margin-left="0.018cm" fo:margin-right="0cm" fo:text-indent="0cm" style:auto-text-indent="false"/>
      <style:text-properties fo:language="pt" fo:country="BR"/>
    </style:style>
    <style:style style:name="P141" style:family="paragraph" style:parent-style-name="Heading_20_2" style:list-style-name="L1">
      <style:paragraph-properties fo:margin-left="-0.018cm" fo:margin-right="0cm" fo:text-indent="0cm" style:auto-text-indent="false"/>
      <style:text-properties fo:language="pt" fo:country="BR"/>
    </style:style>
    <style:style style:name="P142" style:family="paragraph" style:parent-style-name="Heading_20_1" style:list-style-name="L1" style:master-page-name="Converter_20_6">
      <style:paragraph-properties fo:margin-left="0cm" fo:margin-right="0cm" fo:margin-top="0.4cm" fo:margin-bottom="0.199cm" fo:text-align="justify" style:justify-single-word="false" fo:orphans="2" fo:widows="2" fo:text-indent="0cm" style:auto-text-indent="false" style:page-number="1" fo:break-before="auto" fo:break-after="auto" style:shadow="none" fo:keep-with-next="always" style:writing-mode="lr-tb">
        <style:tab-stops/>
      </style:paragraph-properties>
    </style:style>
    <style:style style:name="P143" style:family="paragraph" style:parent-style-name="Heading_20_1" style:list-style-name="L1">
      <style:paragraph-properties fo:margin-left="0cm" fo:margin-right="0cm" fo:text-indent="0cm" style:auto-text-indent="false"/>
    </style:style>
    <style:style style:name="P144" style:family="paragraph" style:parent-style-name="Heading_20_1" style:list-style-name="L1">
      <style:paragraph-properties fo:margin-left="0cm" fo:margin-right="0cm" fo:text-indent="0cm" style:auto-text-indent="false"/>
    </style:style>
    <style:style style:name="P145" style:family="paragraph" style:parent-style-name="Heading_20_1" style:list-style-name="L1">
      <style:paragraph-properties fo:margin-left="0cm" fo:margin-right="0cm" fo:text-indent="0cm" style:auto-text-indent="false"/>
      <style:text-properties fo:language="pt" fo:country="BR"/>
    </style:style>
    <style:style style:name="P146" style:family="paragraph" style:parent-style-name="Heading_20_1" style:list-style-name="L1">
      <style:paragraph-properties fo:margin-left="0cm" fo:margin-right="0cm" fo:text-indent="0cm" style:auto-text-indent="false"/>
      <style:text-properties fo:language="pt" fo:country="BR"/>
    </style:style>
    <style:style style:name="P147" style:family="paragraph" style:parent-style-name="Heading_20_1" style:list-style-name="L1">
      <style:paragraph-properties fo:margin-left="0cm" fo:margin-right="0cm" fo:text-indent="0cm" style:auto-text-indent="false"/>
      <style:text-properties fo:language="pt" fo:country="BR"/>
    </style:style>
    <style:style style:name="P148" style:family="paragraph" style:parent-style-name="Heading_20_1" style:list-style-name="L1">
      <style:paragraph-properties fo:margin-left="0cm" fo:margin-right="0cm" fo:text-indent="0cm" style:auto-text-indent="false"/>
      <style:text-properties fo:language="pt" fo:country="BR"/>
    </style:style>
    <style:style style:name="P149" style:family="paragraph" style:parent-style-name="Heading_20_4" style:master-page-name="Converter_20_5">
      <style:paragraph-properties fo:margin-left="0cm" fo:margin-right="0cm" fo:line-height="100%" fo:text-indent="0cm" style:auto-text-indent="false"/>
      <style:text-properties fo:language="pt" fo:country="BR"/>
    </style:style>
    <style:style style:name="P150" style:family="paragraph" style:parent-style-name="Heading_20_3" style:list-style-name="L1">
      <style:text-properties fo:language="pt" fo:country="BR"/>
    </style:style>
    <style:style style:name="P151" style:family="paragraph" style:parent-style-name="Heading_20_3" style:list-style-name="L1"/>
    <style:style style:name="P152" style:family="paragraph" style:parent-style-name="Heading_20_3" style:list-style-name="L1"/>
    <style:style style:name="P153" style:family="paragraph" style:parent-style-name="Heading_20_3" style:list-style-name="L1">
      <style:paragraph-properties fo:margin-left="0cm" fo:margin-right="0cm" fo:text-indent="0cm" style:auto-text-indent="false"/>
    </style:style>
    <style:style style:name="P154" style:family="paragraph" style:parent-style-name="Heading_20_3" style:list-style-name="L1">
      <style:paragraph-properties fo:margin-left="0cm" fo:margin-right="0cm" fo:text-indent="0cm" style:auto-text-indent="false"/>
    </style:style>
    <style:style style:name="P155" style:family="paragraph" style:parent-style-name="Heading_20_3" style:list-style-name="L1">
      <style:paragraph-properties fo:margin-left="0cm" fo:margin-right="0cm" fo:text-indent="0cm" style:auto-text-indent="false"/>
    </style:style>
    <style:style style:name="P156" style:family="paragraph" style:parent-style-name="Heading_20_3" style:list-style-name="L1">
      <style:paragraph-properties fo:margin-left="0cm" fo:margin-right="0cm" fo:text-indent="0cm" style:auto-text-indent="false"/>
      <style:text-properties fo:language="pt" fo:country="BR"/>
    </style:style>
    <style:style style:name="P157" style:family="paragraph" style:parent-style-name="Heading_20_3" style:list-style-name="L1">
      <style:paragraph-properties fo:margin-left="0cm" fo:margin-right="0cm" fo:text-indent="0cm" style:auto-text-indent="false"/>
      <style:text-properties fo:language="pt" fo:country="BR"/>
    </style:style>
    <style:style style:name="P158" style:family="paragraph" style:parent-style-name="Heading_20_3" style:list-style-name="L1">
      <style:paragraph-properties fo:margin-left="0cm" fo:margin-right="0cm" fo:text-indent="0cm" style:auto-text-indent="false"/>
      <style:text-properties fo:language="pt" fo:country="BR"/>
    </style:style>
    <style:style style:name="P159" style:family="paragraph" style:parent-style-name="Heading_20_3" style:list-style-name="L1">
      <style:paragraph-properties fo:margin-left="0cm" fo:margin-right="0cm" fo:text-indent="0cm" style:auto-text-indent="false"/>
      <style:text-properties fo:language="pt" fo:country="BR"/>
    </style:style>
    <style:style style:name="P160" style:family="paragraph" style:parent-style-name="Heading_20_3" style:list-style-name="L1">
      <style:paragraph-properties fo:margin-left="0cm" fo:margin-right="0cm" fo:text-indent="0cm" style:auto-text-indent="false"/>
      <style:text-properties fo:language="pt" fo:country="BR"/>
    </style:style>
    <style:style style:name="P161" style:family="paragraph" style:parent-style-name="Heading_20_3" style:list-style-name="L1">
      <style:paragraph-properties fo:margin-left="0cm" fo:margin-right="0cm" fo:text-indent="0cm" style:auto-text-indent="false"/>
      <style:text-properties fo:language="pt" fo:country="BR"/>
    </style:style>
    <style:style style:name="P162" style:family="paragraph" style:parent-style-name="Heading_20_3" style:list-style-name="L1">
      <style:paragraph-properties fo:margin-left="0cm" fo:margin-right="0cm" fo:text-indent="0cm" style:auto-text-indent="false"/>
      <style:text-properties fo:language="pt" fo:country="BR"/>
    </style:style>
    <style:style style:name="P163" style:family="paragraph" style:parent-style-name="Heading_20_3" style:list-style-name="L1">
      <style:paragraph-properties fo:margin-left="0cm" fo:margin-right="0cm" fo:text-indent="0cm" style:auto-text-indent="false"/>
      <style:text-properties fo:language="pt" fo:country="BR"/>
    </style:style>
    <style:style style:name="P164" style:family="paragraph" style:parent-style-name="Heading_20_3" style:list-style-name="L1">
      <style:paragraph-properties fo:margin-left="0cm" fo:margin-right="0cm" fo:text-indent="0cm" style:auto-text-indent="false"/>
      <style:text-properties fo:language="pt" fo:country="BR"/>
    </style:style>
    <style:style style:name="P165" style:family="paragraph" style:parent-style-name="Heading_20_3" style:list-style-name="L1">
      <style:paragraph-properties fo:margin-left="0cm" fo:margin-right="0cm" fo:text-indent="0cm" style:auto-text-indent="false"/>
      <style:text-properties fo:language="pt" fo:country="BR"/>
    </style:style>
    <style:style style:name="P166" style:family="paragraph" style:parent-style-name="Heading_20_3" style:list-style-name="L1">
      <style:paragraph-properties fo:margin-left="0.018cm" fo:margin-right="0cm" fo:text-indent="0cm" style:auto-text-indent="false"/>
      <style:text-properties fo:language="pt" fo:country="BR"/>
    </style:style>
    <style:style style:name="P167" style:family="paragraph" style:parent-style-name="Heading_20_3" style:list-style-name="L1">
      <style:paragraph-properties fo:margin-left="-0.018cm" fo:margin-right="0cm" fo:text-indent="0cm" style:auto-text-indent="false"/>
      <style:text-properties fo:language="pt" fo:country="BR"/>
    </style:style>
    <style:style style:name="T1" style:family="text">
      <style:text-properties fo:font-size="8pt" fo:font-weight="normal" style:font-size-asian="8pt" style:font-weight-asian="normal" style:font-weight-complex="normal"/>
    </style:style>
    <style:style style:name="T2" style:family="text">
      <style:text-properties fo:font-size="8pt" fo:font-weight="bold" style:font-size-asian="8pt" style:font-weight-asian="bold"/>
    </style:style>
    <style:style style:name="T3" style:family="text">
      <style:text-properties fo:font-size="8pt" style:font-size-asian="8pt"/>
    </style:style>
    <style:style style:name="T4" style:family="text">
      <style:text-properties fo:font-size="9pt" style:font-size-asian="9pt"/>
    </style:style>
    <style:style style:name="T5" style:family="text">
      <style:text-properties fo:font-weight="normal" style:font-weight-asian="normal" style:font-weight-complex="normal"/>
    </style:style>
    <style:style style:name="T6" style:family="text">
      <style:text-properties style:font-name="Arial3" fo:font-weight="bold" style:font-weight-asian="bold"/>
    </style:style>
    <style:style style:name="T7" style:family="text">
      <style:text-properties style:font-name="Arial3" fo:font-weight="normal" style:font-weight-asian="normal" style:font-weight-complex="normal"/>
    </style:style>
    <style:style style:name="T8" style:family="text">
      <style:text-properties fo:color="#000000" style:font-name="Arial2" fo:font-size="14pt" fo:language="pt" fo:country="BR" fo:font-weight="bold" style:letter-kerning="true" style:font-name-asian="Times New Roman" style:font-size-asian="14pt" style:font-weight-asian="bold" style:font-name-complex="Times New Roman" style:font-size-complex="10pt"/>
    </style:style>
    <style:style style:name="T9" style:family="text">
      <style:text-properties fo:language="pt" fo:country="BR"/>
    </style:style>
    <style:style style:name="T10" style:family="text">
      <style:text-properties fo:language="pt" fo:country="BR" fo:font-weight="normal" style:font-weight-asian="normal" style:font-weight-complex="normal"/>
    </style:style>
    <style:style style:name="T11" style:family="text">
      <style:text-properties fo:language="pt" fo:country="BR" fo:font-style="italic" fo:font-weight="normal" style:font-style-asian="italic" style:font-weight-asian="normal" style:font-style-complex="italic" style:font-weight-complex="normal"/>
    </style:style>
    <style:style style:name="T12" style:family="text">
      <style:text-properties fo:font-style="normal" style:font-style-asian="normal" style:font-style-complex="normal"/>
    </style:style>
    <style:style style:name="T13" style:family="text">
      <style:text-properties fo:font-style="italic" style:font-style-asian="italic" style:font-style-complex="italic"/>
    </style:style>
    <style:style style:name="T14" style:family="text">
      <style:text-properties fo:font-style="italic" fo:font-weight="normal" style:font-style-asian="italic" style:font-weight-asian="normal" style:font-style-complex="italic" style:font-weight-complex="normal"/>
    </style:style>
    <style:style style:name="T15" style:family="text">
      <style:text-properties style:font-name="Arial" style:font-name-asian="Times New Roman" style:font-name-complex="Times New Roman"/>
    </style:style>
    <style:style style:name="T16" style:family="text">
      <style:text-properties fo:font-weight="bold" style:font-weight-asian="bold" style:font-weight-complex="bold"/>
    </style:style>
    <style:style style:name="T17" style:family="text"/>
    <style:style style:name="Sect1" style:family="section">
      <style:section-properties style:editable="false">
        <style:columns fo:column-count="0" fo:column-gap="0cm"/>
      </style:section-properties>
    </style:style>
    <text:list-style style:name="L1">
      <text:list-level-style-number text:level="1" text:style-name="WW8Num69z0" style:num-suffix="." style:num-format="1">
        <style:list-level-properties text:min-label-width="0.762cm"/>
      </text:list-level-style-number>
      <text:list-level-style-number text:level="2" text:style-name="WW8Num69z1" style:num-suffix=" " style:num-format="1" text:display-levels="2">
        <style:list-level-properties text:min-label-width="0.762cm"/>
      </text:list-level-style-number>
      <text:list-level-style-number text:level="3" style:num-format="1" text:display-levels="3">
        <style:list-level-properties text:min-label-distance="0.101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4" table:style-name="Table4">
        <table:table-column table:style-name="Table4.A"/>
        <table:table-column table:style-name="Table4.B"/>
        <table:table-header-rows>
          <table:table-row table:style-name="Table4.1">
            <table:table-cell table:style-name="Table4.A1" office:value-type="string">
              <text:p text:style-name="P18"/>
            </table:table-cell>
            <table:table-cell table:style-name="Table4.A1" office:value-type="string">
              <text:p text:style-name="P19"/>
            </table:table-cell>
          </table:table-row>
        </table:table-header-rows>
      </table:table>
      <text:p text:style-name="P20"/>
      <text:p text:style-name="P21"/>
      <text:p text:style-name="P23">Plano de Gerência de Projeto</text:p>
      <text:p text:style-name="P24"/>
      <text:p text:style-name="P24"/>
      <text:p text:style-name="P25">Identificador do projeto:<text:line-break/><text:span text:style-name="T5">Escola</text:span></text:p>
      <text:p text:style-name="P25">Identificador do documento:<text:line-break/><text:span text:style-name="T5">escola-0.1</text:span></text:p>
      <text:p text:style-name="P25">Data de publicação:<text:line-break/><text:span text:style-name="T5">07/05/2007</text:span></text:p>
      <text:p text:style-name="P22"><text:span text:style-name="T6">Gerente de projeto:<text:line-break/></text:span><text:span text:style-name="T7">Fábio Nogueira de Lucena</text:span></text:p>
      <text:p text:style-name="P48">Conteúdo</text:p>
      <text:table-of-content text:style-name="Sect1" text:name="Sumário1">
        <text:table-of-content-source text:outline-level="3" text:use-index-marks="false" text:use-index-source-styles="true">
          <text:index-title-template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Heading"/>
          <text:table-of-content-entry-template text:outline-level="1" text:style-name="Contents_20_1">
            <text:index-entry-chapter/>
            <text:index-entry-span> </text:index-entry-span>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0.813cm" style:leader-char="." style:with-tab="false"/>
            <text:index-entry-tab-stop style:type="left" style:position="14.427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0.811cm" style:leader-char="." style:with-tab="false"/>
            <text:index-entry-tab-stop style:type="left" style:position="13.614cm" style:leader-char="." style:with-tab="false"/>
          </text:table-of-content-entry-template>
          <text:table-of-content-entry-template text:outline-level="4" text:style-name="Contents_20_4">
            <text:index-entry-chapter/>
            <text:index-entry-text/>
            <text:index-entry-tab-stop style:type="right" style:leader-char="."/>
            <text:index-entry-page-number/>
            <text:index-entry-tab-stop style:type="left" style:position="0.813cm" style:leader-char="." style:with-tab="false"/>
            <text:index-entry-tab-stop style:type="left" style:position="12.802cm" style:leader-char="." style:with-tab="false"/>
          </text:table-of-content-entry-template>
          <text:table-of-content-entry-template text:outline-level="5" text:style-name="Contents_20_5">
            <text:index-entry-chapter/>
            <text:index-entry-text/>
            <text:index-entry-tab-stop style:type="right" style:leader-char="."/>
            <text:index-entry-page-number/>
            <text:index-entry-tab-stop style:type="left" style:position="0.813cm" style:leader-char="." style:with-tab="false"/>
            <text:index-entry-tab-stop style:type="left" style:position="11.989cm" style:leader-char="." style:with-tab="false"/>
          </text:table-of-content-entry-template>
          <text:table-of-content-entry-template text:outline-level="6" text:style-name="Contents_20_6">
            <text:index-entry-chapter/>
            <text:index-entry-text/>
            <text:index-entry-tab-stop style:type="right" style:leader-char="."/>
            <text:index-entry-page-number/>
            <text:index-entry-tab-stop style:type="left" style:position="0.813cm" style:leader-char="." style:with-tab="false"/>
            <text:index-entry-tab-stop style:type="left" style:position="11.176cm" style:leader-char="." style:with-tab="false"/>
          </text:table-of-content-entry-template>
          <text:table-of-content-entry-template text:outline-level="7" text:style-name="Contents_20_7">
            <text:index-entry-chapter/>
            <text:index-entry-text/>
            <text:index-entry-tab-stop style:type="right" style:leader-char="."/>
            <text:index-entry-page-number/>
            <text:index-entry-tab-stop style:type="left" style:position="0.813cm" style:leader-char="." style:with-tab="false"/>
            <text:index-entry-tab-stop style:type="left" style:position="10.363cm" style:leader-char="." style:with-tab="false"/>
          </text:table-of-content-entry-template>
          <text:table-of-content-entry-template text:outline-level="8" text:style-name="Contents_20_8">
            <text:index-entry-chapter/>
            <text:index-entry-text/>
            <text:index-entry-tab-stop style:type="right" style:leader-char="."/>
            <text:index-entry-page-number/>
            <text:index-entry-tab-stop style:type="left" style:position="0.811cm" style:leader-char="." style:with-tab="false"/>
            <text:index-entry-tab-stop style:type="left" style:position="9.55cm" style:leader-char="." style:with-tab="false"/>
          </text:table-of-content-entry-template>
          <text:table-of-content-entry-template text:outline-level="9" text:style-name="Contents_20_9">
            <text:index-entry-chapter/>
            <text:index-entry-text/>
            <text:index-entry-tab-stop style:type="right" style:leader-char="."/>
            <text:index-entry-page-number/>
            <text:index-entry-tab-stop style:type="left" style:position="0.813cm" style:leader-char="." style:with-tab="false"/>
            <text:index-entry-tab-stop style:type="left" style:position="8.738cm"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2.506cm" style:leader-char="." style:with-tab="false"/>
          </text:table-of-content-entry-template>
          <text:index-source-styles text:outline-level="1">
            <text:index-source-style text:style-name="Heading_20_1"/>
            <text:index-source-style text:style-name="Heading_20_6"/>
            <text:index-source-style text:style-name="Level_20_1"/>
          </text:index-source-styles>
        </text:table-of-content-source>
        <text:index-body>
          <text:p text:style-name="P27">1. <text:s/>Visão geral<text:tab/>1</text:p>
          <text:p text:style-name="P28">1.1 Resumo do projeto<text:tab/>1</text:p>
          <text:p text:style-name="P29">1.1.1 Propósito, escopo e objetivos<text:tab/>1</text:p>
          <text:p text:style-name="P29">1.1.2 Suposições e restrições<text:tab/>1</text:p>
          <text:p text:style-name="P29">1.1.3 Produtos finais do projeto<text:tab/>1</text:p>
          <text:p text:style-name="P29">1.1.4 Resumos do orçamento e cronograma<text:tab/>1</text:p>
          <text:p text:style-name="P28">1.2 Evolução do plano<text:tab/>2</text:p>
          <text:p text:style-name="P27">2. <text:s/>Referências<text:tab/>2</text:p>
          <text:p text:style-name="P27">3. <text:s/>Definições<text:tab/>3</text:p>
          <text:p text:style-name="P27">4. <text:s/>Organização do projeto<text:tab/>3</text:p>
          <text:p text:style-name="P28">4.1 Interfaces externas<text:tab/>3</text:p>
          <text:p text:style-name="P28">4.2 Estrutura interna<text:tab/>3</text:p>
          <text:p text:style-name="P28">4.3 Papéis e responsabilidades<text:tab/>3</text:p>
          <text:p text:style-name="P27">5. <text:s/>Planos de processo gerencial<text:tab/>4</text:p>
          <text:p text:style-name="P28">5.1 Plano de começo de projeto<text:tab/>4</text:p>
          <text:p text:style-name="P29">5.1.1 Plano de estimativas<text:tab/>4</text:p>
          <text:p text:style-name="P29">5.1.2 Plano de recursos humanos (e premiação)<text:tab/>4</text:p>
          <text:p text:style-name="P29">5.1.3 Plano de aquisição de recursos<text:tab/>5</text:p>
          <text:p text:style-name="P29">5.1.4 Plano de treinamento da equipe do projeto<text:tab/>5</text:p>
          <text:p text:style-name="P28">5.2 Plano de trabalho<text:tab/>5</text:p>
          <text:p text:style-name="P29">5.2.1 Estrutura analítica do projeto<text:tab/>5</text:p>
          <text:p text:style-name="P29">5.2.2 Cronograma<text:tab/>5</text:p>
          <text:p text:style-name="P29">5.2.3 Alocação de recursos<text:tab/>5</text:p>
          <text:p text:style-name="P29">5.2.4 Alocação do orçamento<text:tab/>5</text:p>
          <text:p text:style-name="P28">5.3 Plano de acompanhamento<text:tab/>5</text:p>
          <text:p text:style-name="P29">5.3.1 Plano de controle de requisitos<text:tab/>5</text:p>
          <text:p text:style-name="P29">5.3.2 Plano de controle de cronograma<text:tab/>5</text:p>
          <text:p text:style-name="P29">5.3.3 Plano de controle de orçamento<text:tab/>6</text:p>
          <text:p text:style-name="P29">5.3.4 Plano de controle de qualidade<text:tab/>6</text:p>
          <text:p text:style-name="P29">5.3.5 Plano de divulgação<text:tab/>6</text:p>
          <text:p text:style-name="P29">5.3.6 Plano de coleta de métricas do projeto<text:tab/>6</text:p>
          <text:p text:style-name="P28">5.4 Plano de gerência de riscos<text:tab/>6</text:p>
          <text:p text:style-name="P28">5.5 Plano de fechamento do projeto<text:tab/>7</text:p>
          <text:p text:style-name="P27">6. <text:s/>Planos de processos técnicos<text:tab/>7</text:p>
          <text:p text:style-name="P28">6.1 Modelo de processo<text:tab/>7</text:p>
          <text:p text:style-name="P28">6.2 Métodos, ferramentas e técnicas<text:tab/>7</text:p>
          <text:p text:style-name="P28">6.3 Plano de infra-estrutura<text:tab/>8</text:p>
          <text:p text:style-name="P28">6.4 Plano de aceitação do produto<text:tab/>8</text:p>
          <text:p text:style-name="P27">7. <text:s/>Planos de processos de suporte<text:tab/>8</text:p>
          <text:p text:style-name="P28">7.1 Plano de gerência de configuração<text:tab/>8</text:p>
          <text:p text:style-name="P28">7.2 Plano de validação e verificação<text:tab/>9</text:p>
          <text:p text:style-name="P28">7.3 Plano de documentação<text:tab/>9</text:p>
          <text:p text:style-name="P28">7.4 Plano de garantia da qualidade<text:tab/>9</text:p>
          <text:p text:style-name="P28">7.5 Plano de auditorias e revisões<text:tab/>9</text:p>
          <text:p text:style-name="P28">7.6 Plano de resolução de problemas<text:tab/>9</text:p>
          <text:p text:style-name="P28">7.7 Planos de gerência de subcontratados<text:tab/>10</text:p>
          <text:p text:style-name="P28">7.8 Plano de melhoria de processo<text:tab/>10</text:p>
        </text:index-body>
      </text:table-of-content>
      <text:p text:style-name="P26"/>
      <text:p text:style-name="P149">Histórico de mudanças</text:p>
      <table:table table:name="Tabela4" table:style-name="Tabela4">
        <table:table-column table:style-name="Tabela4.A"/>
        <table:table-column table:style-name="Tabela4.B"/>
        <table:table-column table:style-name="Tabela4.C"/>
        <table:table-column table:style-name="Tabela4.D"/>
        <table:table-row table:style-name="Tabela4.1">
          <table:table-cell table:style-name="Tabela4.A1" office:value-type="string">
            <text:p text:style-name="P30">Revisão</text:p>
          </table:table-cell>
          <table:table-cell table:style-name="Tabela4.A1" office:value-type="string">
            <text:p text:style-name="P30">Data</text:p>
          </table:table-cell>
          <table:table-cell table:style-name="Tabela4.A1" office:value-type="string">
            <text:p text:style-name="P33">Autor(es)</text:p>
          </table:table-cell>
          <table:table-cell table:style-name="Tabela4.D1" office:value-type="string">
            <text:p text:style-name="P30">Breve descrição</text:p>
          </table:table-cell>
        </table:table-row>
        <table:table-row table:style-name="Tabela4.1">
          <table:table-cell table:style-name="Tabela4.A2" office:value-type="string">
            <text:p text:style-name="P31">0.1</text:p>
          </table:table-cell>
          <table:table-cell table:style-name="Tabela4.A2" office:value-type="string">
            <text:p text:style-name="P32">07/03/2007</text:p>
          </table:table-cell>
          <table:table-cell table:style-name="Tabela4.A2" office:value-type="string">
            <text:p text:style-name="P34">Fábio</text:p>
          </table:table-cell>
          <table:table-cell table:style-name="Tabela4.D2" office:value-type="string">
            <text:p text:style-name="P32">Proposta inicial (não está sob gerência de configuração)</text:p>
          </table:table-cell>
        </table:table-row>
      </table:table>
      <text:p text:style-name="P20"/>
      <text:list text:style-name="L1">
        <text:list-item>
          <text:p text:style-name="P142"><text:span text:style-name="T8">Visão</text:span><text:span text:style-name="T9"> geral</text:span></text:p>
        </text:list-item>
      </text:list>
      <text:p text:style-name="P4"><text:span text:style-name="T12">Veja o documento </text:span><text:span text:style-name="T13">Declaração de Escopo (Escola 1.0)</text:span><text:span text:style-name="T12">.</text:span></text:p>
      <text:list text:style-name="L1" text:continue-numbering="true">
        <text:list-item>
          <text:list text:continue-numbering="true">
            <text:list-item>
              <text:h text:style-name="P120" text:outline-level="2">Resumo do projeto</text:h>
              <text:list>
                <text:list-item>
                  <text:h text:style-name="P150" text:outline-level="3">Propósito, escopo e objetivos</text:h>
                </text:list-item>
              </text:list>
            </text:list-item>
          </text:list>
        </text:list-item>
      </text:list>
      <text:p text:style-name="P4"><text:span text:style-name="T13">Realizar a fase de construção do ciclo de vida do produto Escola</text:span>. O presente projeto deverá produzir a primeira versão executável do Escola. Entre outras atividades, a fase de interesse deste projeto inclui: (a) projeto de software (arquitetura de software e projeto detalhado); (b) implementação de código e (c) implantação (software e outros artefatos necessários para a instalação e personalização do Escola). <text:span text:style-name="T13">O principal produto do presente projeto é a construção da versão 1.0 do software Escola</text:span>.</text:p>
      <text:p text:style-name="P12">Um esforço de 3000 horas a serem uniformemente utilizados ao longo de 6 meses encontra-se disponível. Dado que não existem dados históricos acerca da produtividade da equipe, pode-se refinar o propósito do projeto como a <text:span text:style-name="T13">implementação do máximo de requisitos com 3000 horas de esforço disponível ao longo de 6 meses sem prejuízo da qualidade.</text:span> </text:p>
      <text:p text:style-name="P13"><text:span text:style-name="T10">Veja o documento </text:span><text:span text:style-name="T11">Declaração de Escopo (Escola 1.0) </text:span><text:span text:style-name="T10">para detalhes acerca do escopo.</text:span></text:p>
      <text:list text:style-name="L1" text:continue-numbering="true">
        <text:list-item>
          <text:list text:continue-numbering="true">
            <text:list-item>
              <text:list text:continue-numbering="true">
                <text:list-item>
                  <text:h text:style-name="P153" text:outline-level="3">Suposições e restrições</text:h>
                </text:list-item>
              </text:list>
            </text:list-item>
          </text:list>
        </text:list-item>
      </text:list>
      <text:list text:style-name="L2">
        <text:list-item>
          <text:p text:style-name="P49">O projeto Escola tem prazo de execução rígido, com início e fim predefinidos. Inicia-se em 7 de maio de 2007 e termina em 5 de novembro de 2007. Por rígido entenda que não poderá terminar após 05/11/2007 nem iniciar antes de 07/05/2007;</text:p>
        </text:list-item>
        <text:list-item>
          <text:p text:style-name="P50">O esforço para a consecução do presente projeto não poderá ultrapassar 3500 horas;</text:p>
        </text:list-item>
        <text:list-item>
          <text:p text:style-name="P50">A equipe de projeto domina as tecnologias necessárias e suficientes para a confecção do Escola. Onde isto não for aplicável, é parte de cada membro do projeto, por meio de auto-aprendizado, dominar o conhecimento e tecnologias necessárias, o que se supõe factível;</text:p>
        </text:list-item>
        <text:list-item>
          <text:p text:style-name="P50">Todo e qualquer membro da equipe está suficientemente treinado para realizar praticamente toda e qualquer atividade;</text:p>
        </text:list-item>
        <text:list-item>
          <text:p text:style-name="P50">Toda a infra-estrutura e recursos necessários para o desenvolvimento estarão disponíveis durante todo o período de execução do projeto;</text:p>
        </text:list-item>
        <text:list-item>
          <text:p text:style-name="P50">Parte significativa do esforço disponível será executado em ambiente não centralizado, onde cada membro do projeto encontra-se em local fisicamente distinto e distante dos demais. Este é um elemento dificultador, mas não deverá impedir a execução satisfatória do projeto.</text:p>
        </text:list-item>
      </text:list>
      <text:list text:style-name="L1" text:continue-numbering="true">
        <text:list-item>
          <text:list text:continue-numbering="true">
            <text:list-item>
              <text:list text:continue-numbering="true">
                <text:list-item>
                  <text:h text:style-name="P153" text:outline-level="3">Produtos finais do projeto</text:h>
                </text:list-item>
              </text:list>
            </text:list-item>
          </text:list>
        </text:list-item>
      </text:list>
      <text:p text:style-name="P5">Veja o documento <text:span text:style-name="T13">Declaração de escopo (Escola 1.0)</text:span> para detalhes.</text:p>
      <text:list text:style-name="L1" text:continue-numbering="true">
        <text:list-item>
          <text:list text:continue-numbering="true">
            <text:list-item>
              <text:list text:continue-numbering="true">
                <text:list-item>
                  <text:h text:style-name="P153" text:outline-level="3">Resumos do orçamento e cronograma</text:h>
                </text:list-item>
              </text:list>
            </text:list-item>
          </text:list>
        </text:list-item>
      </text:list>
      <text:list text:style-name="L3">
        <text:list-item>
          <text:p text:style-name="P56">Reuniões quinzenais com toda a equipe de projeto serão realizadas. Cada uma das 12 reuniões representa um marco do projeto. O planejamento das iterações deverá considerar estes marcos.</text:p>
        </text:list-item>
        <text:list-item>
          <text:p text:style-name="P56">Cada membro da equipe terá dedicação de 10 horas por semana ao projeto, inclusive o gerente de projeto. Neste último caso, as 10 horas serão exclusivamente empregadas em atividades de gerência. </text:p>
        </text:list-item>
        <text:list-item>
          <text:p text:style-name="P56">Dado que são 14 os membros do projeto, semanalmente há um esforço de 140 horas dedicadas ao projeto. Mensalmente o esforço será de 560 horas. Em seis meses o esforço total disponível será de 3360 horas.</text:p>
        </text:list-item>
        <text:list-item>
          <text:p text:style-name="P56">Recursos serão empregados uniformemente ao longo dos 6 meses de duração do projeto.<text:span text:style-name="T12"> Ou seja, não estão previstos “picos” de esforço onde um ou mais dos membros da equipe, por exemplo, dedica mais de 10 horas por semana.</text:span></text:p>
        </text:list-item>
      </text:list>
      <text:list text:style-name="WW8Num44">
        <text:list-header>
          <text:p text:style-name="P35"/>
        </text:list-header>
      </text:list>
      <text:list text:style-name="L1" text:continue-numbering="true">
        <text:list-item>
          <text:list text:continue-numbering="true">
            <text:list-item>
              <text:h text:style-name="P121" text:outline-level="2"><text:s/>Evolução do plano</text:h>
            </text:list-item>
          </text:list>
        </text:list-item>
      </text:list>
      <text:p text:style-name="P5"/>
      <text:list text:style-name="L4">
        <text:list-item>
          <text:p text:style-name="P62">A versão mais atualizada deste plano estará acessível a todos os membros do projeto durante toda a execução do projeto. Toda e qualquer mudança será automaticamente encaminhada a todos os membros do projeto.</text:p>
        </text:list-item>
        <text:list-item>
          <text:p text:style-name="P62">O gerente de projeto é responsável pela atualização do presente plano e pela autorização de toda e qualquer requisição de mudança. </text:p>
        </text:list-item>
      </text:list>
      <text:list text:style-name="L1" text:continue-numbering="true">
        <text:list-item>
          <text:p text:style-name="P143">Referências</text:p>
        </text:list-item>
      </text:list>
      <table:table table:name="Table2" table:style-name="Table2">
        <table:table-column table:style-name="Table2.A"/>
        <table:table-column table:style-name="Table2.B"/>
        <table:table-row>
          <table:table-cell table:style-name="Table2.A1" office:value-type="string">
            <text:p text:style-name="P38">[1<text:span text:style-name="T15">]</text:span></text:p>
          </table:table-cell>
          <table:table-cell table:style-name="Table2.A1" office:value-type="string">
            <text:p text:style-name="P7">IEEE Std 1058-1998. <text:span text:style-name="T13">IEEE Standard for Software Project Management Plans,<text:line-break/></text:span><text:span text:style-name="T12">ISBN <text:s/>0-7381-1447-2, 1998.</text:span></text:p>
          </table:table-cell>
        </table:table-row>
        <table:table-row>
          <table:table-cell table:style-name="Table2.A1" office:value-type="string">
            <text:p text:style-name="P38">[2<text:span text:style-name="T15">]</text:span></text:p>
          </table:table-cell>
          <table:table-cell table:style-name="Table2.A1" office:value-type="string">
            <text:p text:style-name="P5">Artefatos pertinentes aos requisitos encontram-se no diretório <text:span text:style-name="T16">reqs-1.0</text:span>, conforme plano de gerência de configuração. São eles:</text:p>
            <text:list text:style-name="L5">
              <text:list-item>
                <text:p text:style-name="P64">Documento Visão (contexto, necessidades e outras informações sobre o Escola). Arquivo: <text:span text:style-name="T16">visao.odt</text:span></text:p>
              </text:list-item>
              <text:list-item>
                <text:p text:style-name="P64">Documentos que detalham casos de uso. Arquivos no formato <text:span text:style-name="T16">uc-&lt;modulo&gt;.odt</text:span>.</text:p>
              </text:list-item>
              <text:list-item>
                <text:p text:style-name="P64">Requisitos não funcionais. Arquivo <text:span text:style-name="T16">suplementar.odt</text:span>.</text:p>
              </text:list-item>
              <text:list-item>
                <text:p text:style-name="P64">Glossário (termos e definições relevantes ao domínio). Arquivo <text:span text:style-name="T16">glossario.html</text:span>.</text:p>
              </text:list-item>
            </text:list>
          </table:table-cell>
        </table:table-row>
        <table:table-row>
          <table:table-cell table:style-name="Table2.A1" office:value-type="string">
            <text:p text:style-name="P38">[3<text:span text:style-name="T15">]</text:span></text:p>
          </table:table-cell>
          <table:table-cell table:style-name="Table2.A1" office:value-type="string">
            <text:p text:style-name="P39">IEEE Std 1471-2000. <text:span text:style-name="T13">IEEE Recommended Practice for Architectural Description of Software-Intensive Systems, </text:span><text:span text:style-name="T12">ISBN 0-7381-2518-0, 2000.</text:span></text:p>
          </table:table-cell>
        </table:table-row>
        <table:table-row>
          <table:table-cell table:style-name="Table2.A1" office:value-type="string">
            <text:p text:style-name="P38">[4<text:span text:style-name="T15">]</text:span></text:p>
          </table:table-cell>
          <table:table-cell table:style-name="Table2.A1" office:value-type="string">
            <text:p text:style-name="P7">Padrão de Codificação em Java. <text:line-break/>Disponível em <text:a xlink:type="simple" xlink:href="http://java.sun.com/docs/codeconv/html/CodeConvTOC.doc.html">http://java.sun.com/docs/codeconv/html/CodeConvTOC.doc.html</text:a>. </text:p>
          </table:table-cell>
        </table:table-row>
        <table:table-row>
          <table:table-cell table:style-name="Table2.A1" office:value-type="string">
            <text:p text:style-name="P38">[5<text:span text:style-name="T15">]</text:span></text:p>
          </table:table-cell>
          <table:table-cell table:style-name="Table2.A1" office:value-type="string">
            <text:p text:style-name="P40">Kyrios Ambiente de Desenvolvimento (KAD).<text:line-break/>Disponível em <text:a xlink:type="simple" xlink:href="http://kyrios.sourceforge.net/">http://kyrios.sourceforge.net</text:a>. </text:p>
          </table:table-cell>
        </table:table-row>
      </table:table>
      <text:p text:style-name="P5"/>
      <text:list text:style-name="L1" text:continue-numbering="true">
        <text:list-item>
          <text:p text:style-name="P143">Definições</text:p>
        </text:list-item>
      </text:list>
      <text:p text:style-name="Standard">Encontra-se disponível um glossário, produzido na fase de concepção do Escola contendo termos e conceitos relevantes ao domínio dos produtos do projeto. Veja seção anterior para detalhes dos artefatos produzidos na fase de concepção.</text:p>
      <text:list text:style-name="L1" text:continue-numbering="true">
        <text:list-item>
          <text:p text:style-name="P145">Organização do projeto</text:p>
          <text:list>
            <text:list-item>
              <text:h text:style-name="P139" text:outline-level="2">Interfaces externas</text:h>
            </text:list-item>
          </text:list>
        </text:list-item>
      </text:list>
      <text:p text:style-name="P36">Não se aplica. A equipe é auto-suficiente para o desenvolvimento do Escola 1.0. </text:p>
      <text:list text:style-name="L1" text:continue-numbering="true">
        <text:list-item>
          <text:list text:continue-numbering="true">
            <text:list-item>
              <text:h text:style-name="P121" text:outline-level="2">Estrutura interna</text:h>
            </text:list-item>
          </text:list>
        </text:list-item>
      </text:list>
      <text:list text:style-name="L6">
        <text:list-item>
          <text:p text:style-name="P68">Equipes de desenvolvimento serão formadas para a execução de iterações. Cada equipe terá um líder (responsável imediato por questões pertinentes à equipe). </text:p>
        </text:list-item>
        <text:list-item>
          <text:p text:style-name="P68">Um líder e, em geral, dois desenvolvedores formam uma equipe de desenvolvimento. </text:p>
        </text:list-item>
        <text:list-item>
          <text:p text:style-name="P68">Várias equipes de desenvolvimento poderão atuar simultaneamente, sob a coordenação do gerente de projeto. Ou seja, iterações simultâneas podem estar em andamento. </text:p>
        </text:list-item>
        <text:list-item>
          <text:p text:style-name="P68">Líderes se reportam ao gerente de projeto acerca do andamento das atividades e problemas que não foram solucionados no âmbito da equipe de desenvolvimento. </text:p>
        </text:list-item>
        <text:list-item>
          <text:p text:style-name="P68">Ao longo da execução do projeto equipes de desenvolvimento serão formadas e desfeitas, não necessariamente com os mesmos líderes.</text:p>
        </text:list-item>
      </text:list>
      <text:list text:style-name="L1" text:continue-numbering="true">
        <text:list-item>
          <text:list text:continue-numbering="true">
            <text:list-item>
              <text:h text:style-name="P141" text:outline-level="2">Papéis e responsabilidades</text:h>
            </text:list-item>
          </text:list>
        </text:list-item>
      </text:list>
      <text:p text:style-name="P42">Todo o trabalho do presente projeto será executado por um dos papéis definidos na tabela abaixo. </text:p>
      <table:table table:name="Table1" table:style-name="Table1">
        <table:table-column table:style-name="Table1.A"/>
        <table:table-column table:style-name="Table1.B"/>
        <table:table-column table:style-name="Table1.C"/>
        <table:table-row>
          <table:table-cell table:style-name="Table1.A1" office:value-type="string">
            <text:p text:style-name="P14">Papel</text:p>
          </table:table-cell>
          <table:table-cell table:style-name="Table1.A1" office:value-type="string">
            <text:p text:style-name="P14">Atribuição</text:p>
          </table:table-cell>
          <table:table-cell table:style-name="Table1.C1" office:value-type="string">
            <text:p text:style-name="P14">Reporta-se a</text:p>
          </table:table-cell>
        </table:table-row>
        <table:table-row>
          <table:table-cell table:style-name="Table1.A2" office:value-type="string">
            <text:p text:style-name="P43">Desenvolvedor</text:p>
          </table:table-cell>
          <table:table-cell table:style-name="Table1.A2" office:value-type="string">
            <text:p text:style-name="P44">Desempenha atividades de análise, projeto e implementação atribuídas à equipe do qual faz parte em uma dada iteração.</text:p>
          </table:table-cell>
          <table:table-cell table:style-name="Table1.C2" office:value-type="string">
            <text:p text:style-name="P41">Líder da equipe.</text:p>
          </table:table-cell>
        </table:table-row>
        <table:table-row>
          <table:table-cell table:style-name="Table1.A2" office:value-type="string">
            <text:p text:style-name="P45">Líder de equipe</text:p>
          </table:table-cell>
          <table:table-cell table:style-name="Table1.A2" office:value-type="string">
            <text:p text:style-name="P46">Responsável pelo bom andamento das atividades atribuídas à equipe em uma dada iteração. Resolve questões no âmbito da equipe.</text:p>
          </table:table-cell>
          <table:table-cell table:style-name="Table1.C2" office:value-type="string">
            <text:p text:style-name="P41">Gerente de projeto</text:p>
          </table:table-cell>
        </table:table-row>
        <table:table-row>
          <table:table-cell table:style-name="Table1.A2" office:value-type="string">
            <text:p text:style-name="P45">Gerente de projeto</text:p>
          </table:table-cell>
          <table:table-cell table:style-name="Table1.A2" office:value-type="string">
            <text:p text:style-name="P46">Decide sobre questões não resolvidas por líderes. <text:span text:style-name="T9">A definição do subconjunto de funções e outras atividades a serem executadas pela equipe é atribuição do gerente de projeto juntamente com o líder da equipe. Cabe ao gerente de projeto a definição da composição de cada equipe (líder e demais membros). Demais questões serão tratadas pelo gerente de projeto quando não se aplicar a nenhum dos outros papéis.</text:span></text:p>
          </table:table-cell>
          <table:table-cell table:style-name="Table1.C2" office:value-type="string">
            <text:p text:style-name="P41">Acumula funções do patrocinador, clientes e outras não cobertas nos demais perfis.</text:p>
          </table:table-cell>
        </table:table-row>
      </table:table>
      <text:p text:style-name="P37"/>
      <text:p text:style-name="P5">A equipe do projeto é fornecida abaixo. Todos desempenharão, ao longo do projeto, e conforme a iteração, várias atividades. Portanto, só no início de cada iteração e conforme o planejamento correspondente as atribuições serão detalhadas. Ou seja, atividades pertinente à arquitetura de software, por exemplo, serão executadas por vários membros, possivelmente em iterações distintas. As tarefas de gerência de projeto serão executadas exclusivamente por Fábio Nogueira de Lucena. Veja outros detalhes no <text:span text:style-name="T13">Plano de Recursos Humanos </text:span><text:span text:style-name="T12">(seção 5.1.2).</text:span></text:p>
      <text:list text:style-name="L7">
        <text:list-item>
          <text:p text:style-name="P73">Ailton Antônio de Araújo</text:p>
        </text:list-item>
        <text:list-item>
          <text:p text:style-name="P73">Fábio Nogueira de Lucena (gerente de projeto)</text:p>
        </text:list-item>
        <text:list-item>
          <text:p text:style-name="P73">Fernando Nery Barros</text:p>
        </text:list-item>
        <text:list-item>
          <text:p text:style-name="P73">Gérson Rodrigues Pereira</text:p>
        </text:list-item>
        <text:list-item>
          <text:p text:style-name="P73">Gilmar Ferreira Arantes</text:p>
        </text:list-item>
        <text:list-item>
          <text:p text:style-name="P73">Gustavo de Melo Pereira Coutinho</text:p>
        </text:list-item>
        <text:list-item>
          <text:p text:style-name="P73">Hermes Silva Júnior</text:p>
        </text:list-item>
        <text:list-item>
          <text:p text:style-name="P73">João Marcos Borges e Azevedo</text:p>
        </text:list-item>
        <text:list-item>
          <text:p text:style-name="P73">Leandro Pires Rabelo</text:p>
        </text:list-item>
        <text:list-item>
          <text:p text:style-name="P73">Paulo Henrique Borges de Melo</text:p>
        </text:list-item>
        <text:list-item>
          <text:p text:style-name="P73">Roberto Monteiro</text:p>
        </text:list-item>
        <text:list-item>
          <text:p text:style-name="P73">Rodrigo Morian Loures</text:p>
        </text:list-item>
        <text:list-item>
          <text:p text:style-name="P73">Tiago Andrade Serpa</text:p>
        </text:list-item>
        <text:list-item>
          <text:p text:style-name="P73">Yoshiuke Kuwae</text:p>
        </text:list-item>
      </text:list>
      <text:list text:style-name="L1" text:continue-numbering="true">
        <text:list-item>
          <text:p text:style-name="P145">Planos de processo gerencial</text:p>
          <text:list>
            <text:list-item>
              <text:h text:style-name="P121" text:outline-level="2">Plano de começo de projeto</text:h>
              <text:list>
                <text:list-item>
                  <text:h text:style-name="P156" text:outline-level="3">Plano de estimativas</text:h>
                </text:list-item>
              </text:list>
            </text:list-item>
          </text:list>
        </text:list-item>
      </text:list>
      <text:p text:style-name="P5">O presente projeto apresenta escopo “aberto”, enquanto o tempo e o esforço estão fixos e assegurados. Um dos propósitos do projeto é empregar da melhor forma possível o esforço disponível na implementação do maior número de requisitos (senão todos) e em conformidade com os critérios de qualidade estabelecidos. Observe que este não é um cenário típico.</text:p>
      <text:p text:style-name="P5">O esforço deverá ser empregado linearmente ao longo dos 6 meses de execução do projeto. Quinzenalmente serão produzidos relatórios de acompanhamento, relatando o que foi realizado e quanto do esforço disponível foi utilizado. Para este acompanhamento é esperado um “pico” de produtividade no quarto e quinto meses, onde a produtividade deve ser 20% superior aos dos meses anteriores. Este efeito deverá ser adequadamente considerado para o acompanhamento.</text:p>
      <text:p text:style-name="P5">Apenas a partir do quarto mês serão feitos ajustes no escopo e esforço, caso necessário, para acomodar o tempo e o esforço disponíveis. Convém ressaltar que o tempo não poderá ser estendido. O esforço tem um valor máximo de 3500 horas.</text:p>
      <text:p text:style-name="P5">O escopo do projeto é relativamente “bem comportado” e exige tecnologias conhecidas por toda a equipe e, portanto, apenas a técnica de “percentual finalizado” (<text:span text:style-name="T13">percent complete</text:span><text:span text:style-name="T12">), parte do que é conhecido por</text:span><text:span text:style-name="T13"> earned value management, </text:span><text:span text:style-name="T12">realizado em cada um dos 12 marcos, será empregada para acompanhamento. </text:span></text:p>
      <text:list text:style-name="L1" text:continue-numbering="true">
        <text:list-item>
          <text:list text:continue-numbering="true">
            <text:list-item>
              <text:list text:continue-numbering="true">
                <text:list-item>
                  <text:h text:style-name="P156" text:outline-level="3">Plano de recursos humanos (e premiação)</text:h>
                </text:list-item>
              </text:list>
            </text:list-item>
          </text:list>
        </text:list-item>
      </text:list>
      <text:p text:style-name="P5">Todos os membros da equipe, ao todo 13 (sem computar o gerente de projeto), podem executar as atividades exigidas pelo projeto (planejamento de iteração, projeto, implementação e documentação). Estas atividades estão agrupadas no perfil <text:span text:style-name="T16">desenvolvedor. </text:span><text:span text:style-name="T5">A</text:span> homogeneidade da equipe torna o trabalho de planejamento relativamente simples, sendo possível praticamente substituir qualquer desenvolvedor por outro sem conseqüências significativas para o projeto. O outro perfil é o de <text:span text:style-name="T16">gerente de projeto</text:span><text:span text:style-name="T5">. </text:span></text:p>
      <text:p text:style-name="P8">A equipe está previamente definida. Os 13 desenvolvedores e o gerente de projeto estarão parcialmente alocados ao projeto. Há uma dedicação de 10 horas semanais ao projeto por cada um.</text:p>
      <text:p text:style-name="P8">Caso o projeto seja concluído na data estabelecida e venha a satisfazer os requisitos também estabelecidos, cada participante deverá receber os cumprimentos do gerente de projeto e, possivelmente, o título de especialista. Se o projeto for concluído no mês de outubro, então cada participante receberá um único bombom. Se for concluído em setembro, receberá uma caixa de bombons. Se o projeto for concluído em agosto, então será providenciado um encerramento em churrascaria da capital <text:span text:style-name="T16">sem bebidas</text:span>. Ou seja, até o último dia de agosto, você pagará apenas pelo que beber em churrascaria da capital no encerramento do projeto. </text:p>
      <text:list text:style-name="L1" text:continue-numbering="true">
        <text:list-item>
          <text:list text:continue-numbering="true">
            <text:list-item>
              <text:list text:continue-numbering="true">
                <text:list-item>
                  <text:h text:style-name="P156" text:outline-level="3">Plano de aquisição de recursos</text:h>
                </text:list-item>
              </text:list>
            </text:list-item>
          </text:list>
        </text:list-item>
      </text:list>
      <text:p text:style-name="P5">Não se aplica.</text:p>
      <text:list text:style-name="L1" text:continue-numbering="true">
        <text:list-item>
          <text:list text:continue-numbering="true">
            <text:list-item>
              <text:list text:continue-numbering="true">
                <text:list-item>
                  <text:h text:style-name="P156" text:outline-level="3">Plano de treinamento da equipe do projeto</text:h>
                </text:list-item>
              </text:list>
            </text:list-item>
          </text:list>
        </text:list-item>
      </text:list>
      <text:p text:style-name="P5">Todos os membros possuem as habilidades necessárias, embora proficiência em Spring, Acegi e JavaServer Faces será obtida por cada membro do projeto, isolado ou em grupo. O esforço necessário para o domínio destas tecnologias está incluído no esforço do projeto. </text:p>
      <text:list text:style-name="L1" text:continue-numbering="true">
        <text:list-item>
          <text:list text:continue-numbering="true">
            <text:list-item>
              <text:h text:style-name="P121" text:outline-level="2">Plano de trabalho</text:h>
              <text:list>
                <text:list-item>
                  <text:h text:style-name="P156" text:outline-level="3">Estrutura analítica do projeto</text:h>
                </text:list-item>
              </text:list>
            </text:list-item>
          </text:list>
        </text:list-item>
      </text:list>
      <text:p text:style-name="P5">Veja portal de desenvolvimento do projeto, seção <text:span text:style-name="T16">Docs, </text:span>item <text:span text:style-name="T16">Gerência </text:span>e, neste item, o documento <text:span text:style-name="T16">WBS (estrutura analítica do projeto)</text:span>. </text:p>
      <text:list text:style-name="L1" text:continue-numbering="true">
        <text:list-item>
          <text:list text:continue-numbering="true">
            <text:list-item>
              <text:list text:continue-numbering="true">
                <text:list-item>
                  <text:h text:style-name="P156" text:outline-level="3">Cronograma</text:h>
                </text:list-item>
              </text:list>
            </text:list-item>
          </text:list>
        </text:list-item>
      </text:list>
      <text:p text:style-name="P5">Veja seção Tasks no portal de desenvolvimento do projeto.</text:p>
      <text:list text:style-name="L1" text:continue-numbering="true">
        <text:list-item>
          <text:list text:continue-numbering="true">
            <text:list-item>
              <text:list text:continue-numbering="true">
                <text:list-item>
                  <text:h text:style-name="P156" text:outline-level="3">Alocação de recursos</text:h>
                </text:list-item>
              </text:list>
            </text:list-item>
          </text:list>
        </text:list-item>
      </text:list>
      <text:p text:style-name="P5">Recursos não humanos estarão disponíveis durante toda a execução do projeto (suposição) na quantidade e qualidade suficientes.</text:p>
      <text:list text:style-name="L1" text:continue-numbering="true">
        <text:list-item>
          <text:list text:continue-numbering="true">
            <text:list-item>
              <text:list text:continue-numbering="true">
                <text:list-item>
                  <text:h text:style-name="P166" text:outline-level="3">Alocação do orçamento</text:h>
                </text:list-item>
              </text:list>
            </text:list-item>
          </text:list>
        </text:list-item>
      </text:list>
      <text:p text:style-name="P5">O orçamento do projeto (3000 horas) será empregado linearmente ao longo dos 6 meses de execução do projeto. Em particular, espera-se uma dedicação de 10 horas semanais por cada membro da equipe.</text:p>
      <text:list text:style-name="L1" text:continue-numbering="true">
        <text:list-item>
          <text:list text:continue-numbering="true">
            <text:list-item>
              <text:h text:style-name="P121" text:outline-level="2"><text:s/>Plano de acompanhamento</text:h>
              <text:list>
                <text:list-item>
                  <text:h text:style-name="P156" text:outline-level="3">Plano de controle de requisitos</text:h>
                </text:list-item>
              </text:list>
            </text:list-item>
          </text:list>
        </text:list-item>
      </text:list>
      <text:p text:style-name="P5">Requisitos poderão ser alterados ou acrescentados exclusivamente pelo gerente de projeto. Esta deverá ser uma atividade rara (conforme suposição). Mudanças efetuadas deverão ser devidamente documentadas.</text:p>
      <text:list text:style-name="L1" text:continue-numbering="true">
        <text:list-item>
          <text:list text:continue-numbering="true">
            <text:list-item>
              <text:list text:continue-numbering="true">
                <text:list-item>
                  <text:h text:style-name="P151" text:outline-level="3">Plano de controle de cronograma</text:h>
                </text:list-item>
              </text:list>
            </text:list-item>
          </text:list>
        </text:list-item>
      </text:list>
      <text:p text:style-name="P5">Reuniões quinzenais e o emprego da técnica <text:span text:style-name="T13">percent complete </text:span><text:span text:style-name="T12">pelos líderes de iterações, em conjunto com o gerente de projeto farão ajustes no escopo conforme o cenário. Convém ressaltar que tempo é um recurso fixo do projeto (não superior a 6 meses), assim como a distribuição linear do esforço disponível ao longo deste período. </text:span></text:p>
      <text:list text:style-name="L1" text:continue-numbering="true">
        <text:list-item>
          <text:list text:continue-numbering="true">
            <text:list-item>
              <text:list text:continue-numbering="true">
                <text:list-item>
                  <text:h text:style-name="P151" text:outline-level="3">Plano de controle de orçamento</text:h>
                </text:list-item>
              </text:list>
            </text:list-item>
          </text:list>
        </text:list-item>
      </text:list>
      <text:p text:style-name="P6">O orçamento (3000 horas) poderá ser estendido até um limite não superior a 500 horas. Ao longo da execução do projeto será possível identificar a “produtividade” da equipe ao estimar a razão de requisitos funcionais devidamente implementados por hora. Esta razão será emprega para simular o total de requisitos que serão implementados conforme o valor obtido. Reuniões quinzenais também serão empregadas para acompanhar o andamento do projeto e, se for o caso, discussões envolvendo a possibilidade e/ou necessidade de extensão do orçamento (horas). <text:s/></text:p>
      <text:list text:style-name="L1" text:continue-numbering="true">
        <text:list-item>
          <text:list text:continue-numbering="true">
            <text:list-item>
              <text:list text:continue-numbering="true">
                <text:list-item>
                  <text:h text:style-name="P167" text:outline-level="3">Plano de controle de qualidade</text:h>
                </text:list-item>
              </text:list>
            </text:list-item>
          </text:list>
        </text:list-item>
      </text:list>
      <text:p text:style-name="P5">Deverão ser observados os seguintes itens de qualidade:</text:p>
      <text:list text:style-name="L8">
        <text:list-item>
          <text:p text:style-name="P87">Padrão de codificação em Java definido pela Sun [4<text:span text:style-name="T15">]. </text:span>Convém ressaltar que este padrão é aquele resultante da operação CTRL-SHIFT-F em arquivos .java quando se emprega o IDE Eclipse.</text:p>
        </text:list-item>
        <text:list-item>
          <text:p text:style-name="P87">Elaboração de testes de unidade. A cobertura do código deve ser de pelo menos 100%. </text:p>
        </text:list-item>
        <text:list-item>
          <text:p text:style-name="P87">Não é permitida nenhuma falha em testes de unidade.</text:p>
        </text:list-item>
        <text:list-item>
          <text:p text:style-name="P87">Não é permitida falha em testes de integração. </text:p>
        </text:list-item>
        <text:list-item>
          <text:p text:style-name="P87">Não é permitida falha em testes de aceitação. </text:p>
        </text:list-item>
        <text:list-item>
          <text:p text:style-name="P87">A arquitetura de software deverá observar o padrão IEEE 1471 [3<text:span text:style-name="T15">]</text:span>. </text:p>
        </text:list-item>
        <text:list-item>
          <text:p text:style-name="P87">Alterações neste documento não deverão introduzir não conformidades com a norma em [1<text:span text:style-name="T15">].</text:span></text:p>
        </text:list-item>
        <text:list-item>
          <text:p text:style-name="P118">Complexidade ciclomática média do código não deve ser superior a 15.</text:p>
        </text:list-item>
      </text:list>
      <text:list text:style-name="L1" text:continue-numbering="true">
        <text:list-item>
          <text:list text:continue-numbering="true">
            <text:list-item>
              <text:list text:continue-numbering="true">
                <text:list-item>
                  <text:h text:style-name="P156" text:outline-level="3">Plano de divulgação</text:h>
                </text:list-item>
              </text:list>
            </text:list-item>
          </text:list>
        </text:list-item>
      </text:list>
      <text:p text:style-name="P5">Correspondência eletrônica é o principal instrumento de divulgação. Em seguida, o portal de execução do projeto. Reuniões quinzenais serão empregadas para apresentar os resultados à toda a equipe de projeto, bem como colher sugestões de melhorias e tomada de decisão. </text:p>
      <text:p text:style-name="P5">Mudanças, em geral aquelas que exigem autorização do gerente de projeto, serão realizadas por este e divulgadas por email a todos os membros da equipe de projeto. Excepcionalmente a comunicação não envolverá todos os membros da equipe (por exemplo, questões de interesse específico de uma iteração).</text:p>
      <text:p text:style-name="P5">No âmbito do projeto a comunicação entre membros da equipe de projeto deverá observar o seguinte:</text:p>
      <text:list text:style-name="L9">
        <text:list-item>
          <text:p text:style-name="P94">Enviada a todos os membros do projeto se a questão for de interesse do projeto.</text:p>
        </text:list-item>
        <text:list-item>
          <text:p text:style-name="P94">Enviada exclusivamente a subconjunto dos membros caso a questão seja de interesse restrito.</text:p>
        </text:list-item>
        <text:list-item>
          <text:p text:style-name="P94">Espera-se o emprego do bom senso acerca do que é restrito e do que é de interesse de toda a equipe. Por exemplo, questões de interesse de uma equipe de desenvolvimento, desde que possa repercutir em outras partes do projeto ou mesmo envolva decisão específica mas relevante, podem e devem ser comunicadas a todos os membros para sugestões. </text:p>
        </text:list-item>
      </text:list>
      <text:list text:style-name="L1" text:continue-numbering="true">
        <text:list-item>
          <text:list text:continue-numbering="true">
            <text:list-item>
              <text:list text:continue-numbering="true">
                <text:list-item>
                  <text:h text:style-name="P156" text:outline-level="3">Plano de coleta de métricas do projeto</text:h>
                </text:list-item>
              </text:list>
            </text:list-item>
          </text:list>
        </text:list-item>
      </text:list>
      <text:p text:style-name="P5">Não serão coletadas métricas de projeto, nem métricas de processo. Há métricas empregadas, por outro lado, da perspectiva de qualidade do produto. Veja seção pertinente.</text:p>
      <text:list text:style-name="L1" text:continue-numbering="true">
        <text:list-item>
          <text:list text:continue-numbering="true">
            <text:list-item>
              <text:h text:style-name="P121" text:outline-level="2">Plano de gerência de riscos</text:h>
            </text:list-item>
          </text:list>
        </text:list-item>
      </text:list>
      <text:p text:style-name="P5">Toda a documentação dos riscos será fornecida no presente documento e especificamente nesta seção. A gerência dos riscos será exercida pelo gerente de projeto. O acompanhamento dos riscos será relatado em todas as reuniões quinzenais.</text:p>
      <text:p text:style-name="P5">Os riscos relevantes são fornecidos abaixo em ordem decrescente do produto entre impacto e probabilidade de ocorrência. </text:p>
      <text:list text:style-name="L10">
        <text:list-item>
          <text:p text:style-name="P97"><text:span text:style-name="T13">Indisponibilidade dos recursos humanos</text:span>. Há uma carga de 3000 horas disponibilizada pelos colaboradores. Ao longo do projeto, contudo, é alta a probabilidade de “abandono” de um ou mais membros. Mitigação: reduzir o escopo. Uma redução não superior a 40% poderá ocorrer. Além deste valor o projeto pode ser cancelado. </text:p>
        </text:list-item>
        <text:list-item>
          <text:p text:style-name="P97"><text:span text:style-name="T13">Baixa produtividade</text:span>. A produtividade pode comprometer o mínimo de implementação de 60% dos requisitos do Escola. Mitigação: fazer uso de horas adicionais, em total de cerca de 500 horas a serem empregadas no projeto. </text:p>
        </text:list-item>
        <text:list-item>
          <text:p text:style-name="P97"><text:span text:style-name="T14">Baixa qualidade</text:span>. A interface homem-computador é um exemplo de componente do Escola que, se de baixa qualidade, conforme julgamento da própria equipe, provavelmente não terá resultados satisfatórios na fase de avaliação do produto. Avaliação do Escola versão 1.0 está além do escopo deste projeto. Mitigação: acompanhamento constante (<text:span text:style-name="T13">mentoring </text:span><text:span text:style-name="T12">e </text:span><text:span text:style-name="T13">coaching</text:span><text:span text:style-name="T12">) executado pelo gerente de projeto durante as reuniões quinzenais.</text:span></text:p>
        </text:list-item>
      </text:list>
      <text:p text:style-name="P6">Convém observar que o tempo máximo para a execução do projeto é fixo. Não há nenhum mecanismo de mitigação que contemple a redução da qualidade, por exemplo, redução da cobertura dos testes de unidade. Em conseqüência, com tempo e qualidade fixos, é a disponibilidade de esforço (custo) que pode acarretar mudança no escopo.</text:p>
      <text:list text:style-name="L1" text:continue-numbering="true">
        <text:list-item>
          <text:list text:continue-numbering="true">
            <text:list-item>
              <text:h text:style-name="P121" text:outline-level="2"><text:s/>Plano de fechamento do projeto</text:h>
            </text:list-item>
          </text:list>
        </text:list-item>
      </text:list>
      <text:p text:style-name="P5">O projeto terá o seu fechamento realizado até o dia 05/11/2007. Após a geração da liberação a ser disponibilizada no portal de desenvolvimento, juntamente com ajustes no portal para indicar a disponibilidade do produto deste projeto, email será enviado a todos os participantes formalizando o término do projeto e disponibilizando os resultados produzidos para a execução da fase posterior (avaliação). </text:p>
      <text:list text:style-name="L1" text:continue-numbering="true">
        <text:list-item>
          <text:p text:style-name="P145">Planos de processos técnicos</text:p>
          <text:list>
            <text:list-item>
              <text:h text:style-name="P121" text:outline-level="2"><text:s/>Modelo de processo</text:h>
            </text:list-item>
          </text:list>
        </text:list-item>
      </text:list>
      <text:p text:style-name="P5">O processo de desenvolvimento será iterativo e incremental. Um subconjunto das funções a serem implementadas e outras atividades serão agrupadas e entregues a uma equipe para execução no âmbito de uma iteração. O líder se encarregará de zelar pela execução satisfatória das tarefas atribuídas à equipe. Ao final de cada iteração, cabe ao líder a confirmação de que todas as atribuições foram cumpridas satisfatoriamente ou a indicação de não conformidades. Tais informações deverão ser prestadas ao gerente de projeto. </text:p>
      <text:p text:style-name="P5">Cabe ao gerente de projeto a clara identificação das equipes e atribuições ao longo de toda a execução do projeto. As atribuições levarão em consideração o conjunto de requisitos ainda não implementados e possíveis ações corretivas ou outras identificadas ao longo da execução do projeto. </text:p>
      <text:p text:style-name="P5">Reuniões quinzenais poderão ser empregadas para acompanhamento das atividades do projeto, esclarecimento de dúvidas, discussões e outras ações que se fizerem necessárias. </text:p>
      <text:p text:style-name="P5">Atividades que não fazem parte da construção também serão executadas em iterações e por equipes. Por exemplo, arquitetura de software e instalação (veja WBS) envolvem ações a serem executadas no âmbito de iterações. </text:p>
      <text:list text:style-name="L1" text:continue-numbering="true">
        <text:list-item>
          <text:list text:continue-numbering="true">
            <text:list-item>
              <text:h text:style-name="P121" text:outline-level="2">Métodos, ferramentas e técnicas</text:h>
            </text:list-item>
          </text:list>
        </text:list-item>
      </text:list>
      <text:p text:style-name="P9">Toda e qualquer ferramenta a ser empregada deverá ser definida por versão bem definida do Kyrios Ambiente de Desenvolvimento (Kad) [5<text:span text:style-name="T15">]</text:span>. Para este projeto, todos os membros empregarão a mesma versão do KAD, não sendo facultada a opção por outra ferramenta não presente na distribuição definida. </text:p>
      <text:p text:style-name="P9">Adicionalmente ao KAD serão empregadas outras ferramentas. Nem todas elas estão aqui documentadas, o que significa que são de uso restrito por apenas alguns membros da equipe, por exemplo, o gerente de projeto, ou que há liberdade por parte do membro em empregar a ferramenta que considerar apropriada (por exemplo, leitor de email).</text:p>
      <text:p text:style-name="P9">Em tempo, todos os textos (documentos, artefatos, planos e outros) produzidos deverão utilizar o OpenOffice2.0 ou versão mais recente. Por exemplo, os planos de gerência do projeto e outros documentos como a descrição da arquitetura de software deverão empregar a ferramenta citada.</text:p>
      <text:list text:style-name="L1" text:continue-numbering="true">
        <text:list-item>
          <text:list text:continue-numbering="true">
            <text:list-item>
              <text:h text:style-name="P139" text:outline-level="2">Plano de infra-estrutura</text:h>
            </text:list-item>
          </text:list>
        </text:list-item>
      </text:list>
      <text:p text:style-name="P5">É da responsabilidade de cada equipe manter a infra-estrutura necessária para o desempenho de suas atividades. A definição precisa da configuração do ambiente é fornecida na seção anterior. </text:p>
      <text:list text:style-name="L1" text:continue-numbering="true">
        <text:list-item>
          <text:list text:continue-numbering="true">
            <text:list-item>
              <text:h text:style-name="P121" text:outline-level="2">Plano de aceitação do produto</text:h>
            </text:list-item>
          </text:list>
        </text:list-item>
      </text:list>
      <text:p text:style-name="P5">Testes de aceitação deverão ser produzidos para as principais funcionalidades do produto. Tais funcionalidades deverão ser definidas pela equipe responsável pela elaboração destes testes. Tais testes deverão ser executados sobre a interface web do produto e não fazem parte nem dos testes de unidade nem dos testes de integração. As dez (10) principais funcionalidades do produto deverão ser cobertas por tais testes.</text:p>
      <text:list text:style-name="L1" text:continue-numbering="true">
        <text:list-item>
          <text:p text:style-name="P145">Planos de processos de suporte</text:p>
          <text:list>
            <text:list-item>
              <text:h text:style-name="P121" text:outline-level="2">Plano de gerência de configuração</text:h>
            </text:list-item>
          </text:list>
        </text:list-item>
      </text:list>
      <text:p text:style-name="P5">A gerencia de configuração fará uso extensivo da ferramenta de controle de versão Subversion. O repositório disponível para os desenvolvedores faz uso do URL abaixo</text:p>
      <text:p text:style-name="P10">https://&lt;user&gt;@svn.berlios.de/svnroot/repos/escola/trunk</text:p>
      <text:p text:style-name="P11">A partir do URL acima, todo desenvolvedor poderá gerar cópias de trabalho e atualizar o repositório.</text:p>
      <text:p text:style-name="P5">A configuração do Escola inclui os seguintes itens:</text:p>
      <text:list text:style-name="L11">
        <text:list-item>
          <text:p text:style-name="P113">Alguns documentos serão fornecidos no repositório <text:span text:style-name="T16">docs</text:span>. Neste diretório deve residir a documentação pertinente à gerência do projeto, por exemplo, o presente documento.</text:p>
        </text:list-item>
      </text:list>
      <text:list text:style-name="L12">
        <text:list-item>
          <text:p text:style-name="P100">Artefatos de instalação estarão no repositório <text:span text:style-name="T16">instalacao</text:span> (observe a ausência de acentos e cedilha). Neste diretório deve ser depositado os produtos correspondentes ao pacote de trabalho identificado por Instalação (I). </text:p>
        </text:list-item>
        <text:list-item>
          <text:p text:style-name="P100">O pacote de trabalho pessoas físicas e jurídicas terá seus produtos correspondentes depositados no repositório <text:span text:style-name="T16">pfj.</text:span></text:p>
        </text:list-item>
        <text:list-item>
          <text:p text:style-name="P115">O pacote de trabalho administração de curso terá seus produtos correspondentes depositados no repositório <text:span text:style-name="T16">admc</text:span><text:span text:style-name="T5">.</text:span></text:p>
        </text:list-item>
        <text:list-item>
          <text:p text:style-name="P115"><text:span text:style-name="T5">O pacote de trabalho notas e freqüências terá seus produtos correspondentes depositados no repositório </text:span><text:span text:style-name="T16">nf</text:span><text:span text:style-name="T5">.</text:span></text:p>
        </text:list-item>
        <text:list-item>
          <text:p text:style-name="P115"><text:span text:style-name="T5">O pacote de trabalho controle de acesso terá seus produtos correspondentes depositados no repositório </text:span><text:span text:style-name="T16">ca</text:span><text:span text:style-name="T5">.</text:span></text:p>
        </text:list-item>
        <text:list-item>
          <text:p text:style-name="P100">Artefatos de código pertinentes a testes de integração e testes de aceitação deverão estar disponíveis no repositório <text:span text:style-name="T16">testes</text:span>.</text:p>
        </text:list-item>
        <text:list-item>
          <text:p text:style-name="P100">Versão executável (binários) estarão no repositório <text:span text:style-name="T16">bin</text:span>. </text:p>
        </text:list-item>
        <text:list-item>
          <text:p text:style-name="P100">Artefatos gerenciais, como o presente plano, estarão no repositório <text:span text:style-name="T16">gerencia</text:span>.</text:p>
        </text:list-item>
        <text:list-item>
          <text:p text:style-name="P100">Artefatos pertinentes à pagina do projeto na web estarão no repositório <text:span text:style-name="T16">hp.</text:span></text:p>
        </text:list-item>
        <text:list-item>
          <text:p text:style-name="P100">Ferramentas, bibliotecas e outros, empregados tanto para o desenvolvimento quanto para a execução, serão inicialmente baseados na versão 1.0.0 do Kad. Ao longo do projeto a versão do Kad poderá ser alterada para contemplar necessidades do Escola. É esperada uma única versão do Kad que contemple tanto o desenvolvimento quanto a execução da liberação 1.0 do Escola. O Kad será gerenciado por repositório externo (não é parte do repositório do Subversion). </text:p>
        </text:list-item>
      </text:list>
      <text:p text:style-name="P5">Regras de utilização do repositório do Escola:</text:p>
      <text:list text:style-name="L13">
        <text:list-item>
          <text:p text:style-name="P106">Todos os repositórios acima estarão no <text:span text:style-name="T13">trunk</text:span>. <text:span text:style-name="T12">Liberações ocorrerão no repositório </text:span><text:span text:style-name="T13">tags</text:span><text:span text:style-name="T12"> por ação do gerente de projeto (conforme comentado abaixo). </text:span></text:p>
        </text:list-item>
        <text:list-item>
          <text:p text:style-name="P106"><text:span text:style-name="T12">Apenas o gerente de projeto tem autoridade para criar em </text:span><text:span text:style-name="T13">branches </text:span><text:span text:style-name="T12">oportunidades de melhoria, correção de erros ou outra. Alterações no repositório </text:span><text:span text:style-name="T13">tags </text:span><text:span text:style-name="T12">também está restrita a ações do gerente de projeto.</text:span></text:p>
        </text:list-item>
        <text:list-item>
          <text:p text:style-name="P59">O repositório <text:span text:style-name="T16">reqs</text:span> só poderá ser alterado com a autorização do gerente de projeto. </text:p>
        </text:list-item>
        <text:list-item>
          <text:p text:style-name="P59">O repositório <text:span text:style-name="T16">src</text:span> conterá, provavelmente, vários subprojetos do Escola, cada um deles com sua própria estrutura, cuja raiz estará localizada em <text:span text:style-name="T16">src</text:span>.</text:p>
        </text:list-item>
      </text:list>
      <text:list text:style-name="L1" text:continue-numbering="true">
        <text:list-item>
          <text:list text:continue-numbering="true">
            <text:list-item>
              <text:h text:style-name="P121" text:outline-level="2">Plano de validação e verificação</text:h>
            </text:list-item>
          </text:list>
        </text:list-item>
      </text:list>
      <text:p text:style-name="P5">Atividades de controle de qualidade inclui inspeções de código além da elaboração de testes de integração e de aceitação. </text:p>
      <text:list text:style-name="L1" text:continue-numbering="true">
        <text:list-item>
          <text:list text:continue-numbering="true">
            <text:list-item>
              <text:h text:style-name="P121" text:outline-level="2">Plano de documentação</text:h>
            </text:list-item>
          </text:list>
        </text:list-item>
      </text:list>
      <text:p text:style-name="P5">Toda a documentação gerada por este projeto inclui: (a) arquitetura de software (deverá seguir a norma internacional apresentada em [3<text:span text:style-name="T15">])</text:span><text:span text:style-name="T12">; (b) documentação de desenvolvedor (deverá incluir boa parte das informações geradas pela atividade de projeto de software) e (c) documentação de instalação. </text:span></text:p>
      <text:p text:style-name="P6">Não há formatos específicos nem modelos a serem seguidos, exceto para a arquitetura de software, conforme documentado. </text:p>
      <text:list text:style-name="L1" text:continue-numbering="true">
        <text:list-item>
          <text:list text:continue-numbering="true">
            <text:list-item>
              <text:h text:style-name="P121" text:outline-level="2">Plano de garantia da qualidade</text:h>
            </text:list-item>
          </text:list>
        </text:list-item>
      </text:list>
      <text:p text:style-name="P5">Garantia da qualidade será exercida por:</text:p>
      <text:list text:style-name="L14">
        <text:list-item>
          <text:p text:style-name="P108">Elaboração de testes de unidade juntamente com os <text:span text:style-name="T13">builds </text:span><text:span text:style-name="T12">diários.</text:span></text:p>
        </text:list-item>
        <text:list-item>
          <text:p text:style-name="P61">Elaboração dos testes de integração e de aceitação.</text:p>
        </text:list-item>
        <text:list-item>
          <text:p text:style-name="P108">Ao término de cada iteração por avaliação dos produtos gerados em relação aos requisitos estabelecidos (executado pela própria equipe de desenvolvimento).</text:p>
        </text:list-item>
        <text:list-item>
          <text:p text:style-name="P108">Nos marcos do projeto (reuniões quinzenais) onde cada membro da equipe de projeto poderá propor mudanças e/ou sugestões de melhorias para não conformidades eventualmente detectadas.</text:p>
        </text:list-item>
        <text:list-item>
          <text:p text:style-name="P108">Conformidade da arquitetura de software com o padrão em [3<text:span text:style-name="T15">].</text:span></text:p>
        </text:list-item>
        <text:list-item>
          <text:p text:style-name="P119">Conformidade de todo o código gerado com o padrão de codificação da Sun descrito em [4].</text:p>
        </text:list-item>
      </text:list>
      <text:list text:style-name="L1" text:continue-numbering="true">
        <text:list-item>
          <text:list text:continue-numbering="true">
            <text:list-item>
              <text:h text:style-name="P121" text:outline-level="2">Plano de auditorias e revisões</text:h>
            </text:list-item>
          </text:list>
        </text:list-item>
      </text:list>
      <text:p text:style-name="P5">Não se aplica.</text:p>
      <text:list text:style-name="L1" text:continue-numbering="true">
        <text:list-item>
          <text:list text:continue-numbering="true">
            <text:list-item>
              <text:h text:style-name="P121" text:outline-level="2">Plano de resolução de problemas</text:h>
            </text:list-item>
          </text:list>
        </text:list-item>
      </text:list>
      <text:p text:style-name="P5">Questões são resolvidas no âmbito de cada equipe pelo líder serão encaminhadas ao gerente do projeto por email. Para todo e qualquer problema encontrado e relatado, uma decisão deverá ser definida, no máximo, até a data da reunião quinzenal seguinte.</text:p>
      <text:list text:style-name="L1" text:continue-numbering="true">
        <text:list-item>
          <text:list text:continue-numbering="true">
            <text:list-item>
              <text:h text:style-name="P121" text:outline-level="2">Planos de gerência de subcontratados</text:h>
            </text:list-item>
          </text:list>
        </text:list-item>
      </text:list>
      <text:p text:style-name="P5">Não se aplica.</text:p>
      <text:list text:style-name="L1" text:continue-numbering="true">
        <text:list-item>
          <text:list text:continue-numbering="true">
            <text:list-item>
              <text:h text:style-name="P121" text:outline-level="2">Plano de melhoria de processo</text:h>
            </text:list-item>
          </text:list>
        </text:list-item>
      </text:list>
      <text:p text:style-name="P5">As reuniões quinzenais poderão dar origem a mudanças no processo e no conteúdo do presente plan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Monotype Sorts" svg:font-family="'Monotype Sorts'" style:font-pitch="variable" style:font-charset="x-symbol"/>
    <style:font-face style:name="WP MathA" svg:font-family="'WP MathA'" style:font-pitch="variable" style:font-charset="x-symbol"/>
    <style:font-face style:name="Wingdings" svg:font-family="Wingdings" style:font-pitch="variable" style:font-charset="x-symbol"/>
    <style:font-face style:name="Symbol" svg:font-family="Symbol, Times" style:font-family-generic="roman" style:font-pitch="variable" style:font-charset="x-symbol"/>
    <style:font-face style:name="StarSymbol" svg:font-family="StarSymbol"/>
    <style:font-face style:name="DejaVu Sans" svg:font-family="'DejaVu Sans'" style:font-pitch="variable"/>
    <style:font-face style:name="Lucida Sans Unicode" svg:font-family="'Lucida Sans Unicode'" style:font-pitch="variable"/>
    <style:font-face style:name="Tahoma" svg:font-family="Tahoma" style:font-pitch="variable"/>
    <style:font-face style:name="BaskervilleOldFacSCD" svg:font-family="BaskervilleOldFacSCD" style:font-family-generic="decorative" style:font-pitch="variable"/>
    <style:font-face style:name="Nimbus Roman No9 L" svg:font-family="'Nimbus Roman No9 L'" style:font-family-generic="roman" style:font-pitch="variable"/>
    <style:font-face style:name="Times New Roman" svg:font-family="'Times New Roman', 'Times New Roman'" style:font-family-generic="roman" style:font-pitch="variable"/>
    <style:font-face style:name="Arial3" svg:font-family="Arial" style:font-family-generic="swiss" style:font-pitch="variable"/>
    <style:font-face style:name="Arial2" svg:font-family="Arial" style:font-adornments="Bold" style:font-family-generic="swiss" style:font-pitch="variable"/>
    <style:font-face style:name="Arial" svg:font-family="Arial" style:font-adornments="Regular" style:font-family-generic="swiss" style:font-pitch="variable"/>
    <style:font-face style:name="Arial Narrow" svg:font-family="'Arial Narrow'" style:font-family-generic="swiss" style:font-pitch="variable"/>
    <style:font-face style:name="Arial1" svg:font-family="Arial, Arial" style:font-family-generic="swiss" style:font-pitch="variable"/>
    <style:font-face style:name="Nimbus Sans L" svg:font-family="'Nimbus Sans 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Nimbus Roman No9 L" fo:font-size="12pt" fo:language="pt" fo:country="BR" style:font-name-asian="DejaVu Sans" style:font-size-asian="12pt" style:language-asian="en" style:country-asian="US" style:font-name-complex="DejaVu 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76cm" fo:margin-right="0cm" fo:margin-top="0cm" fo:margin-bottom="0.22cm" fo:line-height="0.4cm" fo:text-align="justify" style:justify-single-word="false" fo:orphans="2" fo:widows="2" fo:text-indent="0cm" style:auto-text-indent="false" style:writing-mode="lr-tb">
        <style:tab-stops/>
      </style:paragraph-properties>
      <style:text-properties style:use-window-font-color="true" style:font-name="Arial" fo:font-size="9pt" fo:language="en" fo:country="CA" style:font-name-asian="Times New Roman" style:font-size-asian="12pt" style:font-name-complex="Times New Roman" style:font-size-complex="10pt"/>
    </style:style>
    <style:style style:name="Text_20_body" style:display-name="Text body" style:family="paragraph" style:parent-style-name="Standard" style:class="text">
      <style:paragraph-properties fo:margin-top="0cm" fo:margin-bottom="0.212cm" fo:orphans="0" fo:widows="0"/>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Heading_20_1" style:display-name="Heading 1" style:family="paragraph" style:parent-style-name="Standard" style:next-style-name="Standard" style:auto-update="true" style:class="text" style:master-page-name="">
      <style:paragraph-properties fo:margin-left="0cm" fo:margin-right="0cm" fo:margin-top="0.4cm" fo:margin-bottom="0.199cm" fo:line-height="100%" fo:text-indent="0cm" style:auto-text-indent="false" fo:break-before="auto" fo:break-after="auto" style:shadow="none" fo:keep-with-next="always"/>
      <style:text-properties fo:color="#000000" style:font-name="Arial2" fo:font-size="14pt" fo:language="pt" fo:country="BR" fo:font-weight="bold" style:letter-kerning="true" style:font-size-asian="14pt" style:font-weight-asian="bold"/>
    </style:style>
    <style:style style:name="Heading_20_2" style:display-name="Heading 2" style:family="paragraph" style:parent-style-name="Standard" style:next-style-name="Standard" style:class="text" style:master-page-name="" style:default-outline-level="2">
      <style:paragraph-properties fo:margin-left="0cm" fo:margin-right="0cm" fo:margin-top="0.3cm" fo:margin-bottom="0.101cm" fo:text-align="start" style:justify-single-word="false" fo:text-indent="0cm" style:auto-text-indent="false" fo:background-color="transparent" fo:keep-with-next="always">
        <style:tab-stops/>
        <style:background-image/>
      </style:paragraph-properties>
      <style:text-properties style:font-name="Arial2" fo:font-size="12pt" fo:font-weight="bold" style:font-weight-asian="bold"/>
    </style:style>
    <style:style style:name="Heading_20_3" style:display-name="Heading 3" style:family="paragraph" style:parent-style-name="Standard" style:next-style-name="Standard" style:class="text" style:default-outline-level="3">
      <style:paragraph-properties fo:margin-left="0cm" fo:margin-right="0cm" fo:margin-top="0.3cm" fo:margin-bottom="0.21cm" fo:text-indent="0cm" style:auto-text-indent="false" fo:keep-with-next="always"/>
      <style:text-properties fo:font-size="10pt" fo:font-style="italic" fo:font-weight="bold" style:font-style-asian="italic" style:font-weight-asian="bold"/>
    </style:style>
    <style:style style:name="Heading_20_4" style:display-name="Heading 4" style:family="paragraph" style:parent-style-name="Standard" style:next-style-name="Standard" style:class="text">
      <style:paragraph-properties fo:break-before="page" fo:keep-with-next="always"/>
      <style:text-properties fo:font-size="16pt" fo:font-weight="bold" style:font-size-asian="16pt" style:font-weight-asian="bold"/>
    </style:style>
    <style:style style:name="Heading_20_5" style:display-name="Heading 5" style:family="paragraph" style:parent-style-name="Standard" style:next-style-name="Standard" style:class="text">
      <style:paragraph-properties fo:keep-with-next="always"/>
      <style:text-properties fo:font-size="13pt" fo:font-weight="bold" style:font-size-asian="13pt" style:font-weight-asian="bold"/>
    </style:style>
    <style:style style:name="Heading_20_6" style:display-name="Heading 6" style:family="paragraph" style:parent-style-name="Standard" style:next-style-name="Standard" style:class="text" style:master-page-name="">
      <style:paragraph-properties fo:break-before="auto" fo:break-after="auto" fo:keep-with-next="always"/>
      <style:text-properties style:font-name="Arial1" fo:font-size="16pt" fo:font-weight="bold" style:font-size-asian="16pt" style:font-weight-asian="bold"/>
    </style:style>
    <style:style style:name="Heading_20_7" style:display-name="Heading 7" style:family="paragraph" style:parent-style-name="Standard" style:next-style-name="Standard" style:class="text">
      <style:paragraph-properties fo:keep-with-next="always"/>
      <style:text-properties style:font-name="Arial Narrow" fo:font-weight="bold" style:font-weight-asian="bold"/>
    </style:style>
    <style:style style:name="Heading_20_8" style:display-name="Heading 8" style:family="paragraph" style:parent-style-name="Standard" style:next-style-name="Standard" style:class="text">
      <style:paragraph-properties fo:keep-with-next="always"/>
    </style:style>
    <style:style style:name="Heading_20_9" style:display-name="Heading 9" style:family="paragraph" style:parent-style-name="Standard" style:next-style-name="Standard" style:class="text">
      <style:paragraph-properties fo:keep-with-next="always"/>
      <style:text-properties fo:font-style="italic" style:font-style-asian="italic"/>
    </style:style>
    <style:style style:name="List" style:family="paragraph" style:parent-style-name="Standard" style:list-style-name="WW8Num61" style:class="list">
      <style:paragraph-properties fo:margin-left="0cm" fo:margin-right="0cm" fo:text-indent="0cm" style:auto-text-indent="false"/>
    </style:style>
    <style:style style:name="List_20_2" style:display-name="List 2" style:family="paragraph" style:parent-style-name="Standard" style:list-style-name="WW8Num66" style:class="list">
      <style:paragraph-properties fo:margin-left="1.27cm" fo:margin-right="0cm" fo:text-indent="0cm" style:auto-text-indent="false"/>
    </style:style>
    <style:style style:name="List_20_3" style:display-name="List 3" style:family="paragraph" style:parent-style-name="Standard" style:list-style-name="WW8Num82" style:class="list">
      <style:paragraph-properties fo:margin-left="2.54cm" fo:margin-right="0cm" fo:text-indent="0cm" style:auto-text-indent="false"/>
    </style:style>
    <style:style style:name="List_20_4" style:display-name="List 4" style:family="paragraph" style:parent-style-name="Standard" style:list-style-name="WW8Num41" style:class="list">
      <style:paragraph-properties fo:margin-left="3.81cm" fo:margin-right="0cm" fo:text-indent="0cm" style:auto-text-indent="false"/>
    </style:style>
    <style:style style:name="Header" style:family="paragraph" style:parent-style-name="Standard" style:class="extra">
      <style:paragraph-properties fo:margin-top="0cm" fo:margin-bottom="0cm"/>
      <style:text-properties style:font-name="Arial1" fo:font-size="10pt" style:font-size-asian="10pt"/>
    </style:style>
    <style:style style:name="Footer" style:family="paragraph" style:parent-style-name="Standard" style:class="extra">
      <style:paragraph-properties fo:margin-top="0cm" fo:margin-bottom="0cm"/>
      <style:text-properties style:font-name="Arial1" fo:font-size="10pt" style:font-size-asian="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Footnote" style:family="paragraph" style:parent-style-name="Standard" style:class="extra">
      <style:paragraph-properties fo:margin-left="1.016cm" fo:margin-right="0cm" fo:margin-top="0cm" fo:margin-bottom="0.106cm" fo:text-indent="-0.508cm" style:auto-text-indent="false"/>
      <style:text-properties fo:font-size="9pt" style:font-size-asian="9pt"/>
    </style:style>
    <style:style style:name="Endnote" style:family="paragraph" style:parent-style-name="Standard" style:class="extra">
      <style:paragraph-properties fo:margin-left="1.016cm" fo:margin-right="0cm" fo:text-indent="-0.508cm" style:auto-text-indent="false"/>
      <style:text-properties fo:font-size="9pt" style:font-size-asian="9pt"/>
    </style:style>
    <style:style style:name="Index" style:family="paragraph" style:parent-style-name="Standard" style:class="index">
      <style:paragraph-properties text:number-lines="false" text:line-number="0"/>
    </style:style>
    <style:style style:name="Contents_20_1" style:display-name="Contents 1" style:family="paragraph" style:parent-style-name="Standard" style:next-style-name="Standard" style:class="index">
      <style:paragraph-properties fo:margin-left="0cm" fo:margin-right="1.016cm" fo:text-indent="0cm" style:auto-text-indent="false">
        <style:tab-stops>
          <style:tab-stop style:position="15.24cm" style:type="right" style:leader-style="dotted" style:leader-text="."/>
        </style:tab-stops>
      </style:paragraph-properties>
      <style:text-properties style:font-name="Arial1" fo:language="en" fo:country="US" fo:font-weight="bold" style:font-weight-asian="bold"/>
    </style:style>
    <style:style style:name="Contents_20_2" style:display-name="Contents 2" style:family="paragraph" style:parent-style-name="Standard" style:next-style-name="Standard" style:class="index">
      <style:paragraph-properties fo:margin-left="0.813cm" fo:margin-right="1.016cm" fo:margin-top="0cm" fo:margin-bottom="0.212cm" fo:text-indent="0cm" style:auto-text-indent="false">
        <style:tab-stops>
          <style:tab-stop style:position="0.813cm" style:leader-style="dotted" style:leader-text="."/>
          <style:tab-stop style:position="14.427cm" style:type="right" style:leader-style="dotted" style:leader-text="."/>
        </style:tab-stops>
      </style:paragraph-properties>
      <style:text-properties style:font-name="Arial1" fo:font-size="10pt" style:font-size-asian="10pt"/>
    </style:style>
    <style:style style:name="Contents_20_3" style:display-name="Contents 3" style:family="paragraph" style:parent-style-name="Standard" style:next-style-name="Standard" style:class="index">
      <style:paragraph-properties fo:margin-left="1.626cm" fo:margin-right="1.016cm" fo:margin-top="0cm" fo:margin-bottom="0.212cm" fo:text-indent="0cm" style:auto-text-indent="false">
        <style:tab-stops>
          <style:tab-stop style:position="0.811cm" style:leader-style="dotted" style:leader-text="."/>
          <style:tab-stop style:position="13.614cm" style:type="right" style:leader-style="dotted" style:leader-text="."/>
        </style:tab-stops>
      </style:paragraph-properties>
      <style:text-properties style:font-name="Arial1" fo:font-size="9pt" style:font-size-asian="9pt"/>
    </style:style>
    <style:style style:name="Contents_20_4" style:display-name="Contents 4" style:family="paragraph" style:parent-style-name="Standard" style:next-style-name="Standard" style:class="index">
      <style:paragraph-properties fo:margin-left="2.438cm" fo:margin-right="1.016cm" fo:margin-top="0cm" fo:margin-bottom="0.212cm" fo:text-indent="0cm" style:auto-text-indent="false">
        <style:tab-stops>
          <style:tab-stop style:position="0.813cm" style:leader-style="dotted" style:leader-text="."/>
          <style:tab-stop style:position="12.802cm" style:type="right" style:leader-style="dotted" style:leader-text="."/>
        </style:tab-stops>
      </style:paragraph-properties>
      <style:text-properties fo:font-size="10pt" style:font-size-asian="10pt"/>
    </style:style>
    <style:style style:name="Contents_20_5" style:display-name="Contents 5" style:family="paragraph" style:parent-style-name="Standard" style:next-style-name="Standard" style:class="index">
      <style:paragraph-properties fo:margin-left="3.251cm" fo:margin-right="1.016cm" fo:margin-top="0cm" fo:margin-bottom="0.212cm" fo:text-indent="0cm" style:auto-text-indent="false">
        <style:tab-stops>
          <style:tab-stop style:position="0.813cm" style:leader-style="dotted" style:leader-text="."/>
          <style:tab-stop style:position="11.989cm" style:type="right" style:leader-style="dotted" style:leader-text="."/>
        </style:tab-stops>
      </style:paragraph-properties>
      <style:text-properties fo:font-size="9pt" style:font-size-asian="9pt"/>
    </style:style>
    <style:style style:name="Contents_20_6" style:display-name="Contents 6" style:family="paragraph" style:parent-style-name="Standard" style:next-style-name="Standard" style:class="index">
      <style:paragraph-properties fo:margin-left="4.064cm" fo:margin-right="1.016cm" fo:margin-top="0cm" fo:margin-bottom="0.212cm" fo:text-indent="0cm" style:auto-text-indent="false">
        <style:tab-stops>
          <style:tab-stop style:position="0.813cm" style:leader-style="dotted" style:leader-text="."/>
          <style:tab-stop style:position="11.176cm" style:type="right" style:leader-style="dotted" style:leader-text="."/>
        </style:tab-stops>
      </style:paragraph-properties>
      <style:text-properties fo:font-size="9pt" style:font-size-asian="9pt"/>
    </style:style>
    <style:style style:name="Contents_20_7" style:display-name="Contents 7" style:family="paragraph" style:parent-style-name="Standard" style:next-style-name="Standard" style:class="index">
      <style:paragraph-properties fo:margin-left="4.877cm" fo:margin-right="1.016cm" fo:margin-top="0cm" fo:margin-bottom="0.212cm" fo:text-indent="0cm" style:auto-text-indent="false">
        <style:tab-stops>
          <style:tab-stop style:position="0.813cm" style:leader-style="dotted" style:leader-text="."/>
          <style:tab-stop style:position="10.363cm" style:type="right" style:leader-style="dotted" style:leader-text="."/>
        </style:tab-stops>
      </style:paragraph-properties>
      <style:text-properties fo:font-size="9pt" style:font-size-asian="9pt"/>
    </style:style>
    <style:style style:name="Contents_20_8" style:display-name="Contents 8" style:family="paragraph" style:parent-style-name="Standard" style:next-style-name="Standard" style:class="index">
      <style:paragraph-properties fo:margin-left="5.69cm" fo:margin-right="1.016cm" fo:margin-top="0cm" fo:margin-bottom="0.212cm" fo:text-indent="0cm" style:auto-text-indent="false">
        <style:tab-stops>
          <style:tab-stop style:position="0.811cm" style:leader-style="dotted" style:leader-text="."/>
          <style:tab-stop style:position="9.55cm" style:type="right" style:leader-style="dotted" style:leader-text="."/>
        </style:tab-stops>
      </style:paragraph-properties>
      <style:text-properties fo:font-size="9pt" style:font-size-asian="9pt"/>
    </style:style>
    <style:style style:name="Contents_20_9" style:display-name="Contents 9" style:family="paragraph" style:parent-style-name="Standard" style:next-style-name="Standard" style:class="index">
      <style:paragraph-properties fo:margin-left="6.502cm" fo:margin-right="1.016cm" fo:margin-top="0cm" fo:margin-bottom="0.212cm" fo:text-indent="0cm" style:auto-text-indent="false">
        <style:tab-stops>
          <style:tab-stop style:position="0.813cm" style:leader-style="dotted" style:leader-text="."/>
          <style:tab-stop style:position="8.738cm" style:type="right" style:leader-style="dotted" style:leader-text="."/>
        </style:tab-stops>
      </style:paragraph-properties>
      <style:text-properties fo:font-size="9pt" style:font-size-asian="9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Standard" style:next-style-name="Standard" style:class="chapter">
      <style:paragraph-properties fo:margin-top="0cm" fo:margin-bottom="0.635cm"/>
      <style:text-properties fo:color="#800000" style:font-name="Arial1" fo:font-size="20pt" fo:font-weight="bold" style:font-size-asian="20pt" style:font-weight-asian="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ullet" style:family="paragraph" style:parent-style-name="Standard" style:list-style-name="WW8Num60">
      <style:paragraph-properties fo:margin-left="0cm" fo:margin-right="0cm" fo:margin-top="0cm" fo:margin-bottom="0.212cm" fo:text-indent="0cm" style:auto-text-indent="false">
        <style:tab-stops>
          <style:tab-stop style:position="0.762cm"/>
        </style:tab-stops>
      </style:paragraph-properties>
    </style:style>
    <style:style style:name="Bullet2" style:family="paragraph" style:parent-style-name="Standard" style:list-style-name="WW8Num44">
      <style:paragraph-properties fo:margin-left="0cm" fo:margin-right="0cm" fo:margin-top="0cm" fo:margin-bottom="0.212cm" fo:text-indent="0cm" style:auto-text-indent="false"/>
    </style:style>
    <style:style style:name="Bullet3" style:family="paragraph" style:parent-style-name="Standard" style:list-style-name="WW8Num68">
      <style:paragraph-properties fo:margin-left="0cm" fo:margin-right="0cm" fo:margin-top="0cm" fo:margin-bottom="0.106cm" fo:text-indent="0cm" style:auto-text-indent="false"/>
    </style:style>
    <style:style style:name="Bullet4" style:family="paragraph" style:parent-style-name="Standard" style:list-style-name="WW8Num50">
      <style:paragraph-properties fo:margin-left="0cm" fo:margin-right="0cm" fo:margin-top="0cm" fo:margin-bottom="0.141cm" fo:text-indent="0cm" style:auto-text-indent="false"/>
    </style:style>
    <style:style style:name="DefinitionDéfinition" style:family="paragraph" style:parent-style-name="Standard" style:next-style-name="Standard">
      <style:paragraph-properties>
        <style:tab-stops>
          <style:tab-stop style:position="1.588cm"/>
        </style:tab-stops>
      </style:paragraph-properties>
      <style:text-properties fo:language="fr" fo:country="CA"/>
    </style:style>
    <style:style style:name="Cell" style:family="paragraph" style:parent-style-name="Standard">
      <style:paragraph-properties fo:margin-top="0.106cm" fo:margin-bottom="0.106cm"/>
      <style:text-properties style:font-name="Arial1" fo:font-size="10pt" style:font-size-asian="10pt"/>
    </style:style>
    <style:style style:name="Cellbold" style:family="paragraph" style:parent-style-name="Cell">
      <style:text-properties fo:font-weight="bold" style:font-weight-asian="bold"/>
    </style:style>
    <style:style style:name="Cellbullet" style:family="paragraph" style:parent-style-name="Cell" style:list-style-name="WW8Num76">
      <style:paragraph-properties fo:margin-left="0cm" fo:margin-right="0cm" fo:text-indent="0cm" style:auto-text-indent="false">
        <style:tab-stops/>
      </style:paragraph-properties>
    </style:style>
    <style:style style:name="CellNAR" style:family="paragraph" style:parent-style-name="Cell">
      <style:paragraph-properties fo:margin-top="0.035cm" fo:margin-bottom="0.035cm"/>
      <style:text-properties style:font-name="Arial Narrow"/>
    </style:style>
    <style:style style:name="CellNARbold" style:family="paragraph" style:parent-style-name="CellNAR">
      <style:text-properties fo:font-weight="bold" style:font-weight-asian="bold"/>
    </style:style>
    <style:style style:name="CellNARbullet" style:family="paragraph" style:parent-style-name="CellNAR" style:list-style-name="WW8Num63">
      <style:paragraph-properties fo:margin-left="0cm" fo:margin-right="0cm" fo:text-indent="0cm" style:auto-text-indent="false">
        <style:tab-stops/>
      </style:paragraph-properties>
    </style:style>
    <style:style style:name="Normal_20_Indent" style:display-name="Normal Indent" style:family="paragraph" style:parent-style-name="Standard">
      <style:paragraph-properties fo:margin-left="0.762cm" fo:margin-right="0cm" fo:text-indent="0cm" style:auto-text-indent="false"/>
    </style:style>
    <style:style style:name="Normal_20_IndHalf" style:display-name="Normal IndHalf" style:family="paragraph" style:parent-style-name="Normal_20_Indent">
      <style:paragraph-properties fo:margin-top="0cm" fo:margin-bottom="0.212cm"/>
    </style:style>
    <style:style style:name="Normal_20_IndZero" style:display-name="Normal IndZero" style:family="paragraph" style:parent-style-name="Normal_20_Indent">
      <style:paragraph-properties fo:margin-top="0cm" fo:margin-bottom="0cm"/>
    </style:style>
    <style:style style:name="NormalHalf" style:family="paragraph" style:parent-style-name="Standard">
      <style:paragraph-properties fo:margin-top="0cm" fo:margin-bottom="0.212cm"/>
    </style:style>
    <style:style style:name="NormalZero" style:family="paragraph" style:parent-style-name="Standard">
      <style:paragraph-properties fo:margin-top="0cm" fo:margin-bottom="0cm"/>
    </style:style>
    <style:style style:name="Title_20_2" style:display-name="Title 2" style:family="paragraph" style:parent-style-name="Heading_20_2" style:next-style-name="Standard"/>
    <style:style style:name="Title_20_3" style:display-name="Title 3" style:family="paragraph" style:parent-style-name="Heading_20_3" style:next-style-name="Standard"/>
    <style:style style:name="Title_20_4" style:display-name="Title 4" style:family="paragraph" style:parent-style-name="Heading_20_4" style:next-style-name="Standard"/>
    <style:style style:name="Title_20_5" style:display-name="Title 5" style:family="paragraph" style:parent-style-name="Heading_20_5" style:next-style-name="Standard"/>
    <style:style style:name="Title_20_6" style:display-name="Title 6" style:family="paragraph" style:parent-style-name="Heading_20_6" style:next-style-name="Standard"/>
    <style:style style:name="Title_20_7" style:display-name="Title 7" style:family="paragraph" style:parent-style-name="Heading_20_7" style:next-style-name="Standard"/>
    <style:style style:name="Sub_20_Title" style:display-name="Sub Title" style:family="paragraph" style:parent-style-name="Standard" style:next-style-name="Standard">
      <style:text-properties style:font-name="Arial1" fo:font-style="italic" fo:font-weight="bold" style:font-style-asian="italic" style:font-weight-asian="bold"/>
    </style:style>
    <style:style style:name="Title_20_1" style:display-name="Title 1" style:family="paragraph" style:parent-style-name="Heading_20_1" style:next-style-name="Standard"/>
    <style:style style:name="Table_2f_Figure" style:display-name="Table/Figure" style:family="paragraph" style:parent-style-name="Standard" style:next-style-name="Standard">
      <style:paragraph-properties fo:keep-with-next="always"/>
      <style:text-properties style:font-name="Arial1" fo:font-weight="bold" style:font-weight-asian="bold"/>
    </style:style>
    <style:style style:name="Example_2f_Note" style:display-name="Example/Note" style:family="paragraph" style:parent-style-name="Standard" style:next-style-name="Standard">
      <style:paragraph-properties fo:keep-with-next="always"/>
      <style:text-properties fo:font-weight="bold" style:font-weight-asian="bold"/>
    </style:style>
    <style:style style:name="Address" style:family="paragraph" style:parent-style-name="Standard" style:next-style-name="Standard">
      <style:paragraph-properties fo:margin-left="1.27cm" fo:margin-right="0cm" fo:keep-together="always" fo:text-indent="0cm" style:auto-text-indent="false"/>
    </style:style>
    <style:style style:name="Level_20_1" style:display-name="Level 1" style:family="paragraph" style:parent-style-name="Standard">
      <style:paragraph-properties fo:margin-left="0cm" fo:margin-right="1.905cm" fo:margin-top="0cm" fo:margin-bottom="0cm" fo:orphans="0" fo:widows="0" fo:text-indent="0cm" style:auto-text-indent="false"/>
      <style:text-properties fo:language="en" fo:country="US" style:language-asian="en" style:country-asian="US"/>
    </style:style>
    <style:style style:name="ListEN" style:family="paragraph" style:parent-style-name="Standard" style:list-style-name="WW8Num54">
      <style:paragraph-properties fo:margin-left="0cm" fo:margin-right="0cm" fo:text-indent="0cm" style:auto-text-indent="false">
        <style:tab-stops>
          <style:tab-stop style:position="0cm"/>
        </style:tab-stops>
      </style:paragraph-properties>
    </style:style>
    <style:style style:name="List_20_2EN" style:display-name="List 2EN" style:family="paragraph" style:parent-style-name="Standard" style:list-style-name="WW8Num48">
      <style:paragraph-properties fo:margin-left="1.27cm" fo:margin-right="0cm" fo:text-indent="0cm" style:auto-text-indent="false">
        <style:tab-stops>
          <style:tab-stop style:position="0cm"/>
        </style:tab-stops>
      </style:paragraph-properties>
    </style:style>
    <style:style style:name="List_20_3EN" style:display-name="List 3EN" style:family="paragraph" style:parent-style-name="Standard" style:list-style-name="WW8Num53">
      <style:paragraph-properties fo:margin-left="2.54cm" fo:margin-right="0cm" fo:text-indent="0cm" style:auto-text-indent="false">
        <style:tab-stops>
          <style:tab-stop style:position="-1.27cm"/>
        </style:tab-stops>
      </style:paragraph-properties>
    </style:style>
    <style:style style:name="List_20_4EN" style:display-name="List 4EN" style:family="paragraph" style:parent-style-name="Standard" style:list-style-name="WW8Num55">
      <style:paragraph-properties fo:margin-left="3.81cm" fo:margin-right="0cm" fo:text-indent="0cm" style:auto-text-indent="false">
        <style:tab-stops>
          <style:tab-stop style:position="-2.54cm"/>
        </style:tab-stops>
      </style:paragraph-properties>
    </style:style>
    <style:style style:name="_21_body" style:display-name="!body" style:family="paragraph" style:parent-style-name="Text_20_body">
      <style:paragraph-properties fo:margin-top="0cm" fo:margin-bottom="0.423cm" fo:orphans="2" fo:widows="2"/>
      <style:text-properties fo:language="en" fo:country="US" style:language-asian="en" style:country-asian="US"/>
    </style:style>
    <style:style style:name="Normal_20_Indent2" style:display-name="Normal Indent2" style:family="paragraph" style:parent-style-name="Normal_20_Indent">
      <style:paragraph-properties fo:margin-left="1.524cm" fo:margin-right="0cm" fo:text-indent="0cm" style:auto-text-indent="false"/>
    </style:style>
    <style:style style:name="Bullet5" style:family="paragraph" style:parent-style-name="Standard" style:list-style-name="WW8Num52">
      <style:paragraph-properties fo:margin-left="0cm" fo:margin-right="0cm" fo:margin-top="0cm" fo:margin-bottom="0.141cm" fo:text-indent="0cm" style:auto-text-indent="false"/>
    </style:styl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Endnote_20_Symbol" style:display-name="End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WW8Num2z0" style:family="text">
      <style:text-properties style:font-name="Arial1" fo:font-size="10pt" fo:font-weight="bold" style:font-size-asian="10pt" style:font-weight-asian="bold"/>
    </style:style>
    <style:style style:name="WW8Num3z0" style:family="text">
      <style:text-properties style:font-name="Arial1" fo:font-size="10pt" fo:font-weight="bold" style:font-size-asian="10pt" style:font-weight-asian="bold"/>
    </style:style>
    <style:style style:name="WW8Num4z0" style:family="text">
      <style:text-properties style:font-name="Arial1" fo:font-size="10pt" fo:font-weight="bold" style:font-size-asian="10pt" style:font-weight-asian="bold"/>
    </style:style>
    <style:style style:name="WW8Num6z0" style:family="text">
      <style:text-properties style:font-name="Arial1" fo:font-size="10pt" fo:font-weight="bold" style:font-size-asian="10pt" style:font-weight-asian="bold"/>
    </style:style>
    <style:style style:name="WW8Num7z0" style:family="text">
      <style:text-properties fo:font-weight="bold" style:font-weight-asian="bold"/>
    </style:style>
    <style:style style:name="WW8Num8z0" style:family="text">
      <style:text-properties fo:font-weight="bold" style:font-weight-asian="bold"/>
    </style:style>
    <style:style style:name="WW8Num9z0" style:family="text">
      <style:text-properties fo:font-weight="bold" style:font-weight-asian="bold"/>
    </style:style>
    <style:style style:name="WW8Num10z0" style:family="text">
      <style:text-properties style:font-name="Arial1" fo:font-size="10pt" fo:font-weight="bold" style:font-size-asian="10pt" style:font-weight-asian="bold"/>
    </style:style>
    <style:style style:name="WW8Num11z0" style:family="text">
      <style:text-properties fo:font-weight="bold" style:font-weight-asian="bold"/>
    </style:style>
    <style:style style:name="WW8Num12z0" style:family="text">
      <style:text-properties style:font-name="Arial1" fo:font-size="10pt" fo:font-weight="bold" style:font-size-asian="10pt" style:font-weight-asian="bold"/>
    </style:style>
    <style:style style:name="WW8Num14z0" style:family="text">
      <style:text-properties fo:font-weight="bold" style:font-weight-asian="bold"/>
    </style:style>
    <style:style style:name="WW8Num15z0" style:family="text">
      <style:text-properties style:font-name="Arial1" fo:font-size="10pt" style:font-size-asian="10pt"/>
    </style:style>
    <style:style style:name="WW8Num16z0" style:family="text">
      <style:text-properties style:font-name="Arial1" fo:font-size="10pt" style:font-size-asian="10pt"/>
    </style:style>
    <style:style style:name="WW8Num23z0" style:family="text">
      <style:text-properties style:font-name="Arial1" fo:font-size="10pt" style:font-size-asian="10pt"/>
    </style:style>
    <style:style style:name="WW8Num25z0" style:family="text">
      <style:text-properties style:font-name="Arial1" fo:font-size="10pt" style:font-size-asian="10pt"/>
    </style:style>
    <style:style style:name="WW8Num28z0" style:family="text">
      <style:text-properties style:font-name="Arial1" fo:font-size="10pt" fo:font-weight="bold" style:font-size-asian="10pt" style:font-weight-asian="bold"/>
    </style:style>
    <style:style style:name="WW8Num30z0" style:family="text">
      <style:text-properties style:font-name="Arial1" fo:font-size="10pt" style:font-size-asian="10pt"/>
    </style:style>
    <style:style style:name="WW8Num35z0" style:family="text">
      <style:text-properties style:font-name="Arial1" fo:font-size="10pt" style:font-size-asian="10pt"/>
    </style:style>
    <style:style style:name="WW8Num39z0" style:family="text">
      <style:text-properties style:font-name="Arial1" fo:font-size="10pt" style:font-size-asian="10pt"/>
    </style:style>
    <style:style style:name="WW8Num42z0" style:family="text">
      <style:text-properties style:font-name="Monotype Sorts" fo:font-size="8pt" style:font-size-asian="8pt"/>
    </style:style>
    <style:style style:name="WW8Num44z0" style:family="text">
      <style:text-properties style:font-name="Symbol" fo:font-size="12pt" style:font-size-asian="12pt"/>
    </style:style>
    <style:style style:name="WW8Num46z0" style:family="text">
      <style:text-properties style:font-name="Monotype Sorts" fo:font-size="8pt" style:font-size-asian="8pt"/>
    </style:style>
    <style:style style:name="WW8Num49z0" style:family="text">
      <style:text-properties style:font-name="Symbol"/>
    </style:style>
    <style:style style:name="WW8Num50z0" style:family="text">
      <style:text-properties style:font-name="Symbol" fo:font-size="12pt" style:font-size-asian="12pt"/>
    </style:style>
    <style:style style:name="WW8Num51z0" style:family="text">
      <style:text-properties style:use-window-font-color="true" style:font-name="Symbol"/>
    </style:style>
    <style:style style:name="WW8Num52z0" style:family="text">
      <style:text-properties style:font-name="Times New Roman"/>
    </style:style>
    <style:style style:name="WW8Num58z0" style:family="text">
      <style:text-properties style:font-name="Monotype Sorts" fo:font-size="8pt" style:font-size-asian="8pt"/>
    </style:style>
    <style:style style:name="WW8Num60z0" style:family="text">
      <style:text-properties style:font-name="Symbol" fo:font-size="12pt" style:font-size-asian="12pt"/>
    </style:style>
    <style:style style:name="WW8Num62z0" style:family="text">
      <style:text-properties style:font-name="Wingdings" fo:font-size="8pt" style:font-size-asian="8pt"/>
    </style:style>
    <style:style style:name="WW8Num63z0" style:family="text">
      <style:text-properties style:font-name="Symbol"/>
    </style:style>
    <style:style style:name="WW8Num65z0" style:family="text">
      <style:text-properties style:font-name="Symbol"/>
    </style:style>
    <style:style style:name="WW8Num67z0" style:family="text">
      <style:text-properties style:font-name="Monotype Sorts" fo:font-size="8pt" style:font-size-asian="8pt"/>
    </style:style>
    <style:style style:name="WW8Num68z0" style:family="text">
      <style:text-properties style:font-name="Times New Roman" fo:font-size="12pt" style:font-size-asian="12pt"/>
    </style:style>
    <style:style style:name="WW8Num69z0" style:family="text">
      <style:text-properties style:font-name="Arial1" fo:font-size="14pt" fo:font-style="normal" fo:font-weight="bold" style:font-size-asian="14pt" style:font-style-asian="normal" style:font-weight-asian="bold"/>
    </style:style>
    <style:style style:name="WW8Num69z1" style:family="text">
      <style:text-properties style:font-name="Arial1" fo:font-size="12pt" fo:font-style="normal" fo:font-weight="bold" style:font-size-asian="12pt" style:font-style-asian="normal" style:font-weight-asian="bold"/>
    </style:style>
    <style:style style:name="WW8Num70z0" style:family="text">
      <style:text-properties style:font-name="Monotype Sorts" fo:font-size="8pt" style:font-size-asian="8pt"/>
    </style:style>
    <style:style style:name="WW8Num71z0" style:family="text">
      <style:text-properties style:font-name="Arial1" fo:font-size="14pt" fo:font-style="normal" fo:font-weight="bold" style:font-size-asian="14pt" style:font-style-asian="normal" style:font-weight-asian="bold"/>
    </style:style>
    <style:style style:name="WW8Num71z1" style:family="text">
      <style:text-properties style:font-name="Arial1" fo:font-size="12pt" fo:font-style="normal" fo:font-weight="bold" style:font-size-asian="12pt" style:font-style-asian="normal" style:font-weight-asian="bold"/>
    </style:style>
    <style:style style:name="WW8Num72z0" style:family="text">
      <style:text-properties style:font-name="Monotype Sorts"/>
    </style:style>
    <style:style style:name="WW8Num74z0" style:family="text">
      <style:text-properties style:use-window-font-color="true" style:font-name="Times New Roman" fo:font-size="12pt" style:font-size-asian="12pt"/>
    </style:style>
    <style:style style:name="WW8Num76z0" style:family="text">
      <style:text-properties style:font-name="Symbol"/>
    </style:style>
    <style:style style:name="WW8Num78z0" style:family="text">
      <style:text-properties style:font-name="Monotype Sorts" fo:font-size="8pt" style:font-size-asian="8pt"/>
    </style:style>
    <style:style style:name="WW8Num79z0" style:family="text">
      <style:text-properties style:font-name="Symbol" fo:font-size="12pt" style:font-size-asian="12pt"/>
    </style:style>
    <style:style style:name="WW8Num81z0" style:family="text">
      <style:text-properties style:font-name="Monotype Sorts" fo:font-size="10pt" style:font-size-asian="10pt"/>
    </style:style>
    <style:style style:name="WW8Num84z0" style:family="text">
      <style:text-properties style:font-name="Monotype Sorts" fo:font-size="10pt" style:font-size-asian="10pt"/>
    </style:style>
    <style:style style:name="WW8Num85z0" style:family="text">
      <style:text-properties style:font-name="Monotype Sorts" fo:font-size="8pt" style:font-size-asian="8pt"/>
    </style:style>
    <style:style style:name="WW8Num86z0" style:family="text">
      <style:text-properties style:use-window-font-color="true" style:font-name="Times New Roman" fo:font-size="12pt" style:font-size-asian="12pt"/>
    </style:style>
    <style:style style:name="WW8Num87z0" style:family="text">
      <style:text-properties style:font-name="Monotype Sorts" fo:font-size="8pt" style:font-size-asian="8pt"/>
    </style:style>
    <style:style style:name="WW8NumSt61z0" style:family="text">
      <style:text-properties style:font-name="WP MathA"/>
    </style:style>
    <style:style style:name="Default_20_Paragraph_20_Font" style:display-name="Default Paragraph Font" style:family="text"/>
    <style:style style:name="TermTerme" style:family="text" style:parent-style-name="Default_20_Paragraph_20_Font">
      <style:text-properties fo:font-weight="bold" style:font-weight-asian="bold"/>
    </style:style>
    <style:style style:name="TransTermTermeTraduit" style:family="text" style:parent-style-name="Default_20_Paragraph_20_Font">
      <style:text-properties fo:language="en" fo:country="GB" fo:font-style="italic" style:font-style-asian="italic"/>
    </style:style>
    <style:style style:name="PubName_2f_Nom" style:display-name="PubName/Nom" style:family="text" style:parent-style-name="Default_20_Paragraph_20_Font">
      <style:text-properties fo:font-style="italic" style:font-style-asian="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text:style-name="WW8Num69z0" style:num-suffix="." style:num-format="1">
        <style:list-level-properties text:min-label-width="0.762cm"/>
      </text:outline-level-style>
      <text:outline-level-style text:level="2" text:style-name="WW8Num69z1" style:num-format="1" text:display-levels="2">
        <style:list-level-properties text:min-label-width="0.762cm"/>
      </text:outline-level-style>
      <text:outline-level-style text:level="3" style:num-format="1" text:display-levels="3">
        <style:list-level-properties text:min-label-distance="0.101cm"/>
      </text:outline-level-style>
      <text:outline-level-style text:level="4" style:num-suffix="." style:num-format="1" text:display-levels="4">
        <style:list-level-properties text:space-before="1.905cm" text:min-label-width="1.143cm"/>
      </text:outline-level-style>
      <text:outline-level-style text:level="5" style:num-suffix="." style:num-format="1" text:display-levels="5">
        <style:list-level-properties text:space-before="2.54cm" text:min-label-width="1.397cm"/>
      </text:outline-level-style>
      <text:outline-level-style text:level="6" style:num-suffix="." style:num-format="1" text:display-levels="6">
        <style:list-level-properties text:space-before="3.175cm" text:min-label-width="1.651cm"/>
      </text:outline-level-style>
      <text:outline-level-style text:level="7" style:num-suffix="." style:num-format="1" text:display-levels="7">
        <style:list-level-properties text:space-before="3.81cm" text:min-label-width="1.905cm"/>
      </text:outline-level-style>
      <text:outline-level-style text:level="8" style:num-suffix="." style:num-format="1" text:display-levels="8">
        <style:list-level-properties text:space-before="4.445cm" text:min-label-width="2.159cm"/>
      </text:outline-level-style>
      <text:outline-level-style text:level="9" style:num-suffix="." style:num-format="1" text:display-levels="9">
        <style:list-level-properties text:space-before="5.08cm" text:min-label-width="2.54cm"/>
      </text:outline-level-style>
      <text:outline-level-style text:level="10" style:num-suffix="." style:num-format="1">
        <style:list-level-properties text:space-before="6.35cm" text:min-label-width="0.635cm"/>
      </text:outline-level-style>
    </text:outline-style>
    <text:list-style style:name="WW8Num1" text:consecutive-numbering="true">
      <text:list-level-style-number text:level="1" style:num-prefix="*" style:num-format="1" text:start-value="0"/>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list-level-style-number text:level="1" text:style-name="WW8Num2z0" style:num-suffix="." style:num-format="1">
        <style:list-level-properties text:min-label-width="1.905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3">
      <text:list-level-style-number text:level="1" text:style-name="WW8Num3z0" style:num-suffix="." style:num-format="1">
        <style:list-level-properties text:min-label-width="1.905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4">
      <text:list-level-style-number text:level="1" text:style-name="WW8Num4z0" style:num-suffix="." style:num-format="1">
        <style:list-level-properties text:min-label-width="1.27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5">
      <text:list-level-style-number text:level="1" style:num-suffix="." style:num-format="1">
        <style:list-level-properties text:min-label-width="1.27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6">
      <text:list-level-style-number text:level="1" text:style-name="WW8Num6z0" style:num-suffix="." style:num-format="1">
        <style:list-level-properties text:min-label-width="1.27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7">
      <text:list-level-style-number text:level="1" text:style-name="WW8Num7z0" style:num-suffix="." style:num-format="1">
        <style:list-level-properties text:min-label-width="1.27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8">
      <text:list-level-style-number text:level="1" text:style-name="WW8Num8z0" style:num-suffix="." style:num-format="1">
        <style:list-level-properties text:min-label-width="1.27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9">
      <text:list-level-style-number text:level="1" text:style-name="WW8Num9z0" style:num-suffix="." style:num-format="1">
        <style:list-level-properties text:min-label-width="1.27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10">
      <text:list-level-style-number text:level="1" text:style-name="WW8Num10z0" style:num-suffix="." style:num-format="1">
        <style:list-level-properties text:min-label-width="1.27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11">
      <text:list-level-style-number text:level="1" text:style-name="WW8Num11z0" style:num-suffix="." style:num-format="1">
        <style:list-level-properties text:min-label-width="1.27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12">
      <text:list-level-style-number text:level="1" text:style-name="WW8Num12z0" style:num-suffix="." style:num-format="1">
        <style:list-level-properties text:min-label-width="1.27cm"/>
      </text:list-level-style-number>
      <text:list-level-style-number text:level="2" style:num-format="1"/>
      <text:list-level-style-number text:level="3" style:num-format="A" style:num-letter-sync="true"/>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13">
      <text:list-level-style-number text:level="1" style:num-suffix="." style:num-format="A" style:num-letter-sync="true">
        <style:list-level-properties text:space-before="1.905cm" text:min-label-width="0.635cm"/>
      </text:list-level-style-number>
      <text:list-level-style-number text:level="2" style:num-format="A" style:num-letter-sync="true"/>
      <text:list-level-style-number text:level="3" style:num-format="A" style:num-letter-sync="true"/>
      <text:list-level-style-number text:level="4" style:num-format="A" style:num-letter-sync="true"/>
      <text:list-level-style-number text:level="5" style:num-format="A" style:num-letter-sync="true"/>
      <text:list-level-style-number text:level="6" style:num-format="A" style:num-letter-sync="true"/>
      <text:list-level-style-number text:level="7" style:num-format="A" style:num-letter-sync="true"/>
      <text:list-level-style-number text:level="8" style:num-format="A" style:num-letter-sync="true"/>
      <text:list-level-style-number text:level="9" style:num-format="1" text:start-value="0"/>
      <text:list-level-style-number text:level="10" style:num-suffix="." style:num-format="1">
        <style:list-level-properties text:space-before="6.35cm" text:min-label-width="0.635cm"/>
      </text:list-level-style-number>
    </text:list-style>
    <text:list-style style:name="WW8Num14">
      <text:list-level-style-number text:level="1" text:style-name="WW8Num14z0" style:num-suffix="." style:num-format="1">
        <style:list-level-properties text:min-label-width="1.27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15">
      <text:list-level-style-number text:level="1" text:style-name="WW8Num15z0" style:num-suffix="." style:num-format="1">
        <style:list-level-properties text:min-label-width="1.27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16">
      <text:list-level-style-number text:level="1" text:style-name="WW8Num16z0" style:num-suffix="." style:num-format="A" style:num-letter-sync="true">
        <style:list-level-properties text:min-label-width="1.905cm"/>
      </text:list-level-style-number>
      <text:list-level-style-number text:level="2" style:num-format="A" style:num-letter-sync="true"/>
      <text:list-level-style-number text:level="3" style:num-format="A" style:num-letter-sync="true"/>
      <text:list-level-style-number text:level="4" style:num-format="A" style:num-letter-sync="true"/>
      <text:list-level-style-number text:level="5" style:num-format="A" style:num-letter-sync="true"/>
      <text:list-level-style-number text:level="6" style:num-format="A" style:num-letter-sync="true"/>
      <text:list-level-style-number text:level="7" style:num-format="A" style:num-letter-sync="true"/>
      <text:list-level-style-number text:level="8" style:num-format="A" style:num-letter-sync="true"/>
      <text:list-level-style-number text:level="9" style:num-format="1" text:start-value="0"/>
      <text:list-level-style-number text:level="10" style:num-suffix="." style:num-format="1">
        <style:list-level-properties text:space-before="6.35cm" text:min-label-width="0.635cm"/>
      </text:list-level-style-number>
    </text:list-style>
    <text:list-style style:name="WW8Num17">
      <text:list-level-style-number text:level="1" style:num-suffix="." style:num-format="1">
        <style:list-level-properties text:min-label-width="1.905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18">
      <text:list-level-style-number text:level="1" style:num-suffix="." style:num-format="A" style:num-letter-sync="true">
        <style:list-level-properties text:space-before="2.54cm" text:min-label-width="1.27cm"/>
      </text:list-level-style-number>
      <text:list-level-style-number text:level="2" style:num-format="A" style:num-letter-sync="true"/>
      <text:list-level-style-number text:level="3" style:num-format="A" style:num-letter-sync="true"/>
      <text:list-level-style-number text:level="4" style:num-format="A" style:num-letter-sync="true"/>
      <text:list-level-style-number text:level="5" style:num-format="A" style:num-letter-sync="true"/>
      <text:list-level-style-number text:level="6" style:num-format="A" style:num-letter-sync="true"/>
      <text:list-level-style-number text:level="7" style:num-format="A" style:num-letter-sync="true"/>
      <text:list-level-style-number text:level="8" style:num-format="A" style:num-letter-sync="true"/>
      <text:list-level-style-number text:level="9" style:num-format="1" text:start-value="0"/>
      <text:list-level-style-number text:level="10" style:num-suffix="." style:num-format="1">
        <style:list-level-properties text:space-before="6.35cm" text:min-label-width="0.635cm"/>
      </text:list-level-style-number>
    </text:list-style>
    <text:list-style style:name="WW8Num19">
      <text:list-level-style-number text:level="1" style:num-suffix="." style:num-format="A" style:num-letter-sync="true">
        <style:list-level-properties text:space-before="2.54cm" text:min-label-width="1.27cm"/>
      </text:list-level-style-number>
      <text:list-level-style-number text:level="2" style:num-format="A" style:num-letter-sync="true"/>
      <text:list-level-style-number text:level="3" style:num-format="A" style:num-letter-sync="true"/>
      <text:list-level-style-number text:level="4" style:num-format="A" style:num-letter-sync="true"/>
      <text:list-level-style-number text:level="5" style:num-format="A" style:num-letter-sync="true"/>
      <text:list-level-style-number text:level="6" style:num-format="A" style:num-letter-sync="true"/>
      <text:list-level-style-number text:level="7" style:num-format="A" style:num-letter-sync="true"/>
      <text:list-level-style-number text:level="8" style:num-format="A" style:num-letter-sync="true"/>
      <text:list-level-style-number text:level="9" style:num-format="1" text:start-value="0"/>
      <text:list-level-style-number text:level="10" style:num-suffix="." style:num-format="1">
        <style:list-level-properties text:space-before="6.35cm" text:min-label-width="0.635cm"/>
      </text:list-level-style-number>
    </text:list-style>
    <text:list-style style:name="WW8Num20">
      <text:list-level-style-number text:level="1" style:num-suffix="." style:num-format="I">
        <style:list-level-properties text:space-before="2.54cm" text:min-label-width="1.27cm"/>
      </text:list-level-style-number>
      <text:list-level-style-number text:level="2" style:num-format="I"/>
      <text:list-level-style-number text:level="3" style:num-format="I"/>
      <text:list-level-style-number text:level="4" style:num-format="I"/>
      <text:list-level-style-number text:level="5" style:num-format="I"/>
      <text:list-level-style-number text:level="6" style:num-format="I"/>
      <text:list-level-style-number text:level="7" style:num-format="I"/>
      <text:list-level-style-number text:level="8" style:num-format="I"/>
      <text:list-level-style-number text:level="9" style:num-format="1" text:start-value="0"/>
      <text:list-level-style-number text:level="10" style:num-suffix="." style:num-format="1">
        <style:list-level-properties text:space-before="6.35cm" text:min-label-width="0.635cm"/>
      </text:list-level-style-number>
    </text:list-style>
    <text:list-style style:name="WW8Num21">
      <text:list-level-style-number text:level="1" style:num-suffix="." style:num-format="A" style:num-letter-sync="true">
        <style:list-level-properties text:space-before="2.54cm" text:min-label-width="1.27cm"/>
      </text:list-level-style-number>
      <text:list-level-style-number text:level="2" style:num-format="A" style:num-letter-sync="true"/>
      <text:list-level-style-number text:level="3" style:num-format="A" style:num-letter-sync="true"/>
      <text:list-level-style-number text:level="4" style:num-format="A" style:num-letter-sync="true"/>
      <text:list-level-style-number text:level="5" style:num-format="A" style:num-letter-sync="true"/>
      <text:list-level-style-number text:level="6" style:num-format="A" style:num-letter-sync="true"/>
      <text:list-level-style-number text:level="7" style:num-format="A" style:num-letter-sync="true"/>
      <text:list-level-style-number text:level="8" style:num-format="A" style:num-letter-sync="true"/>
      <text:list-level-style-number text:level="9" style:num-format="1" text:start-value="0"/>
      <text:list-level-style-number text:level="10" style:num-suffix="." style:num-format="1">
        <style:list-level-properties text:space-before="6.35cm" text:min-label-width="0.635cm"/>
      </text:list-level-style-number>
    </text:list-style>
    <text:list-style style:name="WW8Num22">
      <text:list-level-style-number text:level="1" style:num-suffix="." style:num-format="1">
        <style:list-level-properties text:min-label-width="1.905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23">
      <text:list-level-style-number text:level="1" text:style-name="WW8Num23z0" style:num-suffix="." style:num-format="A" style:num-letter-sync="true">
        <style:list-level-properties text:min-label-width="1.905cm"/>
      </text:list-level-style-number>
      <text:list-level-style-number text:level="2" style:num-format="A" style:num-letter-sync="true"/>
      <text:list-level-style-number text:level="3" style:num-format="A" style:num-letter-sync="true"/>
      <text:list-level-style-number text:level="4" style:num-format="A" style:num-letter-sync="true"/>
      <text:list-level-style-number text:level="5" style:num-format="A" style:num-letter-sync="true"/>
      <text:list-level-style-number text:level="6" style:num-format="A" style:num-letter-sync="true"/>
      <text:list-level-style-number text:level="7" style:num-format="A" style:num-letter-sync="true"/>
      <text:list-level-style-number text:level="8" style:num-format="A" style:num-letter-sync="true"/>
      <text:list-level-style-number text:level="9" style:num-format="1" text:start-value="0"/>
      <text:list-level-style-number text:level="10" style:num-suffix="." style:num-format="1">
        <style:list-level-properties text:space-before="6.35cm" text:min-label-width="0.635cm"/>
      </text:list-level-style-number>
    </text:list-style>
    <text:list-style style:name="WW8Num24">
      <text:list-level-style-number text:level="1" style:num-suffix="." style:num-format="1">
        <style:list-level-properties text:min-label-width="1.905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25">
      <text:list-level-style-number text:level="1" text:style-name="WW8Num25z0" style:num-suffix="." style:num-format="A" style:num-letter-sync="true">
        <style:list-level-properties text:min-label-width="1.905cm"/>
      </text:list-level-style-number>
      <text:list-level-style-number text:level="2" style:num-format="A" style:num-letter-sync="true"/>
      <text:list-level-style-number text:level="3" style:num-format="A" style:num-letter-sync="true"/>
      <text:list-level-style-number text:level="4" style:num-format="A" style:num-letter-sync="true"/>
      <text:list-level-style-number text:level="5" style:num-format="A" style:num-letter-sync="true"/>
      <text:list-level-style-number text:level="6" style:num-format="A" style:num-letter-sync="true"/>
      <text:list-level-style-number text:level="7" style:num-format="A" style:num-letter-sync="true"/>
      <text:list-level-style-number text:level="8" style:num-format="A" style:num-letter-sync="true"/>
      <text:list-level-style-number text:level="9" style:num-format="1" text:start-value="0"/>
      <text:list-level-style-number text:level="10" style:num-suffix="." style:num-format="1">
        <style:list-level-properties text:space-before="6.35cm" text:min-label-width="0.635cm"/>
      </text:list-level-style-number>
    </text:list-style>
    <text:list-style style:name="WW8Num26">
      <text:list-level-style-number text:level="1" style:num-suffix="." style:num-format="1">
        <style:list-level-properties text:min-label-width="1.905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27">
      <text:list-level-style-number text:level="1" style:num-suffix="." style:num-format="1">
        <style:list-level-properties text:min-label-width="1.905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28">
      <text:list-level-style-number text:level="1" text:style-name="WW8Num28z0" style:num-suffix="." style:num-format="A" style:num-letter-sync="true">
        <style:list-level-properties text:min-label-width="1.905cm"/>
      </text:list-level-style-number>
      <text:list-level-style-number text:level="2" style:num-format="A" style:num-letter-sync="true"/>
      <text:list-level-style-number text:level="3" style:num-format="A" style:num-letter-sync="true"/>
      <text:list-level-style-number text:level="4" style:num-format="A" style:num-letter-sync="true"/>
      <text:list-level-style-number text:level="5" style:num-format="A" style:num-letter-sync="true"/>
      <text:list-level-style-number text:level="6" style:num-format="A" style:num-letter-sync="true"/>
      <text:list-level-style-number text:level="7" style:num-format="A" style:num-letter-sync="true"/>
      <text:list-level-style-number text:level="8" style:num-format="A" style:num-letter-sync="true"/>
      <text:list-level-style-number text:level="9" style:num-format="1" text:start-value="0"/>
      <text:list-level-style-number text:level="10" style:num-suffix="." style:num-format="1">
        <style:list-level-properties text:space-before="6.35cm" text:min-label-width="0.635cm"/>
      </text:list-level-style-number>
    </text:list-style>
    <text:list-style style:name="WW8Num29">
      <text:list-level-style-number text:level="1" style:num-suffix="." style:num-format="1">
        <style:list-level-properties text:min-label-width="1.905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30">
      <text:list-level-style-number text:level="1" text:style-name="WW8Num30z0" style:num-suffix="." style:num-format="A" style:num-letter-sync="true">
        <style:list-level-properties text:min-label-width="1.905cm"/>
      </text:list-level-style-number>
      <text:list-level-style-number text:level="2" style:num-format="A" style:num-letter-sync="true"/>
      <text:list-level-style-number text:level="3" style:num-format="A" style:num-letter-sync="true"/>
      <text:list-level-style-number text:level="4" style:num-format="A" style:num-letter-sync="true"/>
      <text:list-level-style-number text:level="5" style:num-format="A" style:num-letter-sync="true"/>
      <text:list-level-style-number text:level="6" style:num-format="A" style:num-letter-sync="true"/>
      <text:list-level-style-number text:level="7" style:num-format="A" style:num-letter-sync="true"/>
      <text:list-level-style-number text:level="8" style:num-format="A" style:num-letter-sync="true"/>
      <text:list-level-style-number text:level="9" style:num-format="1" text:start-value="0"/>
      <text:list-level-style-number text:level="10" style:num-suffix="." style:num-format="1">
        <style:list-level-properties text:space-before="6.35cm" text:min-label-width="0.635cm"/>
      </text:list-level-style-number>
    </text:list-style>
    <text:list-style style:name="WW8Num31">
      <text:list-level-style-number text:level="1" style:num-suffix="." style:num-format="1">
        <style:list-level-properties text:min-label-width="1.905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32">
      <text:list-level-style-number text:level="1" style:num-suffix="." style:num-format="1">
        <style:list-level-properties text:min-label-width="1.905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33">
      <text:list-level-style-number text:level="1" style:num-suffix="." style:num-format="A" style:num-letter-sync="true">
        <style:list-level-properties text:space-before="2.54cm" text:min-label-width="1.27cm"/>
      </text:list-level-style-number>
      <text:list-level-style-number text:level="2" style:num-format="A" style:num-letter-sync="true"/>
      <text:list-level-style-number text:level="3" style:num-format="A" style:num-letter-sync="true"/>
      <text:list-level-style-number text:level="4" style:num-format="A" style:num-letter-sync="true"/>
      <text:list-level-style-number text:level="5" style:num-format="A" style:num-letter-sync="true"/>
      <text:list-level-style-number text:level="6" style:num-format="A" style:num-letter-sync="true"/>
      <text:list-level-style-number text:level="7" style:num-format="A" style:num-letter-sync="true"/>
      <text:list-level-style-number text:level="8" style:num-format="A" style:num-letter-sync="true"/>
      <text:list-level-style-number text:level="9" style:num-format="1" text:start-value="0"/>
      <text:list-level-style-number text:level="10" style:num-suffix="." style:num-format="1">
        <style:list-level-properties text:space-before="6.35cm" text:min-label-width="0.635cm"/>
      </text:list-level-style-number>
    </text:list-style>
    <text:list-style style:name="WW8Num34">
      <text:list-level-style-number text:level="1" style:num-suffix="." style:num-format="1">
        <style:list-level-properties text:min-label-width="1.905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35">
      <text:list-level-style-number text:level="1" text:style-name="WW8Num35z0" style:num-suffix="." style:num-format="1">
        <style:list-level-properties text:min-label-width="1.905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36">
      <text:list-level-style-number text:level="1" style:num-suffix="." style:num-format="1">
        <style:list-level-properties text:min-label-width="1.905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37">
      <text:list-level-style-number text:level="1" style:num-suffix="." style:num-format="A" style:num-letter-sync="true">
        <style:list-level-properties text:space-before="2.54cm" text:min-label-width="1.27cm"/>
      </text:list-level-style-number>
      <text:list-level-style-number text:level="2" style:num-format="A" style:num-letter-sync="true"/>
      <text:list-level-style-number text:level="3" style:num-format="A" style:num-letter-sync="true"/>
      <text:list-level-style-number text:level="4" style:num-format="A" style:num-letter-sync="true"/>
      <text:list-level-style-number text:level="5" style:num-format="A" style:num-letter-sync="true"/>
      <text:list-level-style-number text:level="6" style:num-format="A" style:num-letter-sync="true"/>
      <text:list-level-style-number text:level="7" style:num-format="A" style:num-letter-sync="true"/>
      <text:list-level-style-number text:level="8" style:num-format="A" style:num-letter-sync="true"/>
      <text:list-level-style-number text:level="9" style:num-format="1" text:start-value="0"/>
      <text:list-level-style-number text:level="10" style:num-suffix="." style:num-format="1">
        <style:list-level-properties text:space-before="6.35cm" text:min-label-width="0.635cm"/>
      </text:list-level-style-number>
    </text:list-style>
    <text:list-style style:name="WW8Num38">
      <text:list-level-style-number text:level="1" style:num-suffix="." style:num-format="1">
        <style:list-level-properties text:min-label-width="1.905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39">
      <text:list-level-style-number text:level="1" text:style-name="WW8Num39z0" style:num-suffix="." style:num-format="1">
        <style:list-level-properties text:min-label-width="1.905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40">
      <text:list-level-style-number text:level="1" style:num-suffix="." style:num-format="1">
        <style:list-level-properties text:min-label-width="1.905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41" text:consecutive-numbering="true">
      <text:list-level-style-number text:level="1" style:num-prefix="(" style:num-suffix=")" style:num-format="1">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2" text:consecutive-numbering="true">
      <text:list-level-style-bullet text:level="1" text:style-name="WW8Num42z0" style:num-suffix="." text:bullet-char="">
        <style:list-level-properties text:space-before="0.635cm"/>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3" text:consecutive-numbering="true">
      <text:list-level-style-number text:level="1" style:num-prefix="(" style:num-suffix=")" style:num-format="a" style:num-letter-sync="true">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4" text:consecutive-numbering="true">
      <text:list-level-style-bullet text:level="1" text:style-name="WW8Num44z0" style:num-suffix="." text:bullet-char="">
        <style:list-level-properties text:space-before="1.524cm" text:min-label-width="0.762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5" text:consecutive-numbering="true">
      <text:list-level-style-number text:level="1" style:num-suffix="." style:num-format="1" text:start-value="2">
        <style:list-level-properties text:space-before="1.27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6" text:consecutive-numbering="true">
      <text:list-level-style-bullet text:level="1" text:style-name="WW8Num46z0" style:num-suffix="." text:bullet-char="">
        <style:list-level-properties text:min-label-width="1.27cm"/>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7" text:consecutive-numbering="true">
      <text:list-level-style-number text:level="1" style:num-format="1">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8" text:consecutive-numbering="true">
      <text:list-level-style-number text:level="1" style:num-suffix=")" style:num-format="i">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9" text:consecutive-numbering="true">
      <text:list-level-style-bullet text:level="1" text:style-name="WW8Num4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0" text:consecutive-numbering="true">
      <text:list-level-style-bullet text:level="1" text:style-name="WW8Num50z0" style:num-suffix="." text:bullet-char="">
        <style:list-level-properties text:space-before="2.794cm" text:min-label-width="0.762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1" text:consecutive-numbering="true">
      <text:list-level-style-bullet text:level="1" text:style-name="WW8Num5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2" text:consecutive-numbering="true">
      <text:list-level-style-bullet text:level="1" text:style-name="WW8Num52z0" style:num-suffix="." text:bullet-char="−">
        <style:list-level-properties text:space-before="3.556cm" text:min-label-width="0.762cm"/>
        <style:text-properties style:font-name="Times New Roman"/>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3" text:consecutive-numbering="true">
      <text:list-level-style-number text:level="1" style:num-suffix=")" style:num-format="A" style:num-letter-sync="true">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4" text:consecutive-numbering="true">
      <text:list-level-style-number text:level="1" style:num-suffix=")" style:num-format="a" style:num-letter-sync="true"/>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5" text:consecutive-numbering="true">
      <text:list-level-style-number text:level="1" style:num-suffix=")" style:num-format="1">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6">
      <text:list-level-style-number text:level="1" style:num-format="1" text:start-value="4">
        <style:list-level-properties text:min-label-width="1.27cm"/>
      </text:list-level-style-number>
      <text:list-level-style-number text:level="2" style:num-format="1" text:start-value="4" text:display-levels="2">
        <style:list-level-properties text:min-label-width="1.27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27cm"/>
      </text:list-level-style-number>
      <text:list-level-style-number text:level="5" style:num-format="1" text:display-levels="5">
        <style:list-level-properties text:min-label-width="1.905cm"/>
      </text:list-level-style-number>
      <text:list-level-style-number text:level="6" style:num-format="1" text:display-levels="6">
        <style:list-level-properties text:min-label-width="1.905cm"/>
      </text:list-level-style-number>
      <text:list-level-style-number text:level="7" style:num-format="1" text:display-levels="7">
        <style:list-level-properties text:min-label-width="2.54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3.175cm"/>
      </text:list-level-style-number>
      <text:list-level-style-number text:level="10" style:num-suffix="." style:num-format="1">
        <style:list-level-properties text:space-before="6.35cm" text:min-label-width="0.635cm"/>
      </text:list-level-style-number>
    </text:list-style>
    <text:list-style style:name="WW8Num57" text:consecutive-numbering="true">
      <text:list-level-style-number text:level="1" style:num-prefix="(" style:num-suffix=")" style:num-format="a" style:num-letter-sync="true">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8" text:consecutive-numbering="true">
      <text:list-level-style-bullet text:level="1" text:style-name="WW8Num58z0" style:num-suffix="." text:bullet-char="">
        <style:list-level-properties text:min-label-width="0.635cm"/>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9" text:consecutive-numbering="true">
      <text:list-level-style-number text:level="1" style:num-prefix="a)" style:num-format="">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0" text:consecutive-numbering="true">
      <text:list-level-style-bullet text:level="1" text:style-name="WW8Num60z0" style:num-suffix="." text:bullet-char="">
        <style:list-level-properties text:min-label-width="0.762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1" text:consecutive-numbering="true">
      <text:list-level-style-number text:level="1" style:num-prefix="(" style:num-suffix=")" style:num-format="a" style:num-letter-sync="true"/>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2" text:consecutive-numbering="true">
      <text:list-level-style-bullet text:level="1" text:style-name="WW8Num62z0" style:num-suffix="." text:bullet-char="">
        <style:list-level-properties text:space-before="1.524cm" text:min-label-width="0.762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3" text:consecutive-numbering="true">
      <text:list-level-style-bullet text:level="1" text:style-name="WW8Num63z0" style:num-suffix="." text:bullet-char="">
        <style:list-level-properties text:min-label-width="0.381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4" text:consecutive-numbering="true">
      <text:list-level-style-number text:level="1" style:num-prefix="(" style:num-suffix=")" style:num-format="a" style:num-letter-sync="true">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5" text:consecutive-numbering="true">
      <text:list-level-style-bullet text:level="1" text:style-name="WW8Num6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6" text:consecutive-numbering="true">
      <text:list-level-style-number text:level="1" style:num-prefix="(" style:num-suffix=")" style:num-format="i">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7" text:consecutive-numbering="true">
      <text:list-level-style-bullet text:level="1" text:style-name="WW8Num67z0" style:num-suffix="." text:bullet-char="">
        <style:list-level-properties text:min-label-width="0.635cm"/>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8" text:consecutive-numbering="true">
      <text:list-level-style-bullet text:level="1" text:style-name="WW8Num68z0" style:num-suffix="." text:bullet-char="−">
        <style:list-level-properties text:space-before="2.286cm" text:min-label-width="0.762cm"/>
        <style:text-properties style:font-name="Times New Roman"/>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9">
      <text:list-level-style-number text:level="1" text:style-name="WW8Num69z0" style:num-suffix="." style:num-format="1">
        <style:list-level-properties text:min-label-width="0.762cm"/>
      </text:list-level-style-number>
      <text:list-level-style-number text:level="2" text:style-name="WW8Num69z1" style:num-format="1" text:display-levels="2">
        <style:list-level-properties text:space-before="0.762cm" text:min-label-width="0.762cm"/>
      </text:list-level-style-number>
      <text:list-level-style-number text:level="3" style:num-format="1" text:display-levels="3">
        <style:list-level-properties text:space-before="1.524cm" text:min-label-width="0.762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70" text:consecutive-numbering="true">
      <text:list-level-style-bullet text:level="1" text:style-name="WW8Num70z0" style:num-suffix="." text:bullet-char="">
        <style:list-level-properties text:min-label-width="0.635cm"/>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1">
      <text:list-level-style-number text:level="1" text:style-name="WW8Num71z0" style:num-suffix="." style:num-format="1">
        <style:list-level-properties text:min-label-width="0.762cm"/>
      </text:list-level-style-number>
      <text:list-level-style-number text:level="2" text:style-name="WW8Num71z1" style:num-suffix="." style:num-format="1" text:display-levels="2">
        <style:list-level-properties text:space-before="0.889cm" text:min-label-width="0.889cm"/>
      </text:list-level-style-number>
      <text:list-level-style-number text:level="3" style:num-suffix="." style:num-format="1" text:display-levels="3">
        <style:list-level-properties text:space-before="2.667cm" text:min-label-width="0.381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72" text:consecutive-numbering="true">
      <text:list-level-style-bullet text:level="1" text:style-name="WW8Num72z0" style:num-suffix="." text:bullet-char="">
        <style:list-level-properties text:space-before="0.635cm"/>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3" text:consecutive-numbering="true">
      <text:list-level-style-number text:level="1" style:num-prefix="(" style:num-suffix=")" style:num-format="a" style:num-letter-sync="true" text:start-value="2">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4" text:consecutive-numbering="true">
      <text:list-level-style-bullet text:level="1" text:style-name="WW8Num74z0" style:num-suffix="." text:bullet-char="–">
        <style:list-level-properties text:min-label-width="0.635cm"/>
        <style:text-properties style:font-name="Times New Roman"/>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5">
      <text:list-level-style-number text:level="1" style:num-format="1" text:start-value="7">
        <style:list-level-properties text:min-label-width="1.27cm"/>
      </text:list-level-style-number>
      <text:list-level-style-number text:level="2" style:num-format="1" text:start-value="2" text:display-levels="2">
        <style:list-level-properties text:min-label-width="1.27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27cm"/>
      </text:list-level-style-number>
      <text:list-level-style-number text:level="5" style:num-format="1" text:display-levels="5">
        <style:list-level-properties text:min-label-width="1.905cm"/>
      </text:list-level-style-number>
      <text:list-level-style-number text:level="6" style:num-format="1" text:display-levels="6">
        <style:list-level-properties text:min-label-width="1.905cm"/>
      </text:list-level-style-number>
      <text:list-level-style-number text:level="7" style:num-format="1" text:display-levels="7">
        <style:list-level-properties text:min-label-width="2.54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3.175cm"/>
      </text:list-level-style-number>
      <text:list-level-style-number text:level="10" style:num-suffix="." style:num-format="1">
        <style:list-level-properties text:space-before="6.35cm" text:min-label-width="0.635cm"/>
      </text:list-level-style-number>
    </text:list-style>
    <text:list-style style:name="WW8Num76" text:consecutive-numbering="true">
      <text:list-level-style-bullet text:level="1" text:style-name="WW8Num7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7" text:consecutive-numbering="true">
      <text:list-level-style-number text:level="1" style:num-prefix="(" style:num-suffix=")" style:num-format="a" style:num-letter-sync="true">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8" text:consecutive-numbering="true">
      <text:list-level-style-bullet text:level="1" text:style-name="WW8Num78z0" style:num-suffix="." text:bullet-char="">
        <style:list-level-properties text:space-before="0.635cm"/>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9" text:consecutive-numbering="true">
      <text:list-level-style-bullet text:level="1" text:style-name="WW8Num79z0" style:num-suffix="." text:bullet-char="">
        <style:list-level-properties text:space-before="0.762cm" text:min-label-width="0.762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0" text:consecutive-numbering="true">
      <text:list-level-style-number text:level="1" style:num-prefix="(" style:num-suffix=")" style:num-format="a" style:num-letter-sync="true">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1" text:consecutive-numbering="true">
      <text:list-level-style-bullet text:level="1" text:style-name="WW8Num81z0" style:num-suffix="." text:bullet-char="">
        <style:list-level-properties text:min-label-width="0.635cm"/>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2" text:consecutive-numbering="true">
      <text:list-level-style-number text:level="1" style:num-prefix="(" style:num-suffix=")" style:num-format="A" style:num-letter-sync="true">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3" text:consecutive-numbering="true">
      <text:list-level-style-number text:level="1" style:num-suffix=")" style:num-format="a" style:num-letter-sync="true">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4" text:consecutive-numbering="true">
      <text:list-level-style-bullet text:level="1" text:style-name="WW8Num84z0" style:num-suffix="." text:bullet-char="">
        <style:list-level-properties text:min-label-width="0.635cm"/>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5" text:consecutive-numbering="true">
      <text:list-level-style-bullet text:level="1" text:style-name="WW8Num85z0" style:num-suffix="." text:bullet-char="">
        <style:list-level-properties text:min-label-width="0.635cm"/>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6" text:consecutive-numbering="true">
      <text:list-level-style-bullet text:level="1" text:style-name="WW8Num86z0" style:num-suffix="." text:bullet-char="–">
        <style:list-level-properties text:min-label-width="0.635cm"/>
        <style:text-properties style:font-name="Times New Roman"/>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7" text:consecutive-numbering="true">
      <text:list-level-style-bullet text:level="1" text:style-name="WW8Num87z0" style:num-suffix="." text:bullet-char="">
        <style:list-level-properties text:min-label-width="0.635cm"/>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8" text:consecutive-numbering="true">
      <text:list-level-style-number text:level="1" style:num-prefix="(" style:num-suffix=")" style:num-format="a" style:num-letter-sync="true">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a9" style:family="table">
      <style:table-properties style:width="14.619cm" fo:margin-left="0.018cm" fo:margin-right="0.014cm" table:align="margins" style:writing-mode="lr-tb"/>
    </style:style>
    <style:style style:name="Tabela9.A" style:family="table-column">
      <style:table-column-properties style:column-width="2.91cm" style:rel-column-width="13048*"/>
    </style:style>
    <style:style style:name="Tabela9.B" style:family="table-column">
      <style:table-column-properties style:column-width="4.537cm" style:rel-column-width="20335*"/>
    </style:style>
    <style:style style:name="Tabela9.C" style:family="table-column">
      <style:table-column-properties style:column-width="5.387cm" style:rel-column-width="24150*"/>
    </style:style>
    <style:style style:name="Tabela9.D" style:family="table-column">
      <style:table-column-properties style:column-width="1.785cm" style:rel-column-width="8002*"/>
    </style:style>
    <style:style style:name="Tabela9.1" style:family="table-row">
      <style:table-row-properties style:keep-together="true"/>
    </style:style>
    <style:style style:name="Tabela9.A1" style:family="table-cell">
      <style:table-cell-properties style:vertical-align="top" fo:padding-left="0.191cm" fo:padding-right="0.191cm" fo:padding-top="0cm" fo:padding-bottom="0cm" fo:border-left="0.002cm solid #000000" fo:border-right="none" fo:border-top="0.002cm solid #000000" fo:border-bottom="0.002cm solid #000000" style:writing-mode="lr-tb"/>
    </style:style>
    <style:style style:name="Tabela9.D1" style:family="table-cell">
      <style:table-cell-properties style:vertical-align="top" fo:padding-left="0.191cm" fo:padding-right="0.191cm" fo:padding-top="0cm" fo:padding-bottom="0cm" fo:border="0.002cm solid #000000" style:writing-mode="lr-tb"/>
    </style:style>
    <style:style style:name="P1" style:family="paragraph" style:parent-style-name="Footer">
      <style:paragraph-properties>
        <style:tab-stops>
          <style:tab-stop style:position="15.24cm" style:type="right"/>
        </style:tab-stops>
      </style:paragraph-properties>
    </style:style>
    <style:style style:name="P2" style:family="paragraph" style:parent-style-name="Header">
      <style:paragraph-properties>
        <style:tab-stops>
          <style:tab-stop style:position="15.24cm" style:type="right"/>
        </style:tab-stops>
      </style:paragraph-properties>
    </style:style>
    <style:style style:name="P3" style:family="paragraph" style:parent-style-name="Header">
      <style:paragraph-properties fo:margin-left="0cm" fo:margin-right="0cm" fo:text-indent="0cm" style:auto-text-indent="false">
        <style:tab-stops>
          <style:tab-stop style:position="15.24cm" style:type="right"/>
        </style:tab-stops>
      </style:paragraph-properties>
    </style:style>
    <style:style style:name="P4" style:family="paragraph" style:parent-style-name="Standard">
      <style:paragraph-properties fo:margin-top="0cm" fo:margin-bottom="0cm" fo:text-align="center" style:justify-single-word="false" fo:hyphenation-ladder-count="no-limit">
        <style:tab-stops>
          <style:tab-stop style:position="0cm"/>
          <style:tab-stop style:position="16.51cm" style:type="right"/>
        </style:tab-stops>
      </style:paragraph-properties>
      <style:text-properties fo:language="en" fo:country="GB" fo:hyphenate="false" fo:hyphenation-remain-char-count="2" fo:hyphenation-push-char-count="2"/>
    </style:style>
    <style:style style:name="P5" style:family="paragraph" style:parent-style-name="Header">
      <style:paragraph-properties fo:margin-left="-0.085cm" fo:margin-right="0.004cm" fo:text-indent="0cm" style:auto-text-indent="false" style:snap-to-layout-grid="false"/>
      <style:text-properties fo:font-size="8pt" style:font-size-asian="8pt"/>
    </style:style>
    <style:style style:name="P6" style:family="paragraph" style:parent-style-name="Header">
      <style:paragraph-properties fo:margin-left="-0.085cm" fo:margin-right="0.004cm" fo:text-indent="0cm" style:auto-text-indent="false" style:snap-to-layout-grid="false"/>
    </style:style>
    <style:style style:name="T1" style:family="text"/>
    <style:style style:name="T2" style:family="text">
      <style:text-properties fo:font-size="8pt" fo:font-weight="normal" style:font-size-asian="8pt" style:font-weight-asian="normal" style:font-weight-complex="normal"/>
    </style:style>
    <style:style style:name="T3" style:family="text">
      <style:text-properties fo:font-size="8pt" fo:font-weight="bold" style:font-size-asian="8pt" style:font-weight-asian="bold"/>
    </style:style>
    <style:style style:name="T4" style:family="text">
      <style:text-properties fo:font-size="8pt" style:font-size-asian="8pt"/>
    </style:style>
    <style:style style:name="T5" style:family="text">
      <style:text-properties fo:font-size="9pt" style:font-size-asian="9pt"/>
    </style:style>
    <style:page-layout style:name="pm1">
      <style:page-layout-properties fo:page-width="21.001cm" fo:page-height="29.7cm" style:num-format="1" style:print-orientation="portrait" fo:margin-top="1.27cm" fo:margin-bottom="1.27cm" fo:margin-left="3.175cm" fo:margin-right="3.175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1.59cm" fo:page-height="27.94cm" style:num-format="1" style:print-orientation="portrait" fo:margin-top="0.762cm" fo:margin-bottom="0.762cm" fo:margin-left="3.175cm" fo:margin-right="3.175cm" style:writing-mode="lr-tb" style:layout-grid-color="#c0c0c0" style:layout-grid-lines="41"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143cm" fo:margin-left="0cm" fo:margin-right="0cm" fo:margin-bottom="1.044cm" style:dynamic-spacing="true"/>
      </style:header-style>
      <style:footer-style>
        <style:header-footer-properties fo:min-height="2.286cm" fo:margin-left="0cm" fo:margin-right="0cm" fo:margin-top="2.187cm" style:dynamic-spacing="true"/>
      </style:footer-style>
    </style:page-layout>
    <style:page-layout style:name="pm3">
      <style:page-layout-properties fo:page-width="20.999cm" fo:page-height="29.699cm" style:num-format="1" style:print-orientation="portrait" fo:margin-top="1.27cm" fo:margin-bottom="1.27cm" fo:margin-left="3.175cm" fo:margin-right="3.175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style:page-layout style:name="pm4">
      <style:page-layout-properties fo:page-width="21.001cm" fo:page-height="29.7cm" style:num-format="i" style:print-orientation="portrait" fo:margin-top="1.259cm" fo:margin-bottom="1.66cm" fo:margin-left="3.175cm" fo:margin-right="3.175cm" style:shadow="none" fo:background-color="transparent" style:writing-mode="lr-tb" style:layout-grid-color="#c0c0c0" style:layout-grid-lines="41" style:layout-grid-base-height="0.423cm" style:layout-grid-ruby-height="0.212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header-footer-properties fo:min-height="1.141cm" fo:margin-left="0cm" fo:margin-right="0cm" fo:margin-bottom="1.041cm" style:dynamic-spacing="true"/>
      </style:header-style>
      <style:footer-style>
        <style:header-footer-properties fo:min-height="1.39cm" fo:margin-left="0cm" fo:margin-right="0cm" fo:margin-top="1.289cm" style:dynamic-spacing="true"/>
      </style:footer-style>
    </style:page-layout>
    <style:page-layout style:name="pm5">
      <style:page-layout-properties fo:page-width="21.001cm" fo:page-height="29.7cm" style:num-format="i" style:print-orientation="portrait" fo:margin-top="0.762cm" fo:margin-bottom="0.762cm" fo:margin-left="3.175cm" fo:margin-right="3.175cm" style:writing-mode="lr-tb" style:layout-grid-color="#c0c0c0" style:layout-grid-lines="41"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143cm" fo:margin-left="0cm" fo:margin-right="0cm" fo:margin-bottom="1.044cm" style:dynamic-spacing="true"/>
      </style:header-style>
      <style:footer-style>
        <style:header-footer-properties fo:min-height="2.286cm" fo:margin-left="0cm" fo:margin-right="0cm" fo:margin-top="2.187cm" style:dynamic-spacing="true"/>
      </style:footer-style>
    </style:page-layout>
    <style:page-layout style:name="pm6">
      <style:page-layout-properties fo:page-width="21.001cm" fo:page-height="29.7cm" style:num-format="1" style:print-orientation="portrait" fo:margin-top="1.36cm" fo:margin-bottom="1.36cm" fo:margin-left="3.175cm" fo:margin-right="3.175cm" style:writing-mode="lr-tb" style:layout-grid-color="#c0c0c0" style:layout-grid-lines="41"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143cm" fo:margin-left="0cm" fo:margin-right="0cm" fo:margin-bottom="1.044cm" style:dynamic-spacing="true"/>
      </style:header-style>
      <style:footer-style>
        <style:header-footer-properties fo:min-height="2.286cm" fo:margin-left="0cm" fo:margin-right="0cm" fo:margin-top="2.187cm" style:dynamic-spacing="true"/>
      </style:footer-style>
    </style:page-layout>
  </office:automatic-styles>
  <office:master-styles>
    <style:master-page style:name="Standard" style:page-layout-name="pm1"/>
    <style:master-page style:name="Converter_20_1" style:display-name="Converter 1" style:page-layout-name="pm2">
      <style:header>
        <text:p text:style-name="Header"/>
      </style:header>
      <style:footer>
        <text:p text:style-name="P1">Draft Version 1.0 November 1999<text:tab/>Page <text:span text:style-name="Page_20_Number"><text:page-number text:select-page="current">10</text:page-number></text:span></text:p>
      </style:footer>
    </style:master-page>
    <style:master-page style:name="Converter_20_2" style:display-name="Converter 2" style:page-layout-name="pm3">
      <style:header>
        <text:p text:style-name="Header"/>
      </style:header>
      <style:footer>
        <text:p text:style-name="Footer"/>
      </style:footer>
    </style:master-page>
    <style:master-page style:name="Converter_20_3" style:display-name="Converter 3" style:page-layout-name="pm4">
      <style:header>
        <text:p text:style-name="P2">Plano de Projeto<text:tab/>Escola</text:p>
      </style:header>
      <style:footer>
        <text:p text:style-name="P1"><text:tab/>Página  <text:span text:style-name="Page_20_Number"><text:page-number text:select-page="current">10</text:page-number></text:span></text:p>
      </style:footer>
    </style:master-page>
    <style:master-page style:name="Converter_20_4" style:display-name="Converter 4" style:page-layout-name="pm5">
      <style:header>
        <text:p text:style-name="P3">Plano de Projeto<text:tab/>Escola</text:p>
      </style:header>
      <style:footer>
        <text:p text:style-name="P4"/>
      </style:footer>
    </style:master-page>
    <style:master-page style:name="Converter_20_5" style:display-name="Converter 5" style:page-layout-name="pm5">
      <style:header>
        <text:p text:style-name="P2">Plano de Projeto<text:tab/></text:p>
      </style:header>
      <style:footer>
        <text:p text:style-name="P4"/>
      </style:footer>
    </style:master-page>
    <style:master-page style:name="Converter_20_6" style:display-name="Converter 6" style:page-layout-name="pm6">
      <style:header>
        <text:p text:style-name="P3">Plano de Gerência de Projeto<text:tab/></text:p>
      </style:header>
      <style:footer>
        <table:table table:name="Tabela9" table:style-name="Tabela9">
          <table:table-column table:style-name="Tabela9.A"/>
          <table:table-column table:style-name="Tabela9.B"/>
          <table:table-column table:style-name="Tabela9.C"/>
          <table:table-column table:style-name="Tabela9.D"/>
          <table:table-row table:style-name="Tabela9.1">
            <table:table-cell table:style-name="Tabela9.A1" office:value-type="string">
              <text:p text:style-name="P5">Escola</text:p>
            </table:table-cell>
            <table:table-cell table:style-name="Tabela9.A1" office:value-type="string">
              <text:p text:style-name="P6"><text:span text:style-name="T2">05/03/2007</text:span><text:span text:style-name="T3"> </text:span></text:p>
            </table:table-cell>
            <table:table-cell table:style-name="Tabela9.A1" office:value-type="string">
              <text:p text:style-name="P5">Revisão 0.1</text:p>
            </table:table-cell>
            <table:table-cell table:style-name="Tabela9.D1" office:value-type="string">
              <text:p text:style-name="P6"><text:span text:style-name="T4">Página </text:span><text:span text:style-name="T5"><text:page-number text:select-page="current">10</text:page-number></text:span></text:p>
            </table:table-cell>
          </table:table-row>
        </table:table>
        <text:p text:style-name="P4"/>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Linux OpenOffice.org_project/680m14$Build-9134</meta:generator>
    <dc:title>IT Project Plan Template Version 0.3</dc:title>
    <dc:description>The format and contents of IT project management plans, applicable to any type or size of IT project, are described. The elements that should appear in all IT project management plans are identified.

</dc:description>
    <meta:initial-creator>Jones</meta:initial-creator>
    <meta:creation-date>1999-08-12T16:16:00</meta:creation-date>
    <dc:creator>lucena</dc:creator>
    <dc:date>2007-06-20T17:44:28</dc:date>
    <meta:printed-by>a a</meta:printed-by>
    <meta:print-date>2007-03-07T12:01:56</meta:print-date>
    <meta:keyword>management plans</meta:keyword>
    <meta:keyword>software project management plans</meta:keyword>
    <meta:keyword>IT project management plans</meta:keyword>
    <dc:language>pt-BR</dc:language>
    <meta:editing-cycles>419</meta:editing-cycles>
    <meta:editing-duration>P1DT2H40M13S</meta:editing-duration>
    <meta:user-defined meta:name="Info 1"/>
    <meta:user-defined meta:name="Info 2"/>
    <meta:user-defined meta:name="Info 3"/>
    <meta:user-defined meta:name="Info 4"/>
    <meta:document-statistic meta:table-count="5" meta:image-count="0" meta:object-count="0" meta:page-count="14" meta:paragraph-count="267" meta:word-count="3985" meta:character-count="25639"/>
  </office:meta>
</office:document-meta>
</file>